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9"/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91.76pt" svg:height="394.84pt" svg:x="656.7pt" svg:y="54.14pt">
            <loext:p draw:notify-on-update-of-ranges="Sheet1.I5:Sheet1.I50 Sheet1.J5:Sheet1.J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ClCdCurve: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  <table:table-cell/>
          <table:table-cell table:formula="of:=1.28*SIN([.H5]*PI()/180)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E5]*2" office:value-type="float" office:value="0.0128" calcext:value-type="float">
            <text:p>0.0128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2" calcext:value-type="float">
            <text:p>2</text:p>
          </table:table-cell>
          <table:table-cell office:value-type="float" office:value="0.228347276840091" calcext:value-type="float">
            <text:p>0.228347276840091</text:p>
          </table:table-cell>
          <table:table-cell office:value-type="float" office:value="0.0493508828954237" calcext:value-type="float">
            <text:p>0.049350882895424</text:p>
          </table:table-cell>
          <table:table-cell/>
          <table:table-cell table:formula="of:=1.28*SIN([.H6]*PI()/180)" office:value-type="float" office:value="0.0446713557792012" calcext:value-type="float">
            <text:p>0.044671355779201</text:p>
          </table:table-cell>
          <table:table-cell table:formula="of:=[.C6]" office:value-type="float" office:value="2" calcext:value-type="float">
            <text:p>2</text:p>
          </table:table-cell>
          <table:table-cell table:formula="of:=[.E6]" office:value-type="float" office:value="0.0493508828954237" calcext:value-type="float">
            <text:p>0.049350882895424</text:p>
          </table:table-cell>
          <table:table-cell table:formula="of:=[.D6]" office:value-type="float" office:value="0.228347276840091" calcext:value-type="float">
            <text:p>0.228347276840091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4" calcext:value-type="float">
            <text:p>4</text:p>
          </table:table-cell>
          <table:table-cell office:value-type="float" office:value="0.454607734470159" calcext:value-type="float">
            <text:p>0.454607734470159</text:p>
          </table:table-cell>
          <table:table-cell office:value-type="float" office:value="0.0923590450669915" calcext:value-type="float">
            <text:p>0.092359045066992</text:p>
          </table:table-cell>
          <table:table-cell/>
          <table:table-cell table:formula="of:=1.28*SIN([.H7]*PI()/180)" office:value-type="float" office:value="0.0892882863924804" calcext:value-type="float">
            <text:p>0.08928828639248</text:p>
          </table:table-cell>
          <table:table-cell table:formula="of:=[.C7]" office:value-type="float" office:value="4" calcext:value-type="float">
            <text:p>4</text:p>
          </table:table-cell>
          <table:table-cell table:formula="of:=[.E7]" office:value-type="float" office:value="0.0923590450669915" calcext:value-type="float">
            <text:p>0.092359045066992</text:p>
          </table:table-cell>
          <table:table-cell table:formula="of:=[.D7]" office:value-type="float" office:value="0.454607734470159" calcext:value-type="float">
            <text:p>0.454607734470159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6" calcext:value-type="float">
            <text:p>6</text:p>
          </table:table-cell>
          <table:table-cell office:value-type="float" office:value="0.676694553680181" calcext:value-type="float">
            <text:p>0.676694553680181</text:p>
          </table:table-cell>
          <table:table-cell office:value-type="float" office:value="0.135481765790847" calcext:value-type="float">
            <text:p>0.135481765790847</text:p>
          </table:table-cell>
          <table:table-cell/>
          <table:table-cell table:formula="of:=1.28*SIN([.H8]*PI()/180)" office:value-type="float" office:value="0.133796432982596" calcext:value-type="float">
            <text:p>0.133796432982596</text:p>
          </table:table-cell>
          <table:table-cell table:formula="of:=[.C8]" office:value-type="float" office:value="6" calcext:value-type="float">
            <text:p>6</text:p>
          </table:table-cell>
          <table:table-cell table:formula="of:=[.E8]" office:value-type="float" office:value="0.135481765790847" calcext:value-type="float">
            <text:p>0.135481765790847</text:p>
          </table:table-cell>
          <table:table-cell table:formula="of:=[.D8]" office:value-type="float" office:value="0.676694553680181" calcext:value-type="float">
            <text:p>0.676694553680181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8" calcext:value-type="float">
            <text:p>8</text:p>
          </table:table-cell>
          <table:table-cell office:value-type="float" office:value="0.892520915260136" calcext:value-type="float">
            <text:p>0.892520915260136</text:p>
          </table:table-cell>
          <table:table-cell office:value-type="float" office:value="0.178776324343136" calcext:value-type="float">
            <text:p>0.178776324343136</text:p>
          </table:table-cell>
          <table:table-cell/>
          <table:table-cell table:formula="of:=1.28*SIN([.H9]*PI()/180)" office:value-type="float" office:value="0.178141569228884" calcext:value-type="float">
            <text:p>0.178141569228884</text:p>
          </table:table-cell>
          <table:table-cell table:formula="of:=[.C9]" office:value-type="float" office:value="8" calcext:value-type="float">
            <text:p>8</text:p>
          </table:table-cell>
          <table:table-cell table:formula="of:=[.E9]" office:value-type="float" office:value="0.178776324343136" calcext:value-type="float">
            <text:p>0.178776324343136</text:p>
          </table:table-cell>
          <table:table-cell table:formula="of:=[.D9]" office:value-type="float" office:value="0.892520915260136" calcext:value-type="float">
            <text:p>0.892520915260136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0.2223" calcext:value-type="float">
            <text:p>0.2223</text:p>
          </table:table-cell>
          <table:table-cell/>
          <table:table-cell table:formula="of:=1.28*SIN([.H10]*PI()/180)" office:value-type="float" office:value="0.222269667413671" calcext:value-type="float">
            <text:p>0.222269667413671</text:p>
          </table:table-cell>
          <table:table-cell table:formula="of:=[.C10]" office:value-type="float" office:value="10" calcext:value-type="float">
            <text:p>10</text:p>
          </table:table-cell>
          <table:table-cell table:formula="of:=[.E10]" office:value-type="float" office:value="0.2223" calcext:value-type="float">
            <text:p>0.2223</text:p>
          </table:table-cell>
          <table:table-cell table:formula="of:=[.D10]" office:value-type="float" office:value="1.1" calcext:value-type="float">
            <text:p>1.1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2" calcext:value-type="float">
            <text:p>12</text:p>
          </table:table-cell>
          <table:table-cell office:value-type="float" office:value="1.27963635592483" calcext:value-type="float">
            <text:p>1.27963635592483</text:p>
          </table:table-cell>
          <table:table-cell office:value-type="float" office:value="0.266039594571081" calcext:value-type="float">
            <text:p>0.266039594571081</text:p>
          </table:table-cell>
          <table:table-cell/>
          <table:table-cell table:formula="of:=1.28*SIN([.H11]*PI()/180)" office:value-type="float" office:value="0.266126964246732" calcext:value-type="float">
            <text:p>0.266126964246732</text:p>
          </table:table-cell>
          <table:table-cell table:formula="of:=[.C11]" office:value-type="float" office:value="12" calcext:value-type="float">
            <text:p>12</text:p>
          </table:table-cell>
          <table:table-cell table:formula="of:=[.E11]" office:value-type="float" office:value="0.266039594571081" calcext:value-type="float">
            <text:p>0.266039594571081</text:p>
          </table:table-cell>
          <table:table-cell table:formula="of:=[.D11]" office:value-type="float" office:value="1.27963635592483" calcext:value-type="float">
            <text:p>1.279636355924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4" calcext:value-type="float">
            <text:p>14</text:p>
          </table:table-cell>
          <table:table-cell office:value-type="float" office:value="1.3423" calcext:value-type="float">
            <text:p>1.3423</text:p>
          </table:table-cell>
          <table:table-cell office:value-type="float" office:value="0.3097" calcext:value-type="float">
            <text:p>0.3097</text:p>
          </table:table-cell>
          <table:table-cell/>
          <table:table-cell table:formula="of:=1.28*SIN([.H12]*PI()/180)" office:value-type="float" office:value="0.309660026367575" calcext:value-type="float">
            <text:p>0.309660026367575</text:p>
          </table:table-cell>
          <table:table-cell table:formula="of:=[.C12]" office:value-type="float" office:value="14" calcext:value-type="float">
            <text:p>14</text:p>
          </table:table-cell>
          <table:table-cell table:formula="of:=[.E12]" office:value-type="float" office:value="0.3097" calcext:value-type="float">
            <text:p>0.3097</text:p>
          </table:table-cell>
          <table:table-cell table:formula="of:=[.D12]" office:value-type="float" office:value="1.3423" calcext:value-type="float">
            <text:p>1.34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6" calcext:value-type="float">
            <text:p>16</text:p>
          </table:table-cell>
          <table:table-cell office:value-type="float" office:value="1.22072014964329" calcext:value-type="float">
            <text:p>1.22072014964329</text:p>
          </table:table-cell>
          <table:table-cell office:value-type="float" office:value="0.352961918682211" calcext:value-type="float">
            <text:p>0.352961918682211</text:p>
          </table:table-cell>
          <table:table-cell/>
          <table:table-cell table:formula="of:=1.28*SIN([.H13]*PI()/180)" office:value-type="float" office:value="0.352815815445759" calcext:value-type="float">
            <text:p>0.352815815445759</text:p>
          </table:table-cell>
          <table:table-cell table:formula="of:=[.C13]" office:value-type="float" office:value="16" calcext:value-type="float">
            <text:p>16</text:p>
          </table:table-cell>
          <table:table-cell table:formula="of:=[.E13]" office:value-type="float" office:value="0.352961918682211" calcext:value-type="float">
            <text:p>0.352961918682211</text:p>
          </table:table-cell>
          <table:table-cell table:formula="of:=[.D13]" office:value-type="float" office:value="1.22072014964329" calcext:value-type="float">
            <text:p>1.22072014964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8" calcext:value-type="float">
            <text:p>18</text:p>
          </table:table-cell>
          <table:table-cell office:value-type="float" office:value="1.00469735514181" calcext:value-type="float">
            <text:p>1.00469735514181</text:p>
          </table:table-cell>
          <table:table-cell office:value-type="float" office:value="0.395691204686503" calcext:value-type="float">
            <text:p>0.395691204686503</text:p>
          </table:table-cell>
          <table:table-cell/>
          <table:table-cell table:formula="of:=1.28*SIN([.H14]*PI()/180)" office:value-type="float" office:value="0.395541752799933" calcext:value-type="float">
            <text:p>0.395541752799933</text:p>
          </table:table-cell>
          <table:table-cell table:formula="of:=[.C14]" office:value-type="float" office:value="18" calcext:value-type="float">
            <text:p>18</text:p>
          </table:table-cell>
          <table:table-cell table:formula="of:=[.E14]" office:value-type="float" office:value="0.395691204686503" calcext:value-type="float">
            <text:p>0.395691204686503</text:p>
          </table:table-cell>
          <table:table-cell table:formula="of:=[.D14]" office:value-type="float" office:value="1.00469735514181" calcext:value-type="float">
            <text:p>1.004697355141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20" calcext:value-type="float">
            <text:p>20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4378" calcext:value-type="float">
            <text:p>0.4378</text:p>
          </table:table-cell>
          <table:table-cell/>
          <table:table-cell table:formula="of:=1.28*SIN([.H15]*PI()/180)" office:value-type="float" office:value="0.437785783456856" calcext:value-type="float">
            <text:p>0.437785783456856</text:p>
          </table:table-cell>
          <table:table-cell table:formula="of:=[.C15]" office:value-type="float" office:value="20" calcext:value-type="float">
            <text:p>20</text:p>
          </table:table-cell>
          <table:table-cell table:formula="of:=[.E15]" office:value-type="float" office:value="0.4378" calcext:value-type="float">
            <text:p>0.4378</text:p>
          </table:table-cell>
          <table:table-cell table:formula="of:=[.D15]" office:value-type="float" office:value="0.8233" calcext:value-type="float">
            <text:p>0.82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22" calcext:value-type="float">
            <text:p>22</text:p>
          </table:table-cell>
          <table:table-cell office:value-type="float" office:value="0.776290126525641" calcext:value-type="float">
            <text:p>0.776290126525641</text:p>
          </table:table-cell>
          <table:table-cell office:value-type="float" office:value="0.479248820502622" calcext:value-type="float">
            <text:p>0.479248820502622</text:p>
          </table:table-cell>
          <table:table-cell/>
          <table:table-cell table:formula="of:=1.28*SIN([.H16]*PI()/180)" office:value-type="float" office:value="0.479496439572367" calcext:value-type="float">
            <text:p>0.479496439572367</text:p>
          </table:table-cell>
          <table:table-cell table:formula="of:=[.C16]" office:value-type="float" office:value="22" calcext:value-type="float">
            <text:p>22</text:p>
          </table:table-cell>
          <table:table-cell table:formula="of:=[.E16]" office:value-type="float" office:value="0.479248820502622" calcext:value-type="float">
            <text:p>0.479248820502622</text:p>
          </table:table-cell>
          <table:table-cell table:formula="of:=[.D16]" office:value-type="float" office:value="0.776290126525641" calcext:value-type="float">
            <text:p>0.7762901265256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24" calcext:value-type="float">
            <text:p>24</text:p>
          </table:table-cell>
          <table:table-cell office:value-type="float" office:value="0.846204412239926" calcext:value-type="float">
            <text:p>0.846204412239926</text:p>
          </table:table-cell>
          <table:table-cell office:value-type="float" office:value="0.52019167764548" calcext:value-type="float">
            <text:p>0.52019167764548</text:p>
          </table:table-cell>
          <table:table-cell/>
          <table:table-cell table:formula="of:=1.28*SIN([.H17]*PI()/180)" office:value-type="float" office:value="0.520622903137024" calcext:value-type="float">
            <text:p>0.520622903137024</text:p>
          </table:table-cell>
          <table:table-cell table:formula="of:=[.C17]" office:value-type="float" office:value="24" calcext:value-type="float">
            <text:p>24</text:p>
          </table:table-cell>
          <table:table-cell table:formula="of:=[.E17]" office:value-type="float" office:value="0.52019167764548" calcext:value-type="float">
            <text:p>0.52019167764548</text:p>
          </table:table-cell>
          <table:table-cell table:formula="of:=[.D17]" office:value-type="float" office:value="0.846204412239926" calcext:value-type="float">
            <text:p>0.846204412239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26" calcext:value-type="float">
            <text:p>26</text:p>
          </table:table-cell>
          <table:table-cell office:value-type="float" office:value="0.982486989239379" calcext:value-type="float">
            <text:p>0.982486989239379</text:p>
          </table:table-cell>
          <table:table-cell office:value-type="float" office:value="0.556448815908774" calcext:value-type="float">
            <text:p>0.556448815908774</text:p>
          </table:table-cell>
          <table:table-cell/>
          <table:table-cell table:formula="of:=1.28*SIN([.H18]*PI()/180)" office:value-type="float" office:value="0.561115067890019" calcext:value-type="float">
            <text:p>0.561115067890019</text:p>
          </table:table-cell>
          <table:table-cell table:formula="of:=[.C18]" office:value-type="float" office:value="26" calcext:value-type="float">
            <text:p>26</text:p>
          </table:table-cell>
          <table:table-cell table:formula="of:=[.E18]" office:value-type="float" office:value="0.556448815908774" calcext:value-type="float">
            <text:p>0.556448815908774</text:p>
          </table:table-cell>
          <table:table-cell table:formula="of:=[.D18]" office:value-type="float" office:value="0.982486989239379" calcext:value-type="float">
            <text:p>0.982486989239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28" calcext:value-type="float">
            <text:p>28</text:p>
          </table:table-cell>
          <table:table-cell office:value-type="float" office:value="1.0947837012472" calcext:value-type="float">
            <text:p>1.0947837012472</text:p>
          </table:table-cell>
          <table:table-cell office:value-type="float" office:value="0.577354929890378" calcext:value-type="float">
            <text:p>0.577354929890378</text:p>
          </table:table-cell>
          <table:table-cell/>
          <table:table-cell table:formula="of:=1.28*SIN([.H19]*PI()/180)" office:value-type="float" office:value="0.60092360036594" calcext:value-type="float">
            <text:p>0.60092360036594</text:p>
          </table:table-cell>
          <table:table-cell table:formula="of:=[.C19]" office:value-type="float" office:value="28" calcext:value-type="float">
            <text:p>28</text:p>
          </table:table-cell>
          <table:table-cell table:formula="of:=[.E19]" office:value-type="float" office:value="0.577354929890378" calcext:value-type="float">
            <text:p>0.577354929890378</text:p>
          </table:table-cell>
          <table:table-cell table:formula="of:=[.D19]" office:value-type="float" office:value="1.0947837012472" calcext:value-type="float">
            <text:p>1.09478370124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30" calcext:value-type="float">
            <text:p>30</text:p>
          </table:table-cell>
          <table:table-cell office:value-type="float" office:value="1.11255151192363" calcext:value-type="float">
            <text:p>1.11255151192363</text:p>
          </table:table-cell>
          <table:table-cell office:value-type="float" office:value="0.607670827843927" calcext:value-type="float">
            <text:p>0.607670827843927</text:p>
          </table:table-cell>
          <table:table-cell table:number-columns-repeated="2"/>
          <table:table-cell table:formula="of:=[.C20]" office:value-type="float" office:value="30" calcext:value-type="float">
            <text:p>30</text:p>
          </table:table-cell>
          <table:table-cell table:formula="of:=[.E20]" office:value-type="float" office:value="0.607670827843927" calcext:value-type="float">
            <text:p>0.607670827843927</text:p>
          </table:table-cell>
          <table:table-cell table:formula="of:=[.D20]" office:value-type="float" office:value="1.11255151192363" calcext:value-type="float">
            <text:p>1.112551511923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32" calcext:value-type="float">
            <text:p>32</text:p>
          </table:table-cell>
          <table:table-cell office:value-type="float" office:value="1.05472422755289" calcext:value-type="float">
            <text:p>1.05472422755289</text:p>
          </table:table-cell>
          <table:table-cell office:value-type="float" office:value="0.660056002919582" calcext:value-type="float">
            <text:p>0.660056002919582</text:p>
          </table:table-cell>
          <table:table-cell table:number-columns-repeated="2"/>
          <table:table-cell table:formula="of:=[.C21]" office:value-type="float" office:value="32" calcext:value-type="float">
            <text:p>32</text:p>
          </table:table-cell>
          <table:table-cell table:formula="of:=[.E21]" office:value-type="float" office:value="0.660056002919582" calcext:value-type="float">
            <text:p>0.660056002919582</text:p>
          </table:table-cell>
          <table:table-cell table:formula="of:=[.D21]" office:value-type="float" office:value="1.05472422755289" calcext:value-type="float">
            <text:p>1.05472422755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34" calcext:value-type="float">
            <text:p>34</text:p>
          </table:table-cell>
          <table:table-cell office:value-type="float" office:value="1.01007612317003" calcext:value-type="float">
            <text:p>1.01007612317003</text:p>
          </table:table-cell>
          <table:table-cell office:value-type="float" office:value="0.73124" calcext:value-type="float">
            <text:p>0.73124</text:p>
          </table:table-cell>
          <table:table-cell table:number-columns-repeated="2"/>
          <table:table-cell table:formula="of:=[.C22]" office:value-type="float" office:value="34" calcext:value-type="float">
            <text:p>34</text:p>
          </table:table-cell>
          <table:table-cell table:formula="of:=[.E22]" office:value-type="float" office:value="0.73124" calcext:value-type="float">
            <text:p>0.73124</text:p>
          </table:table-cell>
          <table:table-cell table:formula="of:=[.D22]" office:value-type="float" office:value="1.01007612317003" calcext:value-type="float">
            <text:p>1.01007612317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36" calcext:value-type="float">
            <text:p>36</text:p>
          </table:table-cell>
          <table:table-cell office:value-type="float" office:value="1.02714103759877" calcext:value-type="float">
            <text:p>1.02714103759877</text:p>
          </table:table-cell>
          <table:table-cell office:value-type="float" office:value="0.8064" calcext:value-type="float">
            <text:p>0.8064</text:p>
          </table:table-cell>
          <table:table-cell table:number-columns-repeated="2"/>
          <table:table-cell table:formula="of:=[.C23]" office:value-type="float" office:value="36" calcext:value-type="float">
            <text:p>36</text:p>
          </table:table-cell>
          <table:table-cell table:formula="of:=[.E23]" office:value-type="float" office:value="0.8064" calcext:value-type="float">
            <text:p>0.8064</text:p>
          </table:table-cell>
          <table:table-cell table:formula="of:=[.D23]" office:value-type="float" office:value="1.02714103759877" calcext:value-type="float">
            <text:p>1.02714103759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38" calcext:value-type="float">
            <text:p>38</text:p>
          </table:table-cell>
          <table:table-cell office:value-type="float" office:value="1.04791938437808" calcext:value-type="float">
            <text:p>1.04791938437808</text:p>
          </table:table-cell>
          <table:table-cell office:value-type="float" office:value="0.878637037037037" calcext:value-type="float">
            <text:p>0.878637037037037</text:p>
          </table:table-cell>
          <table:table-cell table:number-columns-repeated="2"/>
          <table:table-cell table:formula="of:=[.C24]" office:value-type="float" office:value="38" calcext:value-type="float">
            <text:p>38</text:p>
          </table:table-cell>
          <table:table-cell table:formula="of:=[.E24]" office:value-type="float" office:value="0.878637037037037" calcext:value-type="float">
            <text:p>0.878637037037037</text:p>
          </table:table-cell>
          <table:table-cell table:formula="of:=[.D24]" office:value-type="float" office:value="1.04791938437808" calcext:value-type="float">
            <text:p>1.047919384378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40" calcext:value-type="float">
            <text:p>40</text:p>
          </table:table-cell>
          <table:table-cell office:value-type="float" office:value="1.06359237325318" calcext:value-type="float">
            <text:p>1.06359237325318</text:p>
          </table:table-cell>
          <table:table-cell office:value-type="float" office:value="0.948148148148148" calcext:value-type="float">
            <text:p>0.948148148148148</text:p>
          </table:table-cell>
          <table:table-cell table:number-columns-repeated="2"/>
          <table:table-cell table:formula="of:=[.C25]" office:value-type="float" office:value="40" calcext:value-type="float">
            <text:p>40</text:p>
          </table:table-cell>
          <table:table-cell table:formula="of:=[.E25]" office:value-type="float" office:value="0.948148148148148" calcext:value-type="float">
            <text:p>0.948148148148148</text:p>
          </table:table-cell>
          <table:table-cell table:formula="of:=[.D25]" office:value-type="float" office:value="1.06359237325318" calcext:value-type="float">
            <text:p>1.06359237325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42" calcext:value-type="float">
            <text:p>42</text:p>
          </table:table-cell>
          <table:table-cell office:value-type="float" office:value="1.07408364699774" calcext:value-type="float">
            <text:p>1.07408364699774</text:p>
          </table:table-cell>
          <table:table-cell office:value-type="float" office:value="1.01493333333333" calcext:value-type="float">
            <text:p>1.01493333333333</text:p>
          </table:table-cell>
          <table:table-cell table:number-columns-repeated="2"/>
          <table:table-cell table:formula="of:=[.C26]" office:value-type="float" office:value="42" calcext:value-type="float">
            <text:p>42</text:p>
          </table:table-cell>
          <table:table-cell table:formula="of:=[.E26]" office:value-type="float" office:value="1.01493333333333" calcext:value-type="float">
            <text:p>1.01493333333333</text:p>
          </table:table-cell>
          <table:table-cell table:formula="of:=[.D26]" office:value-type="float" office:value="1.07408364699774" calcext:value-type="float">
            <text:p>1.07408364699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44" calcext:value-type="float">
            <text:p>44</text:p>
          </table:table-cell>
          <table:table-cell office:value-type="float" office:value="1.07934209318062" calcext:value-type="float">
            <text:p>1.07934209318062</text:p>
          </table:table-cell>
          <table:table-cell office:value-type="float" office:value="1.07899259259259" calcext:value-type="float">
            <text:p>1.07899259259259</text:p>
          </table:table-cell>
          <table:table-cell table:number-columns-repeated="2"/>
          <table:table-cell table:formula="of:=[.C27]" office:value-type="float" office:value="44" calcext:value-type="float">
            <text:p>44</text:p>
          </table:table-cell>
          <table:table-cell table:formula="of:=[.E27]" office:value-type="float" office:value="1.07899259259259" calcext:value-type="float">
            <text:p>1.07899259259259</text:p>
          </table:table-cell>
          <table:table-cell table:formula="of:=[.D27]" office:value-type="float" office:value="1.07934209318062" calcext:value-type="float">
            <text:p>1.07934209318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46" calcext:value-type="float">
            <text:p>46</text:p>
          </table:table-cell>
          <table:table-cell office:value-type="float" office:value="1.07934209318062" calcext:value-type="float">
            <text:p>1.07934209318062</text:p>
          </table:table-cell>
          <table:table-cell office:value-type="float" office:value="1.14032592592593" calcext:value-type="float">
            <text:p>1.14032592592593</text:p>
          </table:table-cell>
          <table:table-cell table:number-columns-repeated="2"/>
          <table:table-cell table:formula="of:=[.C28]" office:value-type="float" office:value="46" calcext:value-type="float">
            <text:p>46</text:p>
          </table:table-cell>
          <table:table-cell table:formula="of:=[.E28]" office:value-type="float" office:value="1.14032592592593" calcext:value-type="float">
            <text:p>1.14032592592593</text:p>
          </table:table-cell>
          <table:table-cell table:formula="of:=[.D28]" office:value-type="float" office:value="1.07934209318062" calcext:value-type="float">
            <text:p>1.07934209318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48" calcext:value-type="float">
            <text:p>48</text:p>
          </table:table-cell>
          <table:table-cell office:value-type="float" office:value="1.07408364699774" calcext:value-type="float">
            <text:p>1.07408364699774</text:p>
          </table:table-cell>
          <table:table-cell office:value-type="float" office:value="1.19893333333333" calcext:value-type="float">
            <text:p>1.19893333333333</text:p>
          </table:table-cell>
          <table:table-cell table:number-columns-repeated="2"/>
          <table:table-cell table:formula="of:=[.C29]" office:value-type="float" office:value="48" calcext:value-type="float">
            <text:p>48</text:p>
          </table:table-cell>
          <table:table-cell table:formula="of:=[.E29]" office:value-type="float" office:value="1.19893333333333" calcext:value-type="float">
            <text:p>1.19893333333333</text:p>
          </table:table-cell>
          <table:table-cell table:formula="of:=[.D29]" office:value-type="float" office:value="1.07408364699774" calcext:value-type="float">
            <text:p>1.07408364699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50" calcext:value-type="float">
            <text:p>50</text:p>
          </table:table-cell>
          <table:table-cell office:value-type="float" office:value="1.06359237325318" calcext:value-type="float">
            <text:p>1.06359237325318</text:p>
          </table:table-cell>
          <table:table-cell office:value-type="float" office:value="1.25481481481481" calcext:value-type="float">
            <text:p>1.25481481481481</text:p>
          </table:table-cell>
          <table:table-cell table:number-columns-repeated="2"/>
          <table:table-cell table:formula="of:=[.C30]" office:value-type="float" office:value="50" calcext:value-type="float">
            <text:p>50</text:p>
          </table:table-cell>
          <table:table-cell table:formula="of:=[.E30]" office:value-type="float" office:value="1.25481481481481" calcext:value-type="float">
            <text:p>1.25481481481481</text:p>
          </table:table-cell>
          <table:table-cell table:formula="of:=[.D30]" office:value-type="float" office:value="1.06359237325318" calcext:value-type="float">
            <text:p>1.06359237325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52" calcext:value-type="float">
            <text:p>52</text:p>
          </table:table-cell>
          <table:table-cell office:value-type="float" office:value="1.04791938437808" calcext:value-type="float">
            <text:p>1.04791938437808</text:p>
          </table:table-cell>
          <table:table-cell office:value-type="float" office:value="1.30797037037037" calcext:value-type="float">
            <text:p>1.30797037037037</text:p>
          </table:table-cell>
          <table:table-cell table:number-columns-repeated="2"/>
          <table:table-cell table:formula="of:=[.C31]" office:value-type="float" office:value="52" calcext:value-type="float">
            <text:p>52</text:p>
          </table:table-cell>
          <table:table-cell table:formula="of:=[.E31]" office:value-type="float" office:value="1.30797037037037" calcext:value-type="float">
            <text:p>1.30797037037037</text:p>
          </table:table-cell>
          <table:table-cell table:formula="of:=[.D31]" office:value-type="float" office:value="1.04791938437808" calcext:value-type="float">
            <text:p>1.047919384378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54" calcext:value-type="float">
            <text:p>54</text:p>
          </table:table-cell>
          <table:table-cell office:value-type="float" office:value="1.02714103759877" calcext:value-type="float">
            <text:p>1.02714103759877</text:p>
          </table:table-cell>
          <table:table-cell office:value-type="float" office:value="1.3584" calcext:value-type="float">
            <text:p>1.3584</text:p>
          </table:table-cell>
          <table:table-cell table:number-columns-repeated="2"/>
          <table:table-cell table:formula="of:=[.C32]" office:value-type="float" office:value="54" calcext:value-type="float">
            <text:p>54</text:p>
          </table:table-cell>
          <table:table-cell table:formula="of:=[.E32]" office:value-type="float" office:value="1.3584" calcext:value-type="float">
            <text:p>1.3584</text:p>
          </table:table-cell>
          <table:table-cell table:formula="of:=[.D32]" office:value-type="float" office:value="1.02714103759877" calcext:value-type="float">
            <text:p>1.02714103759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56" calcext:value-type="float">
            <text:p>56</text:p>
          </table:table-cell>
          <table:table-cell office:value-type="float" office:value="1.00135856293213" calcext:value-type="float">
            <text:p>1.00135856293213</text:p>
          </table:table-cell>
          <table:table-cell office:value-type="float" office:value="1.4061037037037" calcext:value-type="float">
            <text:p>1.4061037037037</text:p>
          </table:table-cell>
          <table:table-cell table:number-columns-repeated="2"/>
          <table:table-cell table:formula="of:=[.C33]" office:value-type="float" office:value="56" calcext:value-type="float">
            <text:p>56</text:p>
          </table:table-cell>
          <table:table-cell table:formula="of:=[.E33]" office:value-type="float" office:value="1.4061037037037" calcext:value-type="float">
            <text:p>1.4061037037037</text:p>
          </table:table-cell>
          <table:table-cell table:formula="of:=[.D33]" office:value-type="float" office:value="1.00135856293213" calcext:value-type="float">
            <text:p>1.00135856293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58" calcext:value-type="float">
            <text:p>58</text:p>
          </table:table-cell>
          <table:table-cell office:value-type="float" office:value="0.9706975700031" calcext:value-type="float">
            <text:p>0.9706975700031</text:p>
          </table:table-cell>
          <table:table-cell office:value-type="float" office:value="1.45108148148148" calcext:value-type="float">
            <text:p>1.45108148148148</text:p>
          </table:table-cell>
          <table:table-cell table:number-columns-repeated="2"/>
          <table:table-cell table:formula="of:=[.C34]" office:value-type="float" office:value="58" calcext:value-type="float">
            <text:p>58</text:p>
          </table:table-cell>
          <table:table-cell table:formula="of:=[.E34]" office:value-type="float" office:value="1.45108148148148" calcext:value-type="float">
            <text:p>1.45108148148148</text:p>
          </table:table-cell>
          <table:table-cell table:formula="of:=[.D34]" office:value-type="float" office:value="0.9706975700031" calcext:value-type="float">
            <text:p>0.9706975700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60" calcext:value-type="float">
            <text:p>60</text:p>
          </table:table-cell>
          <table:table-cell office:value-type="float" office:value="0.935307436087194" calcext:value-type="float">
            <text:p>0.935307436087194</text:p>
          </table:table-cell>
          <table:table-cell office:value-type="float" office:value="1.49333333333333" calcext:value-type="float">
            <text:p>1.49333333333333</text:p>
          </table:table-cell>
          <table:table-cell table:number-columns-repeated="2"/>
          <table:table-cell table:formula="of:=[.C35]" office:value-type="float" office:value="60" calcext:value-type="float">
            <text:p>60</text:p>
          </table:table-cell>
          <table:table-cell table:formula="of:=[.E35]" office:value-type="float" office:value="1.49333333333333" calcext:value-type="float">
            <text:p>1.49333333333333</text:p>
          </table:table-cell>
          <table:table-cell table:formula="of:=[.D35]" office:value-type="float" office:value="0.935307436087194" calcext:value-type="float">
            <text:p>0.935307436087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62" calcext:value-type="float">
            <text:p>62</text:p>
          </table:table-cell>
          <table:table-cell office:value-type="float" office:value="0.895360578359445" calcext:value-type="float">
            <text:p>0.895360578359445</text:p>
          </table:table-cell>
          <table:table-cell office:value-type="float" office:value="1.53285925925926" calcext:value-type="float">
            <text:p>1.53285925925926</text:p>
          </table:table-cell>
          <table:table-cell table:number-columns-repeated="2"/>
          <table:table-cell table:formula="of:=[.C36]" office:value-type="float" office:value="62" calcext:value-type="float">
            <text:p>62</text:p>
          </table:table-cell>
          <table:table-cell table:formula="of:=[.E36]" office:value-type="float" office:value="1.53285925925926" calcext:value-type="float">
            <text:p>1.53285925925926</text:p>
          </table:table-cell>
          <table:table-cell table:formula="of:=[.D36]" office:value-type="float" office:value="0.895360578359445" calcext:value-type="float">
            <text:p>0.8953605783594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64" calcext:value-type="float">
            <text:p>64</text:p>
          </table:table-cell>
          <table:table-cell office:value-type="float" office:value="0.85105161389526" calcext:value-type="float">
            <text:p>0.85105161389526</text:p>
          </table:table-cell>
          <table:table-cell office:value-type="float" office:value="1.56965925925926" calcext:value-type="float">
            <text:p>1.56965925925926</text:p>
          </table:table-cell>
          <table:table-cell table:number-columns-repeated="2"/>
          <table:table-cell table:formula="of:=[.C37]" office:value-type="float" office:value="64" calcext:value-type="float">
            <text:p>64</text:p>
          </table:table-cell>
          <table:table-cell table:formula="of:=[.E37]" office:value-type="float" office:value="1.56965925925926" calcext:value-type="float">
            <text:p>1.56965925925926</text:p>
          </table:table-cell>
          <table:table-cell table:formula="of:=[.D37]" office:value-type="float" office:value="0.85105161389526" calcext:value-type="float">
            <text:p>0.85105161389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66" calcext:value-type="float">
            <text:p>66</text:p>
          </table:table-cell>
          <table:table-cell office:value-type="float" office:value="0.802596411515586" calcext:value-type="float">
            <text:p>0.802596411515586</text:p>
          </table:table-cell>
          <table:table-cell office:value-type="float" office:value="1.60373333333333" calcext:value-type="float">
            <text:p>1.60373333333333</text:p>
          </table:table-cell>
          <table:table-cell table:number-columns-repeated="2"/>
          <table:table-cell table:formula="of:=[.C38]" office:value-type="float" office:value="66" calcext:value-type="float">
            <text:p>66</text:p>
          </table:table-cell>
          <table:table-cell table:formula="of:=[.E38]" office:value-type="float" office:value="1.60373333333333" calcext:value-type="float">
            <text:p>1.60373333333333</text:p>
          </table:table-cell>
          <table:table-cell table:formula="of:=[.D38]" office:value-type="float" office:value="0.802596411515586" calcext:value-type="float">
            <text:p>0.802596411515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68" calcext:value-type="float">
            <text:p>68</text:p>
          </table:table-cell>
          <table:table-cell office:value-type="float" office:value="0.750231040095717" calcext:value-type="float">
            <text:p>0.750231040095717</text:p>
          </table:table-cell>
          <table:table-cell office:value-type="float" office:value="1.63508148148148" calcext:value-type="float">
            <text:p>1.63508148148148</text:p>
          </table:table-cell>
          <table:table-cell table:number-columns-repeated="2"/>
          <table:table-cell table:formula="of:=[.C39]" office:value-type="float" office:value="68" calcext:value-type="float">
            <text:p>68</text:p>
          </table:table-cell>
          <table:table-cell table:formula="of:=[.E39]" office:value-type="float" office:value="1.63508148148148" calcext:value-type="float">
            <text:p>1.63508148148148</text:p>
          </table:table-cell>
          <table:table-cell table:formula="of:=[.D39]" office:value-type="float" office:value="0.750231040095717" calcext:value-type="float">
            <text:p>0.7502310400957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70" calcext:value-type="float">
            <text:p>70</text:p>
          </table:table-cell>
          <table:table-cell office:value-type="float" office:value="0.694210618461463" calcext:value-type="float">
            <text:p>0.694210618461463</text:p>
          </table:table-cell>
          <table:table-cell office:value-type="float" office:value="1.6637037037037" calcext:value-type="float">
            <text:p>1.6637037037037</text:p>
          </table:table-cell>
          <table:table-cell table:number-columns-repeated="2"/>
          <table:table-cell table:formula="of:=[.C40]" office:value-type="float" office:value="70" calcext:value-type="float">
            <text:p>70</text:p>
          </table:table-cell>
          <table:table-cell table:formula="of:=[.E40]" office:value-type="float" office:value="1.6637037037037" calcext:value-type="float">
            <text:p>1.6637037037037</text:p>
          </table:table-cell>
          <table:table-cell table:formula="of:=[.D40]" office:value-type="float" office:value="0.694210618461463" calcext:value-type="float">
            <text:p>0.694210618461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72" calcext:value-type="float">
            <text:p>72</text:p>
          </table:table-cell>
          <table:table-cell office:value-type="float" office:value="0.634808072475871" calcext:value-type="float">
            <text:p>0.634808072475871</text:p>
          </table:table-cell>
          <table:table-cell office:value-type="float" office:value="1.6896" calcext:value-type="float">
            <text:p>1.6896</text:p>
          </table:table-cell>
          <table:table-cell table:number-columns-repeated="2"/>
          <table:table-cell table:formula="of:=[.C41]" office:value-type="float" office:value="72" calcext:value-type="float">
            <text:p>72</text:p>
          </table:table-cell>
          <table:table-cell table:formula="of:=[.E41]" office:value-type="float" office:value="1.6896" calcext:value-type="float">
            <text:p>1.6896</text:p>
          </table:table-cell>
          <table:table-cell table:formula="of:=[.D41]" office:value-type="float" office:value="0.634808072475871" calcext:value-type="float">
            <text:p>0.634808072475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74" calcext:value-type="float">
            <text:p>74</text:p>
          </table:table-cell>
          <table:table-cell office:value-type="float" office:value="0.572312805371861" calcext:value-type="float">
            <text:p>0.572312805371861</text:p>
          </table:table-cell>
          <table:table-cell office:value-type="float" office:value="1.71277037037037" calcext:value-type="float">
            <text:p>1.71277037037037</text:p>
          </table:table-cell>
          <table:table-cell table:number-columns-repeated="2"/>
          <table:table-cell table:formula="of:=[.C42]" office:value-type="float" office:value="74" calcext:value-type="float">
            <text:p>74</text:p>
          </table:table-cell>
          <table:table-cell table:formula="of:=[.E42]" office:value-type="float" office:value="1.71277037037037" calcext:value-type="float">
            <text:p>1.71277037037037</text:p>
          </table:table-cell>
          <table:table-cell table:formula="of:=[.D42]" office:value-type="float" office:value="0.572312805371861" calcext:value-type="float">
            <text:p>0.572312805371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76" calcext:value-type="float">
            <text:p>76</text:p>
          </table:table-cell>
          <table:table-cell office:value-type="float" office:value="0.507029287808762" calcext:value-type="float">
            <text:p>0.507029287808762</text:p>
          </table:table-cell>
          <table:table-cell office:value-type="float" office:value="1.73321481481482" calcext:value-type="float">
            <text:p>1.73321481481482</text:p>
          </table:table-cell>
          <table:table-cell table:number-columns-repeated="2"/>
          <table:table-cell table:formula="of:=[.C43]" office:value-type="float" office:value="76" calcext:value-type="float">
            <text:p>76</text:p>
          </table:table-cell>
          <table:table-cell table:formula="of:=[.E43]" office:value-type="float" office:value="1.73321481481482" calcext:value-type="float">
            <text:p>1.73321481481482</text:p>
          </table:table-cell>
          <table:table-cell table:formula="of:=[.D43]" office:value-type="float" office:value="0.507029287808762" calcext:value-type="float">
            <text:p>0.507029287808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78" calcext:value-type="float">
            <text:p>78</text:p>
          </table:table-cell>
          <table:table-cell office:value-type="float" office:value="0.439275574521864" calcext:value-type="float">
            <text:p>0.439275574521864</text:p>
          </table:table-cell>
          <table:table-cell office:value-type="float" office:value="1.75093333333333" calcext:value-type="float">
            <text:p>1.75093333333333</text:p>
          </table:table-cell>
          <table:table-cell table:number-columns-repeated="2"/>
          <table:table-cell table:formula="of:=[.C44]" office:value-type="float" office:value="78" calcext:value-type="float">
            <text:p>78</text:p>
          </table:table-cell>
          <table:table-cell table:formula="of:=[.E44]" office:value-type="float" office:value="1.75093333333333" calcext:value-type="float">
            <text:p>1.75093333333333</text:p>
          </table:table-cell>
          <table:table-cell table:formula="of:=[.D44]" office:value-type="float" office:value="0.439275574521864" calcext:value-type="float">
            <text:p>0.4392755745218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80" calcext:value-type="float">
            <text:p>80</text:p>
          </table:table-cell>
          <table:table-cell office:value-type="float" office:value="0.369381754791722" calcext:value-type="float">
            <text:p>0.369381754791722</text:p>
          </table:table-cell>
          <table:table-cell office:value-type="float" office:value="1.76592592592593" calcext:value-type="float">
            <text:p>1.76592592592593</text:p>
          </table:table-cell>
          <table:table-cell table:number-columns-repeated="2"/>
          <table:table-cell table:formula="of:=[.C45]" office:value-type="float" office:value="80" calcext:value-type="float">
            <text:p>80</text:p>
          </table:table-cell>
          <table:table-cell table:formula="of:=[.E45]" office:value-type="float" office:value="1.76592592592593" calcext:value-type="float">
            <text:p>1.76592592592593</text:p>
          </table:table-cell>
          <table:table-cell table:formula="of:=[.D45]" office:value-type="float" office:value="0.369381754791722" calcext:value-type="float">
            <text:p>0.369381754791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82" calcext:value-type="float">
            <text:p>82</text:p>
          </table:table-cell>
          <table:table-cell office:value-type="float" office:value="0.297688344282359" calcext:value-type="float">
            <text:p>0.297688344282359</text:p>
          </table:table-cell>
          <table:table-cell office:value-type="float" office:value="1.77819259259259" calcext:value-type="float">
            <text:p>1.77819259259259</text:p>
          </table:table-cell>
          <table:table-cell table:number-columns-repeated="2"/>
          <table:table-cell table:formula="of:=[.C46]" office:value-type="float" office:value="82" calcext:value-type="float">
            <text:p>82</text:p>
          </table:table-cell>
          <table:table-cell table:formula="of:=[.E46]" office:value-type="float" office:value="1.77819259259259" calcext:value-type="float">
            <text:p>1.77819259259259</text:p>
          </table:table-cell>
          <table:table-cell table:formula="of:=[.D46]" office:value-type="float" office:value="0.297688344282359" calcext:value-type="float">
            <text:p>0.297688344282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84" calcext:value-type="float">
            <text:p>84</text:p>
          </table:table-cell>
          <table:table-cell office:value-type="float" office:value="0.22454462608318" calcext:value-type="float">
            <text:p>0.22454462608318</text:p>
          </table:table-cell>
          <table:table-cell office:value-type="float" office:value="1.78773333333333" calcext:value-type="float">
            <text:p>1.78773333333333</text:p>
          </table:table-cell>
          <table:table-cell table:number-columns-repeated="2"/>
          <table:table-cell table:formula="of:=[.C47]" office:value-type="float" office:value="84" calcext:value-type="float">
            <text:p>84</text:p>
          </table:table-cell>
          <table:table-cell table:formula="of:=[.E47]" office:value-type="float" office:value="1.78773333333333" calcext:value-type="float">
            <text:p>1.78773333333333</text:p>
          </table:table-cell>
          <table:table-cell table:formula="of:=[.D47]" office:value-type="float" office:value="0.22454462608318" calcext:value-type="float">
            <text:p>0.22454462608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86" calcext:value-type="float">
            <text:p>86</text:p>
          </table:table-cell>
          <table:table-cell office:value-type="float" office:value="0.150306949036871" calcext:value-type="float">
            <text:p>0.150306949036871</text:p>
          </table:table-cell>
          <table:table-cell office:value-type="float" office:value="1.79454814814815" calcext:value-type="float">
            <text:p>1.79454814814815</text:p>
          </table:table-cell>
          <table:table-cell table:number-columns-repeated="2"/>
          <table:table-cell table:formula="of:=[.C48]" office:value-type="float" office:value="86" calcext:value-type="float">
            <text:p>86</text:p>
          </table:table-cell>
          <table:table-cell table:formula="of:=[.E48]" office:value-type="float" office:value="1.79454814814815" calcext:value-type="float">
            <text:p>1.79454814814815</text:p>
          </table:table-cell>
          <table:table-cell table:formula="of:=[.D48]" office:value-type="float" office:value="0.150306949036871" calcext:value-type="float">
            <text:p>0.150306949036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88" calcext:value-type="float">
            <text:p>88</text:p>
          </table:table-cell>
          <table:table-cell office:value-type="float" office:value="0.0753369916436553" calcext:value-type="float">
            <text:p>0.075336991643655</text:p>
          </table:table-cell>
          <table:table-cell office:value-type="float" office:value="1.79863703703704" calcext:value-type="float">
            <text:p>1.79863703703704</text:p>
          </table:table-cell>
          <table:table-cell table:number-columns-repeated="2"/>
          <table:table-cell table:formula="of:=[.C49]" office:value-type="float" office:value="88" calcext:value-type="float">
            <text:p>88</text:p>
          </table:table-cell>
          <table:table-cell table:formula="of:=[.E49]" office:value-type="float" office:value="1.79863703703704" calcext:value-type="float">
            <text:p>1.79863703703704</text:p>
          </table:table-cell>
          <table:table-cell table:formula="of:=[.D49]" office:value-type="float" office:value="0.0753369916436553" calcext:value-type="float">
            <text:p>0.075336991643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6.61309271539571E-017" calcext:value-type="float">
            <text:p>6.61E-17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table:formula="of:=[.C50]" office:value-type="float" office:value="90" calcext:value-type="float">
            <text:p>90</text:p>
          </table:table-cell>
          <table:table-cell table:formula="of:=[.E50]" office:value-type="float" office:value="1.8" calcext:value-type="float">
            <text:p>1.8</text:p>
          </table:table-cell>
          <table:table-cell table:formula="of:=[.D50]" office:value-type="float" office:value="6.61309271539571E-017" calcext:value-type="float">
            <text:p>6.61309271539571E-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92" calcext:value-type="float">
            <text:p>92</text:p>
          </table:table-cell>
          <table:table-cell office:value-type="float" office:value="-0.0753369916436554" calcext:value-type="float">
            <text:p>-0.075336991643655</text:p>
          </table:table-cell>
          <table:table-cell office:value-type="float" office:value="1.79863703703704" calcext:value-type="float">
            <text:p>1.79863703703704</text:p>
          </table:table-cell>
          <table:table-cell table:number-columns-repeated="2"/>
          <table:table-cell table:formula="of:=[.C51]" office:value-type="float" office:value="92" calcext:value-type="float">
            <text:p>92</text:p>
          </table:table-cell>
          <table:table-cell table:formula="of:=[.E51]" office:value-type="float" office:value="1.79863703703704" calcext:value-type="float">
            <text:p>1.79863703703704</text:p>
          </table:table-cell>
          <table:table-cell table:formula="of:=[.D51]" office:value-type="float" office:value="-0.0753369916436554" calcext:value-type="float">
            <text:p>-0.075336991643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94" calcext:value-type="float">
            <text:p>94</text:p>
          </table:table-cell>
          <table:table-cell office:value-type="float" office:value="-0.150306949036871" calcext:value-type="float">
            <text:p>-0.150306949036871</text:p>
          </table:table-cell>
          <table:table-cell office:value-type="float" office:value="1.79454814814815" calcext:value-type="float">
            <text:p>1.79454814814815</text:p>
          </table:table-cell>
          <table:table-cell table:number-columns-repeated="2"/>
          <table:table-cell table:formula="of:=[.C52]" office:value-type="float" office:value="94" calcext:value-type="float">
            <text:p>94</text:p>
          </table:table-cell>
          <table:table-cell table:formula="of:=[.E52]" office:value-type="float" office:value="1.79454814814815" calcext:value-type="float">
            <text:p>1.79454814814815</text:p>
          </table:table-cell>
          <table:table-cell table:formula="of:=[.D52]" office:value-type="float" office:value="-0.150306949036871" calcext:value-type="float">
            <text:p>-0.150306949036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96" calcext:value-type="float">
            <text:p>96</text:p>
          </table:table-cell>
          <table:table-cell office:value-type="float" office:value="-0.22454462608318" calcext:value-type="float">
            <text:p>-0.22454462608318</text:p>
          </table:table-cell>
          <table:table-cell office:value-type="float" office:value="1.78773333333333" calcext:value-type="float">
            <text:p>1.78773333333333</text:p>
          </table:table-cell>
          <table:table-cell table:number-columns-repeated="2"/>
          <table:table-cell table:formula="of:=[.C53]" office:value-type="float" office:value="96" calcext:value-type="float">
            <text:p>96</text:p>
          </table:table-cell>
          <table:table-cell table:formula="of:=[.E53]" office:value-type="float" office:value="1.78773333333333" calcext:value-type="float">
            <text:p>1.78773333333333</text:p>
          </table:table-cell>
          <table:table-cell table:formula="of:=[.D53]" office:value-type="float" office:value="-0.22454462608318" calcext:value-type="float">
            <text:p>-0.22454462608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98" calcext:value-type="float">
            <text:p>98</text:p>
          </table:table-cell>
          <table:table-cell office:value-type="float" office:value="-0.297688344282359" calcext:value-type="float">
            <text:p>-0.297688344282359</text:p>
          </table:table-cell>
          <table:table-cell office:value-type="float" office:value="1.77819259259259" calcext:value-type="float">
            <text:p>1.77819259259259</text:p>
          </table:table-cell>
          <table:table-cell table:number-columns-repeated="2"/>
          <table:table-cell table:formula="of:=[.C54]" office:value-type="float" office:value="98" calcext:value-type="float">
            <text:p>98</text:p>
          </table:table-cell>
          <table:table-cell table:formula="of:=[.E54]" office:value-type="float" office:value="1.77819259259259" calcext:value-type="float">
            <text:p>1.77819259259259</text:p>
          </table:table-cell>
          <table:table-cell table:formula="of:=[.D54]" office:value-type="float" office:value="-0.297688344282359" calcext:value-type="float">
            <text:p>-0.297688344282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00" calcext:value-type="float">
            <text:p>100</text:p>
          </table:table-cell>
          <table:table-cell office:value-type="float" office:value="-0.369381754791722" calcext:value-type="float">
            <text:p>-0.369381754791722</text:p>
          </table:table-cell>
          <table:table-cell office:value-type="float" office:value="1.76592592592593" calcext:value-type="float">
            <text:p>1.76592592592593</text:p>
          </table:table-cell>
          <table:table-cell table:number-columns-repeated="2"/>
          <table:table-cell table:formula="of:=[.C55]" office:value-type="float" office:value="100" calcext:value-type="float">
            <text:p>100</text:p>
          </table:table-cell>
          <table:table-cell table:formula="of:=[.E55]" office:value-type="float" office:value="1.76592592592593" calcext:value-type="float">
            <text:p>1.76592592592593</text:p>
          </table:table-cell>
          <table:table-cell table:formula="of:=[.D55]" office:value-type="float" office:value="-0.369381754791722" calcext:value-type="float">
            <text:p>-0.369381754791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02" calcext:value-type="float">
            <text:p>102</text:p>
          </table:table-cell>
          <table:table-cell office:value-type="float" office:value="-0.439275574521864" calcext:value-type="float">
            <text:p>-0.439275574521864</text:p>
          </table:table-cell>
          <table:table-cell office:value-type="float" office:value="1.75093333333333" calcext:value-type="float">
            <text:p>1.75093333333333</text:p>
          </table:table-cell>
          <table:table-cell table:number-columns-repeated="2"/>
          <table:table-cell table:formula="of:=[.C56]" office:value-type="float" office:value="102" calcext:value-type="float">
            <text:p>102</text:p>
          </table:table-cell>
          <table:table-cell table:formula="of:=[.E56]" office:value-type="float" office:value="1.75093333333333" calcext:value-type="float">
            <text:p>1.75093333333333</text:p>
          </table:table-cell>
          <table:table-cell table:formula="of:=[.D56]" office:value-type="float" office:value="-0.439275574521864" calcext:value-type="float">
            <text:p>-0.4392755745218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04" calcext:value-type="float">
            <text:p>104</text:p>
          </table:table-cell>
          <table:table-cell office:value-type="float" office:value="-0.507029287808762" calcext:value-type="float">
            <text:p>-0.507029287808762</text:p>
          </table:table-cell>
          <table:table-cell office:value-type="float" office:value="1.73321481481482" calcext:value-type="float">
            <text:p>1.73321481481482</text:p>
          </table:table-cell>
          <table:table-cell table:number-columns-repeated="2"/>
          <table:table-cell table:formula="of:=[.C57]" office:value-type="float" office:value="104" calcext:value-type="float">
            <text:p>104</text:p>
          </table:table-cell>
          <table:table-cell table:formula="of:=[.E57]" office:value-type="float" office:value="1.73321481481482" calcext:value-type="float">
            <text:p>1.73321481481482</text:p>
          </table:table-cell>
          <table:table-cell table:formula="of:=[.D57]" office:value-type="float" office:value="-0.507029287808762" calcext:value-type="float">
            <text:p>-0.507029287808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06" calcext:value-type="float">
            <text:p>106</text:p>
          </table:table-cell>
          <table:table-cell office:value-type="float" office:value="-0.572312805371861" calcext:value-type="float">
            <text:p>-0.572312805371861</text:p>
          </table:table-cell>
          <table:table-cell office:value-type="float" office:value="1.71277037037037" calcext:value-type="float">
            <text:p>1.71277037037037</text:p>
          </table:table-cell>
          <table:table-cell table:number-columns-repeated="2"/>
          <table:table-cell table:formula="of:=[.C58]" office:value-type="float" office:value="106" calcext:value-type="float">
            <text:p>106</text:p>
          </table:table-cell>
          <table:table-cell table:formula="of:=[.E58]" office:value-type="float" office:value="1.71277037037037" calcext:value-type="float">
            <text:p>1.71277037037037</text:p>
          </table:table-cell>
          <table:table-cell table:formula="of:=[.D58]" office:value-type="float" office:value="-0.572312805371861" calcext:value-type="float">
            <text:p>-0.572312805371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08" calcext:value-type="float">
            <text:p>108</text:p>
          </table:table-cell>
          <table:table-cell office:value-type="float" office:value="-0.634808072475871" calcext:value-type="float">
            <text:p>-0.634808072475871</text:p>
          </table:table-cell>
          <table:table-cell office:value-type="float" office:value="1.6896" calcext:value-type="float">
            <text:p>1.6896</text:p>
          </table:table-cell>
          <table:table-cell table:number-columns-repeated="2"/>
          <table:table-cell table:formula="of:=[.C59]" office:value-type="float" office:value="108" calcext:value-type="float">
            <text:p>108</text:p>
          </table:table-cell>
          <table:table-cell table:formula="of:=[.E59]" office:value-type="float" office:value="1.6896" calcext:value-type="float">
            <text:p>1.6896</text:p>
          </table:table-cell>
          <table:table-cell table:formula="of:=[.D59]" office:value-type="float" office:value="-0.634808072475871" calcext:value-type="float">
            <text:p>-0.634808072475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10" calcext:value-type="float">
            <text:p>110</text:p>
          </table:table-cell>
          <table:table-cell office:value-type="float" office:value="-0.694210618461463" calcext:value-type="float">
            <text:p>-0.694210618461463</text:p>
          </table:table-cell>
          <table:table-cell office:value-type="float" office:value="1.6637037037037" calcext:value-type="float">
            <text:p>1.6637037037037</text:p>
          </table:table-cell>
          <table:table-cell table:number-columns-repeated="2"/>
          <table:table-cell table:formula="of:=[.C60]" office:value-type="float" office:value="110" calcext:value-type="float">
            <text:p>110</text:p>
          </table:table-cell>
          <table:table-cell table:formula="of:=[.E60]" office:value-type="float" office:value="1.6637037037037" calcext:value-type="float">
            <text:p>1.6637037037037</text:p>
          </table:table-cell>
          <table:table-cell table:formula="of:=[.D60]" office:value-type="float" office:value="-0.694210618461463" calcext:value-type="float">
            <text:p>-0.694210618461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12" calcext:value-type="float">
            <text:p>112</text:p>
          </table:table-cell>
          <table:table-cell office:value-type="float" office:value="-0.750231040095717" calcext:value-type="float">
            <text:p>-0.750231040095717</text:p>
          </table:table-cell>
          <table:table-cell office:value-type="float" office:value="1.63508148148148" calcext:value-type="float">
            <text:p>1.63508148148148</text:p>
          </table:table-cell>
          <table:table-cell table:number-columns-repeated="2"/>
          <table:table-cell table:formula="of:=[.C61]" office:value-type="float" office:value="112" calcext:value-type="float">
            <text:p>112</text:p>
          </table:table-cell>
          <table:table-cell table:formula="of:=[.E61]" office:value-type="float" office:value="1.63508148148148" calcext:value-type="float">
            <text:p>1.63508148148148</text:p>
          </table:table-cell>
          <table:table-cell table:formula="of:=[.D61]" office:value-type="float" office:value="-0.750231040095717" calcext:value-type="float">
            <text:p>-0.7502310400957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14" calcext:value-type="float">
            <text:p>114</text:p>
          </table:table-cell>
          <table:table-cell office:value-type="float" office:value="-0.802596411515586" calcext:value-type="float">
            <text:p>-0.802596411515586</text:p>
          </table:table-cell>
          <table:table-cell office:value-type="float" office:value="1.60373333333333" calcext:value-type="float">
            <text:p>1.60373333333333</text:p>
          </table:table-cell>
          <table:table-cell table:number-columns-repeated="2"/>
          <table:table-cell table:formula="of:=[.C62]" office:value-type="float" office:value="114" calcext:value-type="float">
            <text:p>114</text:p>
          </table:table-cell>
          <table:table-cell table:formula="of:=[.E62]" office:value-type="float" office:value="1.60373333333333" calcext:value-type="float">
            <text:p>1.60373333333333</text:p>
          </table:table-cell>
          <table:table-cell table:formula="of:=[.D62]" office:value-type="float" office:value="-0.802596411515586" calcext:value-type="float">
            <text:p>-0.802596411515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16" calcext:value-type="float">
            <text:p>116</text:p>
          </table:table-cell>
          <table:table-cell office:value-type="float" office:value="-0.85105161389526" calcext:value-type="float">
            <text:p>-0.85105161389526</text:p>
          </table:table-cell>
          <table:table-cell office:value-type="float" office:value="1.56965925925926" calcext:value-type="float">
            <text:p>1.56965925925926</text:p>
          </table:table-cell>
          <table:table-cell table:number-columns-repeated="2"/>
          <table:table-cell table:formula="of:=[.C63]" office:value-type="float" office:value="116" calcext:value-type="float">
            <text:p>116</text:p>
          </table:table-cell>
          <table:table-cell table:formula="of:=[.E63]" office:value-type="float" office:value="1.56965925925926" calcext:value-type="float">
            <text:p>1.56965925925926</text:p>
          </table:table-cell>
          <table:table-cell table:formula="of:=[.D63]" office:value-type="float" office:value="-0.85105161389526" calcext:value-type="float">
            <text:p>-0.85105161389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18" calcext:value-type="float">
            <text:p>118</text:p>
          </table:table-cell>
          <table:table-cell office:value-type="float" office:value="-0.895360578359445" calcext:value-type="float">
            <text:p>-0.895360578359445</text:p>
          </table:table-cell>
          <table:table-cell office:value-type="float" office:value="1.53285925925926" calcext:value-type="float">
            <text:p>1.53285925925926</text:p>
          </table:table-cell>
          <table:table-cell table:number-columns-repeated="2"/>
          <table:table-cell table:formula="of:=[.C64]" office:value-type="float" office:value="118" calcext:value-type="float">
            <text:p>118</text:p>
          </table:table-cell>
          <table:table-cell table:formula="of:=[.E64]" office:value-type="float" office:value="1.53285925925926" calcext:value-type="float">
            <text:p>1.53285925925926</text:p>
          </table:table-cell>
          <table:table-cell table:formula="of:=[.D64]" office:value-type="float" office:value="-0.895360578359445" calcext:value-type="float">
            <text:p>-0.8953605783594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20" calcext:value-type="float">
            <text:p>120</text:p>
          </table:table-cell>
          <table:table-cell office:value-type="float" office:value="-0.935307436087194" calcext:value-type="float">
            <text:p>-0.935307436087194</text:p>
          </table:table-cell>
          <table:table-cell office:value-type="float" office:value="1.49333333333333" calcext:value-type="float">
            <text:p>1.49333333333333</text:p>
          </table:table-cell>
          <table:table-cell table:number-columns-repeated="2"/>
          <table:table-cell table:formula="of:=[.C65]" office:value-type="float" office:value="120" calcext:value-type="float">
            <text:p>120</text:p>
          </table:table-cell>
          <table:table-cell table:formula="of:=[.E65]" office:value-type="float" office:value="1.49333333333333" calcext:value-type="float">
            <text:p>1.49333333333333</text:p>
          </table:table-cell>
          <table:table-cell table:formula="of:=[.D65]" office:value-type="float" office:value="-0.935307436087194" calcext:value-type="float">
            <text:p>-0.935307436087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22" calcext:value-type="float">
            <text:p>122</text:p>
          </table:table-cell>
          <table:table-cell office:value-type="float" office:value="-0.9706975700031" calcext:value-type="float">
            <text:p>-0.9706975700031</text:p>
          </table:table-cell>
          <table:table-cell office:value-type="float" office:value="1.45108148148148" calcext:value-type="float">
            <text:p>1.45108148148148</text:p>
          </table:table-cell>
          <table:table-cell table:number-columns-repeated="2"/>
          <table:table-cell table:formula="of:=[.C66]" office:value-type="float" office:value="122" calcext:value-type="float">
            <text:p>122</text:p>
          </table:table-cell>
          <table:table-cell table:formula="of:=[.E66]" office:value-type="float" office:value="1.45108148148148" calcext:value-type="float">
            <text:p>1.45108148148148</text:p>
          </table:table-cell>
          <table:table-cell table:formula="of:=[.D66]" office:value-type="float" office:value="-0.9706975700031" calcext:value-type="float">
            <text:p>-0.9706975700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24" calcext:value-type="float">
            <text:p>124</text:p>
          </table:table-cell>
          <table:table-cell office:value-type="float" office:value="-1.00135856293213" calcext:value-type="float">
            <text:p>-1.00135856293213</text:p>
          </table:table-cell>
          <table:table-cell office:value-type="float" office:value="1.4061037037037" calcext:value-type="float">
            <text:p>1.4061037037037</text:p>
          </table:table-cell>
          <table:table-cell table:number-columns-repeated="2"/>
          <table:table-cell table:formula="of:=[.C67]" office:value-type="float" office:value="124" calcext:value-type="float">
            <text:p>124</text:p>
          </table:table-cell>
          <table:table-cell table:formula="of:=[.E67]" office:value-type="float" office:value="1.4061037037037" calcext:value-type="float">
            <text:p>1.4061037037037</text:p>
          </table:table-cell>
          <table:table-cell table:formula="of:=[.D67]" office:value-type="float" office:value="-1.00135856293213" calcext:value-type="float">
            <text:p>-1.00135856293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26" calcext:value-type="float">
            <text:p>126</text:p>
          </table:table-cell>
          <table:table-cell office:value-type="float" office:value="-1.02714103759877" calcext:value-type="float">
            <text:p>-1.02714103759877</text:p>
          </table:table-cell>
          <table:table-cell office:value-type="float" office:value="1.3584" calcext:value-type="float">
            <text:p>1.3584</text:p>
          </table:table-cell>
          <table:table-cell table:number-columns-repeated="2"/>
          <table:table-cell table:formula="of:=[.C68]" office:value-type="float" office:value="126" calcext:value-type="float">
            <text:p>126</text:p>
          </table:table-cell>
          <table:table-cell table:formula="of:=[.E68]" office:value-type="float" office:value="1.3584" calcext:value-type="float">
            <text:p>1.3584</text:p>
          </table:table-cell>
          <table:table-cell table:formula="of:=[.D68]" office:value-type="float" office:value="-1.02714103759877" calcext:value-type="float">
            <text:p>-1.02714103759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28" calcext:value-type="float">
            <text:p>128</text:p>
          </table:table-cell>
          <table:table-cell office:value-type="float" office:value="-1.04791938437808" calcext:value-type="float">
            <text:p>-1.04791938437808</text:p>
          </table:table-cell>
          <table:table-cell office:value-type="float" office:value="1.30797037037037" calcext:value-type="float">
            <text:p>1.30797037037037</text:p>
          </table:table-cell>
          <table:table-cell table:number-columns-repeated="2"/>
          <table:table-cell table:formula="of:=[.C69]" office:value-type="float" office:value="128" calcext:value-type="float">
            <text:p>128</text:p>
          </table:table-cell>
          <table:table-cell table:formula="of:=[.E69]" office:value-type="float" office:value="1.30797037037037" calcext:value-type="float">
            <text:p>1.30797037037037</text:p>
          </table:table-cell>
          <table:table-cell table:formula="of:=[.D69]" office:value-type="float" office:value="-1.04791938437808" calcext:value-type="float">
            <text:p>-1.047919384378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30" calcext:value-type="float">
            <text:p>130</text:p>
          </table:table-cell>
          <table:table-cell office:value-type="float" office:value="-1.06359237325318" calcext:value-type="float">
            <text:p>-1.06359237325318</text:p>
          </table:table-cell>
          <table:table-cell office:value-type="float" office:value="1.25481481481481" calcext:value-type="float">
            <text:p>1.25481481481481</text:p>
          </table:table-cell>
          <table:table-cell table:number-columns-repeated="2"/>
          <table:table-cell table:formula="of:=[.C70]" office:value-type="float" office:value="130" calcext:value-type="float">
            <text:p>130</text:p>
          </table:table-cell>
          <table:table-cell table:formula="of:=[.E70]" office:value-type="float" office:value="1.25481481481481" calcext:value-type="float">
            <text:p>1.25481481481481</text:p>
          </table:table-cell>
          <table:table-cell table:formula="of:=[.D70]" office:value-type="float" office:value="-1.06359237325318" calcext:value-type="float">
            <text:p>-1.06359237325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32" calcext:value-type="float">
            <text:p>132</text:p>
          </table:table-cell>
          <table:table-cell office:value-type="float" office:value="-1.07408364699774" calcext:value-type="float">
            <text:p>-1.07408364699774</text:p>
          </table:table-cell>
          <table:table-cell office:value-type="float" office:value="1.19893333333333" calcext:value-type="float">
            <text:p>1.19893333333333</text:p>
          </table:table-cell>
          <table:table-cell table:number-columns-repeated="2"/>
          <table:table-cell table:formula="of:=[.C71]" office:value-type="float" office:value="132" calcext:value-type="float">
            <text:p>132</text:p>
          </table:table-cell>
          <table:table-cell table:formula="of:=[.E71]" office:value-type="float" office:value="1.19893333333333" calcext:value-type="float">
            <text:p>1.19893333333333</text:p>
          </table:table-cell>
          <table:table-cell table:formula="of:=[.D71]" office:value-type="float" office:value="-1.07408364699774" calcext:value-type="float">
            <text:p>-1.07408364699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34" calcext:value-type="float">
            <text:p>134</text:p>
          </table:table-cell>
          <table:table-cell office:value-type="float" office:value="-1.07934209318062" calcext:value-type="float">
            <text:p>-1.07934209318062</text:p>
          </table:table-cell>
          <table:table-cell office:value-type="float" office:value="1.14032592592593" calcext:value-type="float">
            <text:p>1.14032592592593</text:p>
          </table:table-cell>
          <table:table-cell table:number-columns-repeated="2"/>
          <table:table-cell table:formula="of:=[.C72]" office:value-type="float" office:value="134" calcext:value-type="float">
            <text:p>134</text:p>
          </table:table-cell>
          <table:table-cell table:formula="of:=[.E72]" office:value-type="float" office:value="1.14032592592593" calcext:value-type="float">
            <text:p>1.14032592592593</text:p>
          </table:table-cell>
          <table:table-cell table:formula="of:=[.D72]" office:value-type="float" office:value="-1.07934209318062" calcext:value-type="float">
            <text:p>-1.07934209318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36" calcext:value-type="float">
            <text:p>136</text:p>
          </table:table-cell>
          <table:table-cell office:value-type="float" office:value="-1.07934209318062" calcext:value-type="float">
            <text:p>-1.07934209318062</text:p>
          </table:table-cell>
          <table:table-cell office:value-type="float" office:value="1.07899259259259" calcext:value-type="float">
            <text:p>1.07899259259259</text:p>
          </table:table-cell>
          <table:table-cell table:number-columns-repeated="2"/>
          <table:table-cell table:formula="of:=[.C73]" office:value-type="float" office:value="136" calcext:value-type="float">
            <text:p>136</text:p>
          </table:table-cell>
          <table:table-cell table:formula="of:=[.E73]" office:value-type="float" office:value="1.07899259259259" calcext:value-type="float">
            <text:p>1.07899259259259</text:p>
          </table:table-cell>
          <table:table-cell table:formula="of:=[.D73]" office:value-type="float" office:value="-1.07934209318062" calcext:value-type="float">
            <text:p>-1.07934209318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38" calcext:value-type="float">
            <text:p>138</text:p>
          </table:table-cell>
          <table:table-cell office:value-type="float" office:value="-1.07408364699774" calcext:value-type="float">
            <text:p>-1.07408364699774</text:p>
          </table:table-cell>
          <table:table-cell office:value-type="float" office:value="1.01493333333333" calcext:value-type="float">
            <text:p>1.01493333333333</text:p>
          </table:table-cell>
          <table:table-cell table:number-columns-repeated="2"/>
          <table:table-cell table:formula="of:=[.C74]" office:value-type="float" office:value="138" calcext:value-type="float">
            <text:p>138</text:p>
          </table:table-cell>
          <table:table-cell table:formula="of:=[.E74]" office:value-type="float" office:value="1.01493333333333" calcext:value-type="float">
            <text:p>1.01493333333333</text:p>
          </table:table-cell>
          <table:table-cell table:formula="of:=[.D74]" office:value-type="float" office:value="-1.07408364699774" calcext:value-type="float">
            <text:p>-1.07408364699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40" calcext:value-type="float">
            <text:p>140</text:p>
          </table:table-cell>
          <table:table-cell office:value-type="float" office:value="-1.06359237325318" calcext:value-type="float">
            <text:p>-1.06359237325318</text:p>
          </table:table-cell>
          <table:table-cell office:value-type="float" office:value="0.948148148148148" calcext:value-type="float">
            <text:p>0.948148148148148</text:p>
          </table:table-cell>
          <table:table-cell table:number-columns-repeated="2"/>
          <table:table-cell table:formula="of:=[.C75]" office:value-type="float" office:value="140" calcext:value-type="float">
            <text:p>140</text:p>
          </table:table-cell>
          <table:table-cell table:formula="of:=[.E75]" office:value-type="float" office:value="0.948148148148148" calcext:value-type="float">
            <text:p>0.948148148148148</text:p>
          </table:table-cell>
          <table:table-cell table:formula="of:=[.D75]" office:value-type="float" office:value="-1.06359237325318" calcext:value-type="float">
            <text:p>-1.06359237325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42" calcext:value-type="float">
            <text:p>142</text:p>
          </table:table-cell>
          <table:table-cell office:value-type="float" office:value="-1.04791938437808" calcext:value-type="float">
            <text:p>-1.04791938437808</text:p>
          </table:table-cell>
          <table:table-cell office:value-type="float" office:value="0.878637037037037" calcext:value-type="float">
            <text:p>0.878637037037037</text:p>
          </table:table-cell>
          <table:table-cell table:number-columns-repeated="2"/>
          <table:table-cell table:formula="of:=[.C76]" office:value-type="float" office:value="142" calcext:value-type="float">
            <text:p>142</text:p>
          </table:table-cell>
          <table:table-cell table:formula="of:=[.E76]" office:value-type="float" office:value="0.878637037037037" calcext:value-type="float">
            <text:p>0.878637037037037</text:p>
          </table:table-cell>
          <table:table-cell table:formula="of:=[.D76]" office:value-type="float" office:value="-1.04791938437808" calcext:value-type="float">
            <text:p>-1.047919384378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44" calcext:value-type="float">
            <text:p>144</text:p>
          </table:table-cell>
          <table:table-cell office:value-type="float" office:value="-1.02714103759877" calcext:value-type="float">
            <text:p>-1.02714103759877</text:p>
          </table:table-cell>
          <table:table-cell office:value-type="float" office:value="0.8064" calcext:value-type="float">
            <text:p>0.8064</text:p>
          </table:table-cell>
          <table:table-cell table:number-columns-repeated="2"/>
          <table:table-cell table:formula="of:=[.C77]" office:value-type="float" office:value="144" calcext:value-type="float">
            <text:p>144</text:p>
          </table:table-cell>
          <table:table-cell table:formula="of:=[.E77]" office:value-type="float" office:value="0.8064" calcext:value-type="float">
            <text:p>0.8064</text:p>
          </table:table-cell>
          <table:table-cell table:formula="of:=[.D77]" office:value-type="float" office:value="-1.02714103759877" calcext:value-type="float">
            <text:p>-1.02714103759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46" calcext:value-type="float">
            <text:p>146</text:p>
          </table:table-cell>
          <table:table-cell office:value-type="float" office:value="-1.00135856293213" calcext:value-type="float">
            <text:p>-1.00135856293213</text:p>
          </table:table-cell>
          <table:table-cell office:value-type="float" office:value="0.731437037037037" calcext:value-type="float">
            <text:p>0.731437037037037</text:p>
          </table:table-cell>
          <table:table-cell table:number-columns-repeated="2"/>
          <table:table-cell table:formula="of:=[.C78]" office:value-type="float" office:value="146" calcext:value-type="float">
            <text:p>146</text:p>
          </table:table-cell>
          <table:table-cell table:formula="of:=[.E78]" office:value-type="float" office:value="0.731437037037037" calcext:value-type="float">
            <text:p>0.731437037037037</text:p>
          </table:table-cell>
          <table:table-cell table:formula="of:=[.D78]" office:value-type="float" office:value="-1.00135856293213" calcext:value-type="float">
            <text:p>-1.00135856293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48" calcext:value-type="float">
            <text:p>148</text:p>
          </table:table-cell>
          <table:table-cell office:value-type="float" office:value="-0.9706975700031" calcext:value-type="float">
            <text:p>-0.9706975700031</text:p>
          </table:table-cell>
          <table:table-cell office:value-type="float" office:value="0.653748148148148" calcext:value-type="float">
            <text:p>0.653748148148148</text:p>
          </table:table-cell>
          <table:table-cell table:number-columns-repeated="2"/>
          <table:table-cell table:formula="of:=[.C79]" office:value-type="float" office:value="148" calcext:value-type="float">
            <text:p>148</text:p>
          </table:table-cell>
          <table:table-cell table:formula="of:=[.E79]" office:value-type="float" office:value="0.653748148148148" calcext:value-type="float">
            <text:p>0.653748148148148</text:p>
          </table:table-cell>
          <table:table-cell table:formula="of:=[.D79]" office:value-type="float" office:value="-0.9706975700031" calcext:value-type="float">
            <text:p>-0.9706975700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50" calcext:value-type="float">
            <text:p>150</text:p>
          </table:table-cell>
          <table:table-cell office:value-type="float" office:value="-0.935307436087194" calcext:value-type="float">
            <text:p>-0.935307436087194</text:p>
          </table:table-cell>
          <table:table-cell office:value-type="float" office:value="0.573333333333333" calcext:value-type="float">
            <text:p>0.573333333333333</text:p>
          </table:table-cell>
          <table:table-cell table:number-columns-repeated="2"/>
          <table:table-cell table:formula="of:=[.C80]" office:value-type="float" office:value="150" calcext:value-type="float">
            <text:p>150</text:p>
          </table:table-cell>
          <table:table-cell table:formula="of:=[.E80]" office:value-type="float" office:value="0.573333333333333" calcext:value-type="float">
            <text:p>0.573333333333333</text:p>
          </table:table-cell>
          <table:table-cell table:formula="of:=[.D80]" office:value-type="float" office:value="-0.935307436087194" calcext:value-type="float">
            <text:p>-0.935307436087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52" calcext:value-type="float">
            <text:p>152</text:p>
          </table:table-cell>
          <table:table-cell office:value-type="float" office:value="-0.895360578359445" calcext:value-type="float">
            <text:p>-0.895360578359445</text:p>
          </table:table-cell>
          <table:table-cell office:value-type="float" office:value="0.490192592592593" calcext:value-type="float">
            <text:p>0.490192592592593</text:p>
          </table:table-cell>
          <table:table-cell table:number-columns-repeated="2"/>
          <table:table-cell table:formula="of:=[.C81]" office:value-type="float" office:value="152" calcext:value-type="float">
            <text:p>152</text:p>
          </table:table-cell>
          <table:table-cell table:formula="of:=[.E81]" office:value-type="float" office:value="0.490192592592593" calcext:value-type="float">
            <text:p>0.490192592592593</text:p>
          </table:table-cell>
          <table:table-cell table:formula="of:=[.D81]" office:value-type="float" office:value="-0.895360578359445" calcext:value-type="float">
            <text:p>-0.8953605783594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54" calcext:value-type="float">
            <text:p>154</text:p>
          </table:table-cell>
          <table:table-cell office:value-type="float" office:value="-0.85105161389526" calcext:value-type="float">
            <text:p>-0.85105161389526</text:p>
          </table:table-cell>
          <table:table-cell office:value-type="float" office:value="0.404325925925926" calcext:value-type="float">
            <text:p>0.404325925925926</text:p>
          </table:table-cell>
          <table:table-cell table:number-columns-repeated="2"/>
          <table:table-cell table:formula="of:=[.C82]" office:value-type="float" office:value="154" calcext:value-type="float">
            <text:p>154</text:p>
          </table:table-cell>
          <table:table-cell table:formula="of:=[.E82]" office:value-type="float" office:value="0.404325925925926" calcext:value-type="float">
            <text:p>0.404325925925926</text:p>
          </table:table-cell>
          <table:table-cell table:formula="of:=[.D82]" office:value-type="float" office:value="-0.85105161389526" calcext:value-type="float">
            <text:p>-0.85105161389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56" calcext:value-type="float">
            <text:p>156</text:p>
          </table:table-cell>
          <table:table-cell office:value-type="float" office:value="-0.802596411515586" calcext:value-type="float">
            <text:p>-0.802596411515586</text:p>
          </table:table-cell>
          <table:table-cell office:value-type="float" office:value="0.315733333333334" calcext:value-type="float">
            <text:p>0.315733333333334</text:p>
          </table:table-cell>
          <table:table-cell table:number-columns-repeated="2"/>
          <table:table-cell table:formula="of:=[.C83]" office:value-type="float" office:value="156" calcext:value-type="float">
            <text:p>156</text:p>
          </table:table-cell>
          <table:table-cell table:formula="of:=[.E83]" office:value-type="float" office:value="0.315733333333334" calcext:value-type="float">
            <text:p>0.315733333333334</text:p>
          </table:table-cell>
          <table:table-cell table:formula="of:=[.D83]" office:value-type="float" office:value="-0.802596411515586" calcext:value-type="float">
            <text:p>-0.802596411515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58" calcext:value-type="float">
            <text:p>158</text:p>
          </table:table-cell>
          <table:table-cell office:value-type="float" office:value="-0.750231040095717" calcext:value-type="float">
            <text:p>-0.750231040095717</text:p>
          </table:table-cell>
          <table:table-cell office:value-type="float" office:value="0.224414814814815" calcext:value-type="float">
            <text:p>0.224414814814815</text:p>
          </table:table-cell>
          <table:table-cell table:number-columns-repeated="2"/>
          <table:table-cell table:formula="of:=[.C84]" office:value-type="float" office:value="158" calcext:value-type="float">
            <text:p>158</text:p>
          </table:table-cell>
          <table:table-cell table:formula="of:=[.E84]" office:value-type="float" office:value="0.224414814814815" calcext:value-type="float">
            <text:p>0.224414814814815</text:p>
          </table:table-cell>
          <table:table-cell table:formula="of:=[.D84]" office:value-type="float" office:value="-0.750231040095717" calcext:value-type="float">
            <text:p>-0.7502310400957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60" calcext:value-type="float">
            <text:p>160</text:p>
          </table:table-cell>
          <table:table-cell office:value-type="float" office:value="-0.694210618461463" calcext:value-type="float">
            <text:p>-0.694210618461463</text:p>
          </table:table-cell>
          <table:table-cell office:value-type="float" office:value="0.130370370370371" calcext:value-type="float">
            <text:p>0.130370370370371</text:p>
          </table:table-cell>
          <table:table-cell table:number-columns-repeated="2"/>
          <table:table-cell table:formula="of:=[.C85]" office:value-type="float" office:value="160" calcext:value-type="float">
            <text:p>160</text:p>
          </table:table-cell>
          <table:table-cell table:formula="of:=[.E85]" office:value-type="float" office:value="0.130370370370371" calcext:value-type="float">
            <text:p>0.130370370370371</text:p>
          </table:table-cell>
          <table:table-cell table:formula="of:=[.D85]" office:value-type="float" office:value="-0.694210618461463" calcext:value-type="float">
            <text:p>-0.694210618461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62" calcext:value-type="float">
            <text:p>162</text:p>
          </table:table-cell>
          <table:table-cell office:value-type="float" office:value="-0.634808072475871" calcext:value-type="float">
            <text:p>-0.634808072475871</text:p>
          </table:table-cell>
          <table:table-cell office:value-type="float" office:value="0.0336000000000001" calcext:value-type="float">
            <text:p>0.0336</text:p>
          </table:table-cell>
          <table:table-cell table:number-columns-repeated="2"/>
          <table:table-cell table:formula="of:=[.C86]" office:value-type="float" office:value="162" calcext:value-type="float">
            <text:p>162</text:p>
          </table:table-cell>
          <table:table-cell table:formula="of:=[.E86]" office:value-type="float" office:value="0.0336000000000001" calcext:value-type="float">
            <text:p>0.0336</text:p>
          </table:table-cell>
          <table:table-cell table:formula="of:=[.D86]" office:value-type="float" office:value="-0.634808072475871" calcext:value-type="float">
            <text:p>-0.634808072475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64" calcext:value-type="float">
            <text:p>164</text:p>
          </table:table-cell>
          <table:table-cell office:value-type="float" office:value="-0.572312805371861" calcext:value-type="float">
            <text:p>-0.572312805371861</text:p>
          </table:table-cell>
          <table:table-cell office:value-type="float" office:value="-0.0658962962962961" calcext:value-type="float">
            <text:p>-0.065896296296296</text:p>
          </table:table-cell>
          <table:table-cell table:number-columns-repeated="2"/>
          <table:table-cell table:formula="of:=[.C87]" office:value-type="float" office:value="164" calcext:value-type="float">
            <text:p>164</text:p>
          </table:table-cell>
          <table:table-cell table:formula="of:=[.E87]" office:value-type="float" office:value="-0.0658962962962961" calcext:value-type="float">
            <text:p>-0.065896296296296</text:p>
          </table:table-cell>
          <table:table-cell table:formula="of:=[.D87]" office:value-type="float" office:value="-0.572312805371861" calcext:value-type="float">
            <text:p>-0.572312805371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66" calcext:value-type="float">
            <text:p>166</text:p>
          </table:table-cell>
          <table:table-cell office:value-type="float" office:value="-0.507029287808762" calcext:value-type="float">
            <text:p>-0.507029287808762</text:p>
          </table:table-cell>
          <table:table-cell office:value-type="float" office:value="-0.168118518518518" calcext:value-type="float">
            <text:p>-0.168118518518518</text:p>
          </table:table-cell>
          <table:table-cell table:number-columns-repeated="2"/>
          <table:table-cell table:formula="of:=[.C88]" office:value-type="float" office:value="166" calcext:value-type="float">
            <text:p>166</text:p>
          </table:table-cell>
          <table:table-cell table:formula="of:=[.E88]" office:value-type="float" office:value="-0.168118518518518" calcext:value-type="float">
            <text:p>-0.168118518518518</text:p>
          </table:table-cell>
          <table:table-cell table:formula="of:=[.D88]" office:value-type="float" office:value="-0.507029287808762" calcext:value-type="float">
            <text:p>-0.507029287808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68" calcext:value-type="float">
            <text:p>168</text:p>
          </table:table-cell>
          <table:table-cell office:value-type="float" office:value="-0.439275574521864" calcext:value-type="float">
            <text:p>-0.439275574521864</text:p>
          </table:table-cell>
          <table:table-cell office:value-type="float" office:value="-0.273066666666666" calcext:value-type="float">
            <text:p>-0.273066666666666</text:p>
          </table:table-cell>
          <table:table-cell table:number-columns-repeated="2"/>
          <table:table-cell table:formula="of:=[.C89]" office:value-type="float" office:value="168" calcext:value-type="float">
            <text:p>168</text:p>
          </table:table-cell>
          <table:table-cell table:formula="of:=[.E89]" office:value-type="float" office:value="-0.273066666666666" calcext:value-type="float">
            <text:p>-0.273066666666666</text:p>
          </table:table-cell>
          <table:table-cell table:formula="of:=[.D89]" office:value-type="float" office:value="-0.439275574521864" calcext:value-type="float">
            <text:p>-0.4392755745218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70" calcext:value-type="float">
            <text:p>170</text:p>
          </table:table-cell>
          <table:table-cell office:value-type="float" office:value="-0.369381754791722" calcext:value-type="float">
            <text:p>-0.369381754791722</text:p>
          </table:table-cell>
          <table:table-cell office:value-type="float" office:value="-0.38074074074074" calcext:value-type="float">
            <text:p>-0.38074074074074</text:p>
          </table:table-cell>
          <table:table-cell table:number-columns-repeated="2"/>
          <table:table-cell table:formula="of:=[.C90]" office:value-type="float" office:value="170" calcext:value-type="float">
            <text:p>170</text:p>
          </table:table-cell>
          <table:table-cell table:formula="of:=[.E90]" office:value-type="float" office:value="-0.38074074074074" calcext:value-type="float">
            <text:p>-0.38074074074074</text:p>
          </table:table-cell>
          <table:table-cell table:formula="of:=[.D90]" office:value-type="float" office:value="-0.369381754791722" calcext:value-type="float">
            <text:p>-0.369381754791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72" calcext:value-type="float">
            <text:p>172</text:p>
          </table:table-cell>
          <table:table-cell office:value-type="float" office:value="-0.297688344282359" calcext:value-type="float">
            <text:p>-0.297688344282359</text:p>
          </table:table-cell>
          <table:table-cell office:value-type="float" office:value="-0.49114074074074" calcext:value-type="float">
            <text:p>-0.49114074074074</text:p>
          </table:table-cell>
          <table:table-cell table:number-columns-repeated="2"/>
          <table:table-cell table:formula="of:=[.C91]" office:value-type="float" office:value="172" calcext:value-type="float">
            <text:p>172</text:p>
          </table:table-cell>
          <table:table-cell table:formula="of:=[.E91]" office:value-type="float" office:value="-0.49114074074074" calcext:value-type="float">
            <text:p>-0.49114074074074</text:p>
          </table:table-cell>
          <table:table-cell table:formula="of:=[.D91]" office:value-type="float" office:value="-0.297688344282359" calcext:value-type="float">
            <text:p>-0.297688344282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74" calcext:value-type="float">
            <text:p>174</text:p>
          </table:table-cell>
          <table:table-cell office:value-type="float" office:value="-0.224544626083181" calcext:value-type="float">
            <text:p>-0.224544626083181</text:p>
          </table:table-cell>
          <table:table-cell office:value-type="float" office:value="-0.604266666666666" calcext:value-type="float">
            <text:p>-0.604266666666666</text:p>
          </table:table-cell>
          <table:table-cell table:number-columns-repeated="2"/>
          <table:table-cell table:formula="of:=[.C92]" office:value-type="float" office:value="174" calcext:value-type="float">
            <text:p>174</text:p>
          </table:table-cell>
          <table:table-cell table:formula="of:=[.E92]" office:value-type="float" office:value="-0.604266666666666" calcext:value-type="float">
            <text:p>-0.604266666666666</text:p>
          </table:table-cell>
          <table:table-cell table:formula="of:=[.D92]" office:value-type="float" office:value="-0.224544626083181" calcext:value-type="float">
            <text:p>-0.2245446260831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76" calcext:value-type="float">
            <text:p>176</text:p>
          </table:table-cell>
          <table:table-cell office:value-type="float" office:value="-0.150306949036871" calcext:value-type="float">
            <text:p>-0.150306949036871</text:p>
          </table:table-cell>
          <table:table-cell office:value-type="float" office:value="-0.720118518518518" calcext:value-type="float">
            <text:p>-0.720118518518518</text:p>
          </table:table-cell>
          <table:table-cell table:number-columns-repeated="2"/>
          <table:table-cell table:formula="of:=[.C93]" office:value-type="float" office:value="176" calcext:value-type="float">
            <text:p>176</text:p>
          </table:table-cell>
          <table:table-cell table:formula="of:=[.E93]" office:value-type="float" office:value="-0.720118518518518" calcext:value-type="float">
            <text:p>-0.720118518518518</text:p>
          </table:table-cell>
          <table:table-cell table:formula="of:=[.D93]" office:value-type="float" office:value="-0.150306949036871" calcext:value-type="float">
            <text:p>-0.150306949036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12</text:p>
          </table:table-cell>
          <table:table-cell office:value-type="float" office:value="178" calcext:value-type="float">
            <text:p>178</text:p>
          </table:table-cell>
          <table:table-cell office:value-type="float" office:value="-0.0753369916436556" calcext:value-type="float">
            <text:p>-0.075336991643656</text:p>
          </table:table-cell>
          <table:table-cell office:value-type="float" office:value="-0.838696296296296" calcext:value-type="float">
            <text:p>-0.838696296296296</text:p>
          </table:table-cell>
          <table:table-cell table:number-columns-repeated="2"/>
          <table:table-cell table:formula="of:=[.C94]" office:value-type="float" office:value="178" calcext:value-type="float">
            <text:p>178</text:p>
          </table:table-cell>
          <table:table-cell table:formula="of:=[.E94]" office:value-type="float" office:value="-0.838696296296296" calcext:value-type="float">
            <text:p>-0.838696296296296</text:p>
          </table:table-cell>
          <table:table-cell table:formula="of:=[.D94]" office:value-type="float" office:value="-0.0753369916436556" calcext:value-type="float">
            <text:p>-0.075336991643656</text:p>
          </table:table-cell>
          <table:table-cell table:number-columns-repeated="4"/>
        </table:table-row>
      </table:table>
      <table:table table:name="Sheet1_2" table:style-name="ta1">
        <table:shapes>
          <draw:frame draw:z-index="0" draw:style-name="gr1" draw:text-style-name="P1" svg:width="591.76pt" svg:height="394.84pt" svg:x="717.9pt" svg:y="40.34pt">
            <loext:p draw:notify-on-update-of-ranges="Sheet1_2.I5:Sheet1_2.I50 Sheet1_2.J5:Sheet1_2.J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708.69pt" svg:y="471.51pt">
            <loext:p draw:notify-on-update-of-ranges="Sheet1_2.C5:Sheet1_2.C94 Sheet1_2.F5:Sheet1_2.F9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ClCdCurve: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4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table:formula="of:=1.28*SIN([.H5]*PI()/180)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E5]*2" office:value-type="float" office:value="0.2388" calcext:value-type="float">
            <text:p>0.2388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2" calcext:value-type="float">
            <text:p>2</text:p>
          </table:table-cell>
          <table:table-cell office:value-type="float" office:value="0.182305447305879" calcext:value-type="float">
            <text:p>0.182305447305879</text:p>
          </table:table-cell>
          <table:table-cell office:value-type="float" office:value="0.123345529406755" calcext:value-type="float">
            <text:p>0.123345529406755</text:p>
          </table:table-cell>
          <table:table-cell office:value-type="float" office:value="0.0140554088352807" calcext:value-type="float">
            <text:p>0.014055408835281</text:p>
          </table:table-cell>
          <table:table-cell table:formula="of:=1.28*SIN([.H6]*PI()/180)" office:value-type="float" office:value="0.0446713557792012" calcext:value-type="float">
            <text:p>0.044671355779201</text:p>
          </table:table-cell>
          <table:table-cell table:formula="of:=[.C6]" office:value-type="float" office:value="2" calcext:value-type="float">
            <text:p>2</text:p>
          </table:table-cell>
          <table:table-cell table:formula="of:=[.E6]" office:value-type="float" office:value="0.123345529406755" calcext:value-type="float">
            <text:p>0.123345529406755</text:p>
          </table:table-cell>
          <table:table-cell table:formula="of:=[.D6]" office:value-type="float" office:value="0.182305447305879" calcext:value-type="float">
            <text:p>0.182305447305879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4" calcext:value-type="float">
            <text:p>4</text:p>
          </table:table-cell>
          <table:table-cell office:value-type="float" office:value="0.355004532785288" calcext:value-type="float">
            <text:p>0.355004532785288</text:p>
          </table:table-cell>
          <table:table-cell office:value-type="float" office:value="0.128094676461822" calcext:value-type="float">
            <text:p>0.128094676461822</text:p>
          </table:table-cell>
          <table:table-cell office:value-type="float" office:value="0.0276719654617413" calcext:value-type="float">
            <text:p>0.027671965461741</text:p>
          </table:table-cell>
          <table:table-cell table:formula="of:=1.28*SIN([.H7]*PI()/180)" office:value-type="float" office:value="0.0892882863924804" calcext:value-type="float">
            <text:p>0.08928828639248</text:p>
          </table:table-cell>
          <table:table-cell table:formula="of:=[.C7]" office:value-type="float" office:value="4" calcext:value-type="float">
            <text:p>4</text:p>
          </table:table-cell>
          <table:table-cell table:formula="of:=[.E7]" office:value-type="float" office:value="0.128094676461822" calcext:value-type="float">
            <text:p>0.128094676461822</text:p>
          </table:table-cell>
          <table:table-cell table:formula="of:=[.D7]" office:value-type="float" office:value="0.355004532785288" calcext:value-type="float">
            <text:p>0.355004532785288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6" calcext:value-type="float">
            <text:p>6</text:p>
          </table:table-cell>
          <table:table-cell office:value-type="float" office:value="0.508490894611758" calcext:value-type="float">
            <text:p>0.508490894611758</text:p>
          </table:table-cell>
          <table:table-cell office:value-type="float" office:value="0.134451058813511" calcext:value-type="float">
            <text:p>0.134451058813511</text:p>
          </table:table-cell>
          <table:table-cell office:value-type="float" office:value="0.0404108176705615" calcext:value-type="float">
            <text:p>0.040410817670562</text:p>
          </table:table-cell>
          <table:table-cell table:formula="of:=1.28*SIN([.H8]*PI()/180)" office:value-type="float" office:value="0.133796432982596" calcext:value-type="float">
            <text:p>0.133796432982596</text:p>
          </table:table-cell>
          <table:table-cell table:formula="of:=[.C8]" office:value-type="float" office:value="6" calcext:value-type="float">
            <text:p>6</text:p>
          </table:table-cell>
          <table:table-cell table:formula="of:=[.E8]" office:value-type="float" office:value="0.134451058813511" calcext:value-type="float">
            <text:p>0.134451058813511</text:p>
          </table:table-cell>
          <table:table-cell table:formula="of:=[.D8]" office:value-type="float" office:value="0.508490894611758" calcext:value-type="float">
            <text:p>0.508490894611758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8" calcext:value-type="float">
            <text:p>8</text:p>
          </table:table-cell>
          <table:table-cell office:value-type="float" office:value="0.633158170958818" calcext:value-type="float">
            <text:p>0.633158170958818</text:p>
          </table:table-cell>
          <table:table-cell office:value-type="float" office:value="0.143218294110133" calcext:value-type="float">
            <text:p>0.143218294110133</text:p>
          </table:table-cell>
          <table:table-cell office:value-type="float" office:value="0.0518331132529211" calcext:value-type="float">
            <text:p>0.051833113252921</text:p>
          </table:table-cell>
          <table:table-cell table:formula="of:=1.28*SIN([.H9]*PI()/180)" office:value-type="float" office:value="0.178141569228884" calcext:value-type="float">
            <text:p>0.178141569228884</text:p>
          </table:table-cell>
          <table:table-cell table:formula="of:=[.C9]" office:value-type="float" office:value="8" calcext:value-type="float">
            <text:p>8</text:p>
          </table:table-cell>
          <table:table-cell table:formula="of:=[.E9]" office:value-type="float" office:value="0.143218294110133" calcext:value-type="float">
            <text:p>0.143218294110133</text:p>
          </table:table-cell>
          <table:table-cell table:formula="of:=[.D9]" office:value-type="float" office:value="0.633158170958818" calcext:value-type="float">
            <text:p>0.633158170958818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0" calcext:value-type="float">
            <text:p>10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615" calcext:value-type="float">
            <text:p>0.0615</text:p>
          </table:table-cell>
          <table:table-cell table:formula="of:=1.28*SIN([.H10]*PI()/180)" office:value-type="float" office:value="0.222269667413671" calcext:value-type="float">
            <text:p>0.222269667413671</text:p>
          </table:table-cell>
          <table:table-cell table:formula="of:=[.C10]" office:value-type="float" office:value="10" calcext:value-type="float">
            <text:p>10</text:p>
          </table:table-cell>
          <table:table-cell table:formula="of:=[.E10]" office:value-type="float" office:value="0.1552" calcext:value-type="float">
            <text:p>0.1552</text:p>
          </table:table-cell>
          <table:table-cell table:formula="of:=[.D10]" office:value-type="float" office:value="0.7194" calcext:value-type="float">
            <text:p>0.7194</text:p>
          </table:table-cell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2" calcext:value-type="float">
            <text:p>12</text:p>
          </table:table-cell>
          <table:table-cell office:value-type="float" office:value="0.763001924475008" calcext:value-type="float">
            <text:p>0.763001924475008</text:p>
          </table:table-cell>
          <table:table-cell office:value-type="float" office:value="0.172249950010645" calcext:value-type="float">
            <text:p>0.172249950010645</text:p>
          </table:table-cell>
          <table:table-cell office:value-type="float" office:value="0.0704569562250284" calcext:value-type="float">
            <text:p>0.070456956225029</text:p>
          </table:table-cell>
          <table:table-cell table:formula="of:=1.28*SIN([.H11]*PI()/180)" office:value-type="float" office:value="0.266126964246732" calcext:value-type="float">
            <text:p>0.266126964246732</text:p>
          </table:table-cell>
          <table:table-cell table:formula="of:=[.C11]" office:value-type="float" office:value="12" calcext:value-type="float">
            <text:p>12</text:p>
          </table:table-cell>
          <table:table-cell table:formula="of:=[.E11]" office:value-type="float" office:value="0.172249950010645" calcext:value-type="float">
            <text:p>0.172249950010645</text:p>
          </table:table-cell>
          <table:table-cell table:formula="of:=[.D11]" office:value-type="float" office:value="0.763001924475008" calcext:value-type="float">
            <text:p>0.7630019244750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4" calcext:value-type="float">
            <text:p>14</text:p>
          </table:table-cell>
          <table:table-cell office:value-type="float" office:value="0.781317105388243" calcext:value-type="float">
            <text:p>0.781317105388243</text:p>
          </table:table-cell>
          <table:table-cell office:value-type="float" office:value="0.200422541186489" calcext:value-type="float">
            <text:p>0.200422541186489</text:p>
          </table:table-cell>
          <table:table-cell office:value-type="float" office:value="0.0856867823294386" calcext:value-type="float">
            <text:p>0.085686782329439</text:p>
          </table:table-cell>
          <table:table-cell table:formula="of:=1.28*SIN([.H12]*PI()/180)" office:value-type="float" office:value="0.309660026367575" calcext:value-type="float">
            <text:p>0.309660026367575</text:p>
          </table:table-cell>
          <table:table-cell table:formula="of:=[.C12]" office:value-type="float" office:value="14" calcext:value-type="float">
            <text:p>14</text:p>
          </table:table-cell>
          <table:table-cell table:formula="of:=[.E12]" office:value-type="float" office:value="0.200422541186489" calcext:value-type="float">
            <text:p>0.200422541186489</text:p>
          </table:table-cell>
          <table:table-cell table:formula="of:=[.D12]" office:value-type="float" office:value="0.781317105388243" calcext:value-type="float">
            <text:p>0.781317105388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6" calcext:value-type="float">
            <text:p>16</text:p>
          </table:table-cell>
          <table:table-cell office:value-type="float" office:value="0.796505065570576" calcext:value-type="float">
            <text:p>0.796505065570576</text:p>
          </table:table-cell>
          <table:table-cell office:value-type="float" office:value="0.246306152923643" calcext:value-type="float">
            <text:p>0.246306152923643</text:p>
          </table:table-cell>
          <table:table-cell office:value-type="float" office:value="0.115102330923483" calcext:value-type="float">
            <text:p>0.115102330923483</text:p>
          </table:table-cell>
          <table:table-cell table:formula="of:=1.28*SIN([.H13]*PI()/180)" office:value-type="float" office:value="0.352815815445759" calcext:value-type="float">
            <text:p>0.352815815445759</text:p>
          </table:table-cell>
          <table:table-cell table:formula="of:=[.C13]" office:value-type="float" office:value="16" calcext:value-type="float">
            <text:p>16</text:p>
          </table:table-cell>
          <table:table-cell table:formula="of:=[.E13]" office:value-type="float" office:value="0.246306152923643" calcext:value-type="float">
            <text:p>0.246306152923643</text:p>
          </table:table-cell>
          <table:table-cell table:formula="of:=[.D13]" office:value-type="float" office:value="0.796505065570576" calcext:value-type="float">
            <text:p>0.7965050655705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8" calcext:value-type="float">
            <text:p>18</text:p>
          </table:table-cell>
          <table:table-cell office:value-type="float" office:value="0.817257844839674" calcext:value-type="float">
            <text:p>0.817257844839674</text:p>
          </table:table-cell>
          <table:table-cell office:value-type="float" office:value="0.304617173484953" calcext:value-type="float">
            <text:p>0.304617173484953</text:p>
          </table:table-cell>
          <table:table-cell office:value-type="float" office:value="0.153868053413116" calcext:value-type="float">
            <text:p>0.153868053413116</text:p>
          </table:table-cell>
          <table:table-cell table:formula="of:=1.28*SIN([.H14]*PI()/180)" office:value-type="float" office:value="0.395541752799933" calcext:value-type="float">
            <text:p>0.395541752799933</text:p>
          </table:table-cell>
          <table:table-cell table:formula="of:=[.C14]" office:value-type="float" office:value="18" calcext:value-type="float">
            <text:p>18</text:p>
          </table:table-cell>
          <table:table-cell table:formula="of:=[.E14]" office:value-type="float" office:value="0.304617173484953" calcext:value-type="float">
            <text:p>0.304617173484953</text:p>
          </table:table-cell>
          <table:table-cell table:formula="of:=[.D14]" office:value-type="float" office:value="0.817257844839674" calcext:value-type="float">
            <text:p>0.817257844839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20" calcext:value-type="float">
            <text:p>20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844" calcext:value-type="float">
            <text:p>0.1844</text:p>
          </table:table-cell>
          <table:table-cell table:formula="of:=1.28*SIN([.H15]*PI()/180)" office:value-type="float" office:value="0.437785783456856" calcext:value-type="float">
            <text:p>0.437785783456856</text:p>
          </table:table-cell>
          <table:table-cell table:formula="of:=[.C15]" office:value-type="float" office:value="20" calcext:value-type="float">
            <text:p>20</text:p>
          </table:table-cell>
          <table:table-cell table:formula="of:=[.E15]" office:value-type="float" office:value="0.3582" calcext:value-type="float">
            <text:p>0.3582</text:p>
          </table:table-cell>
          <table:table-cell table:formula="of:=[.D15]" office:value-type="float" office:value="0.8388" calcext:value-type="float">
            <text:p>0.83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22" calcext:value-type="float">
            <text:p>22</text:p>
          </table:table-cell>
          <table:table-cell office:value-type="float" office:value="0.857029589133918" calcext:value-type="float">
            <text:p>0.857029589133918</text:p>
          </table:table-cell>
          <table:table-cell office:value-type="float" office:value="0.394144444248518" calcext:value-type="float">
            <text:p>0.394144444248518</text:p>
          </table:table-cell>
          <table:table-cell office:value-type="float" office:value="0.193860744178291" calcext:value-type="float">
            <text:p>0.193860744178291</text:p>
          </table:table-cell>
          <table:table-cell table:formula="of:=1.28*SIN([.H16]*PI()/180)" office:value-type="float" office:value="0.479496439572367" calcext:value-type="float">
            <text:p>0.479496439572367</text:p>
          </table:table-cell>
          <table:table-cell table:formula="of:=[.C16]" office:value-type="float" office:value="22" calcext:value-type="float">
            <text:p>22</text:p>
          </table:table-cell>
          <table:table-cell table:formula="of:=[.E16]" office:value-type="float" office:value="0.394144444248518" calcext:value-type="float">
            <text:p>0.394144444248518</text:p>
          </table:table-cell>
          <table:table-cell table:formula="of:=[.D16]" office:value-type="float" office:value="0.857029589133918" calcext:value-type="float">
            <text:p>0.8570295891339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24" calcext:value-type="float">
            <text:p>24</text:p>
          </table:table-cell>
          <table:table-cell office:value-type="float" office:value="0.872880846394213" calcext:value-type="float">
            <text:p>0.872880846394213</text:p>
          </table:table-cell>
          <table:table-cell office:value-type="float" office:value="0.418586670720985" calcext:value-type="float">
            <text:p>0.418586670720985</text:p>
          </table:table-cell>
          <table:table-cell office:value-type="float" office:value="0.190616065865061" calcext:value-type="float">
            <text:p>0.190616065865061</text:p>
          </table:table-cell>
          <table:table-cell table:formula="of:=1.28*SIN([.H17]*PI()/180)" office:value-type="float" office:value="0.520622903137024" calcext:value-type="float">
            <text:p>0.520622903137024</text:p>
          </table:table-cell>
          <table:table-cell table:formula="of:=[.C17]" office:value-type="float" office:value="24" calcext:value-type="float">
            <text:p>24</text:p>
          </table:table-cell>
          <table:table-cell table:formula="of:=[.E17]" office:value-type="float" office:value="0.418586670720985" calcext:value-type="float">
            <text:p>0.418586670720985</text:p>
          </table:table-cell>
          <table:table-cell table:formula="of:=[.D17]" office:value-type="float" office:value="0.872880846394213" calcext:value-type="float">
            <text:p>0.872880846394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26" calcext:value-type="float">
            <text:p>26</text:p>
          </table:table-cell>
          <table:table-cell office:value-type="float" office:value="0.88831027068218" calcext:value-type="float">
            <text:p>0.88831027068218</text:p>
          </table:table-cell>
          <table:table-cell office:value-type="float" office:value="0.442205411524253" calcext:value-type="float">
            <text:p>0.442205411524253</text:p>
          </table:table-cell>
          <table:table-cell office:value-type="float" office:value="0.187965224093475" calcext:value-type="float">
            <text:p>0.187965224093475</text:p>
          </table:table-cell>
          <table:table-cell table:formula="of:=1.28*SIN([.H18]*PI()/180)" office:value-type="float" office:value="0.561115067890019" calcext:value-type="float">
            <text:p>0.561115067890019</text:p>
          </table:table-cell>
          <table:table-cell table:formula="of:=[.C18]" office:value-type="float" office:value="26" calcext:value-type="float">
            <text:p>26</text:p>
          </table:table-cell>
          <table:table-cell table:formula="of:=[.E18]" office:value-type="float" office:value="0.442205411524253" calcext:value-type="float">
            <text:p>0.442205411524253</text:p>
          </table:table-cell>
          <table:table-cell table:formula="of:=[.D18]" office:value-type="float" office:value="0.88831027068218" calcext:value-type="float">
            <text:p>0.88831027068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28" calcext:value-type="float">
            <text:p>28</text:p>
          </table:table-cell>
          <table:table-cell office:value-type="float" office:value="0.89982843770985" calcext:value-type="float">
            <text:p>0.89982843770985</text:p>
          </table:table-cell>
          <table:table-cell office:value-type="float" office:value="0.470641925855055" calcext:value-type="float">
            <text:p>0.470641925855055</text:p>
          </table:table-cell>
          <table:table-cell office:value-type="float" office:value="0.19075906063512" calcext:value-type="float">
            <text:p>0.19075906063512</text:p>
          </table:table-cell>
          <table:table-cell table:formula="of:=1.28*SIN([.H19]*PI()/180)" office:value-type="float" office:value="0.60092360036594" calcext:value-type="float">
            <text:p>0.60092360036594</text:p>
          </table:table-cell>
          <table:table-cell table:formula="of:=[.C19]" office:value-type="float" office:value="28" calcext:value-type="float">
            <text:p>28</text:p>
          </table:table-cell>
          <table:table-cell table:formula="of:=[.E19]" office:value-type="float" office:value="0.470641925855055" calcext:value-type="float">
            <text:p>0.470641925855055</text:p>
          </table:table-cell>
          <table:table-cell table:formula="of:=[.D19]" office:value-type="float" office:value="0.89982843770985" calcext:value-type="float">
            <text:p>0.89982843770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30" calcext:value-type="float">
            <text:p>30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1954" calcext:value-type="float">
            <text:p>0.1954</text:p>
          </table:table-cell>
          <table:table-cell/>
          <table:table-cell table:formula="of:=[.C20]" office:value-type="float" office:value="30" calcext:value-type="float">
            <text:p>30</text:p>
          </table:table-cell>
          <table:table-cell table:formula="of:=[.E20]" office:value-type="float" office:value="0.5045" calcext:value-type="float">
            <text:p>0.5045</text:p>
          </table:table-cell>
          <table:table-cell table:formula="of:=[.D20]" office:value-type="float" office:value="0.8985" calcext:value-type="float">
            <text:p>0.8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32" calcext:value-type="float">
            <text:p>32</text:p>
          </table:table-cell>
          <table:table-cell office:value-type="float" office:value="0.878424323399842" calcext:value-type="float">
            <text:p>0.878424323399842</text:p>
          </table:table-cell>
          <table:table-cell office:value-type="float" office:value="0.542987469468612" calcext:value-type="float">
            <text:p>0.542987469468612</text:p>
          </table:table-cell>
          <table:table-cell office:value-type="float" office:value="0.198763862271045" calcext:value-type="float">
            <text:p>0.198763862271045</text:p>
          </table:table-cell>
          <table:table-cell/>
          <table:table-cell table:formula="of:=[.C21]" office:value-type="float" office:value="32" calcext:value-type="float">
            <text:p>32</text:p>
          </table:table-cell>
          <table:table-cell table:formula="of:=[.E21]" office:value-type="float" office:value="0.542987469468612" calcext:value-type="float">
            <text:p>0.542987469468612</text:p>
          </table:table-cell>
          <table:table-cell table:formula="of:=[.D21]" office:value-type="float" office:value="0.878424323399842" calcext:value-type="float">
            <text:p>0.8784243233998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34" calcext:value-type="float">
            <text:p>34</text:p>
          </table:table-cell>
          <table:table-cell office:value-type="float" office:value="0.846786744130744" calcext:value-type="float">
            <text:p>0.846786744130744</text:p>
          </table:table-cell>
          <table:table-cell office:value-type="float" office:value="0.580604448907303" calcext:value-type="float">
            <text:p>0.580604448907303</text:p>
          </table:table-cell>
          <table:table-cell office:value-type="float" office:value="0.201089339781411" calcext:value-type="float">
            <text:p>0.201089339781411</text:p>
          </table:table-cell>
          <table:table-cell/>
          <table:table-cell table:formula="of:=[.C22]" office:value-type="float" office:value="34" calcext:value-type="float">
            <text:p>34</text:p>
          </table:table-cell>
          <table:table-cell table:formula="of:=[.E22]" office:value-type="float" office:value="0.580604448907303" calcext:value-type="float">
            <text:p>0.580604448907303</text:p>
          </table:table-cell>
          <table:table-cell table:formula="of:=[.D22]" office:value-type="float" office:value="0.846786744130744" calcext:value-type="float">
            <text:p>0.846786744130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36" calcext:value-type="float">
            <text:p>36</text:p>
          </table:table-cell>
          <table:table-cell office:value-type="float" office:value="0.813861123979939" calcext:value-type="float">
            <text:p>0.813861123979939</text:p>
          </table:table-cell>
          <table:table-cell office:value-type="float" office:value="0.610956008415903" calcext:value-type="float">
            <text:p>0.610956008415903</text:p>
          </table:table-cell>
          <table:table-cell office:value-type="float" office:value="0.203426806385168" calcext:value-type="float">
            <text:p>0.203426806385168</text:p>
          </table:table-cell>
          <table:table-cell/>
          <table:table-cell table:formula="of:=[.C23]" office:value-type="float" office:value="36" calcext:value-type="float">
            <text:p>36</text:p>
          </table:table-cell>
          <table:table-cell table:formula="of:=[.E23]" office:value-type="float" office:value="0.610956008415903" calcext:value-type="float">
            <text:p>0.610956008415903</text:p>
          </table:table-cell>
          <table:table-cell table:formula="of:=[.D23]" office:value-type="float" office:value="0.813861123979939" calcext:value-type="float">
            <text:p>0.813861123979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38" calcext:value-type="float">
            <text:p>38</text:p>
          </table:table-cell>
          <table:table-cell office:value-type="float" office:value="0.785713083098232" calcext:value-type="float">
            <text:p>0.785713083098232</text:p>
          </table:table-cell>
          <table:table-cell office:value-type="float" office:value="0.634130588485812" calcext:value-type="float">
            <text:p>0.634130588485812</text:p>
          </table:table-cell>
          <table:table-cell office:value-type="float" office:value="0.206158795478558" calcext:value-type="float">
            <text:p>0.206158795478558</text:p>
          </table:table-cell>
          <table:table-cell/>
          <table:table-cell table:formula="of:=[.C24]" office:value-type="float" office:value="38" calcext:value-type="float">
            <text:p>38</text:p>
          </table:table-cell>
          <table:table-cell table:formula="of:=[.E24]" office:value-type="float" office:value="0.634130588485812" calcext:value-type="float">
            <text:p>0.634130588485812</text:p>
          </table:table-cell>
          <table:table-cell table:formula="of:=[.D24]" office:value-type="float" office:value="0.785713083098232" calcext:value-type="float">
            <text:p>0.785713083098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40" calcext:value-type="float">
            <text:p>40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209" calcext:value-type="float">
            <text:p>0.209</text:p>
          </table:table-cell>
          <table:table-cell/>
          <table:table-cell table:formula="of:=[.C25]" office:value-type="float" office:value="40" calcext:value-type="float">
            <text:p>40</text:p>
          </table:table-cell>
          <table:table-cell table:formula="of:=[.E25]" office:value-type="float" office:value="0.6567" calcext:value-type="float">
            <text:p>0.6567</text:p>
          </table:table-cell>
          <table:table-cell table:formula="of:=[.D25]" office:value-type="float" office:value="0.7642" calcext:value-type="float">
            <text:p>0.7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42" calcext:value-type="float">
            <text:p>42</text:p>
          </table:table-cell>
          <table:table-cell office:value-type="float" office:value="0.749963738463877" calcext:value-type="float">
            <text:p>0.749963738463877</text:p>
          </table:table-cell>
          <table:table-cell office:value-type="float" office:value="0.683786528312055" calcext:value-type="float">
            <text:p>0.683786528312055</text:p>
          </table:table-cell>
          <table:table-cell office:value-type="float" office:value="0.211718127616336" calcext:value-type="float">
            <text:p>0.211718127616336</text:p>
          </table:table-cell>
          <table:table-cell/>
          <table:table-cell table:formula="of:=[.C26]" office:value-type="float" office:value="42" calcext:value-type="float">
            <text:p>42</text:p>
          </table:table-cell>
          <table:table-cell table:formula="of:=[.E26]" office:value-type="float" office:value="0.683786528312055" calcext:value-type="float">
            <text:p>0.683786528312055</text:p>
          </table:table-cell>
          <table:table-cell table:formula="of:=[.D26]" office:value-type="float" office:value="0.749963738463877" calcext:value-type="float">
            <text:p>0.749963738463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44" calcext:value-type="float">
            <text:p>44</text:p>
          </table:table-cell>
          <table:table-cell office:value-type="float" office:value="0.739515971436206" calcext:value-type="float">
            <text:p>0.739515971436206</text:p>
          </table:table-cell>
          <table:table-cell office:value-type="float" office:value="0.713586813981253" calcext:value-type="float">
            <text:p>0.713586813981253</text:p>
          </table:table-cell>
          <table:table-cell office:value-type="float" office:value="0.214409091074692" calcext:value-type="float">
            <text:p>0.214409091074692</text:p>
          </table:table-cell>
          <table:table-cell/>
          <table:table-cell table:formula="of:=[.C27]" office:value-type="float" office:value="44" calcext:value-type="float">
            <text:p>44</text:p>
          </table:table-cell>
          <table:table-cell table:formula="of:=[.E27]" office:value-type="float" office:value="0.713586813981253" calcext:value-type="float">
            <text:p>0.713586813981253</text:p>
          </table:table-cell>
          <table:table-cell table:formula="of:=[.D27]" office:value-type="float" office:value="0.739515971436206" calcext:value-type="float">
            <text:p>0.739515971436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46" calcext:value-type="float">
            <text:p>46</text:p>
          </table:table-cell>
          <table:table-cell office:value-type="float" office:value="0.728414265036966" calcext:value-type="float">
            <text:p>0.728414265036966</text:p>
          </table:table-cell>
          <table:table-cell office:value-type="float" office:value="0.742694706298385" calcext:value-type="float">
            <text:p>0.742694706298385</text:p>
          </table:table-cell>
          <table:table-cell office:value-type="float" office:value="0.217239665298871" calcext:value-type="float">
            <text:p>0.217239665298871</text:p>
          </table:table-cell>
          <table:table-cell/>
          <table:table-cell table:formula="of:=[.C28]" office:value-type="float" office:value="46" calcext:value-type="float">
            <text:p>46</text:p>
          </table:table-cell>
          <table:table-cell table:formula="of:=[.E28]" office:value-type="float" office:value="0.742694706298385" calcext:value-type="float">
            <text:p>0.742694706298385</text:p>
          </table:table-cell>
          <table:table-cell table:formula="of:=[.D28]" office:value-type="float" office:value="0.728414265036966" calcext:value-type="float">
            <text:p>0.728414265036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48" calcext:value-type="float">
            <text:p>48</text:p>
          </table:table-cell>
          <table:table-cell office:value-type="float" office:value="0.714020325665398" calcext:value-type="float">
            <text:p>0.714020325665398</text:p>
          </table:table-cell>
          <table:table-cell office:value-type="float" office:value="0.770662312946318" calcext:value-type="float">
            <text:p>0.770662312946318</text:p>
          </table:table-cell>
          <table:table-cell office:value-type="float" office:value="0.220119276064694" calcext:value-type="float">
            <text:p>0.220119276064694</text:p>
          </table:table-cell>
          <table:table-cell/>
          <table:table-cell table:formula="of:=[.C29]" office:value-type="float" office:value="48" calcext:value-type="float">
            <text:p>48</text:p>
          </table:table-cell>
          <table:table-cell table:formula="of:=[.E29]" office:value-type="float" office:value="0.770662312946318" calcext:value-type="float">
            <text:p>0.770662312946318</text:p>
          </table:table-cell>
          <table:table-cell table:formula="of:=[.D29]" office:value-type="float" office:value="0.714020325665398" calcext:value-type="float">
            <text:p>0.714020325665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50" calcext:value-type="float">
            <text:p>50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8" calcext:value-type="float">
            <text:p>0.8</text:p>
          </table:table-cell>
          <table:table-cell office:value-type="float" office:value="0.2227" calcext:value-type="float">
            <text:p>0.2227</text:p>
          </table:table-cell>
          <table:table-cell/>
          <table:table-cell table:formula="of:=[.C30]" office:value-type="float" office:value="50" calcext:value-type="float">
            <text:p>50</text:p>
          </table:table-cell>
          <table:table-cell table:formula="of:=[.E30]" office:value-type="float" office:value="0.8" calcext:value-type="float">
            <text:p>0.8</text:p>
          </table:table-cell>
          <table:table-cell table:formula="of:=[.D30]" office:value-type="float" office:value="0.6955" calcext:value-type="float">
            <text:p>0.6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52" calcext:value-type="float">
            <text:p>52</text:p>
          </table:table-cell>
          <table:table-cell office:value-type="float" office:value="0.672494754465998" calcext:value-type="float">
            <text:p>0.672494754465998</text:p>
          </table:table-cell>
          <table:table-cell office:value-type="float" office:value="0.832583520252223" calcext:value-type="float">
            <text:p>0.832583520252223</text:p>
          </table:table-cell>
          <table:table-cell office:value-type="float" office:value="0.22471031359184" calcext:value-type="float">
            <text:p>0.22471031359184</text:p>
          </table:table-cell>
          <table:table-cell/>
          <table:table-cell table:formula="of:=[.C31]" office:value-type="float" office:value="52" calcext:value-type="float">
            <text:p>52</text:p>
          </table:table-cell>
          <table:table-cell table:formula="of:=[.E31]" office:value-type="float" office:value="0.832583520252223" calcext:value-type="float">
            <text:p>0.832583520252223</text:p>
          </table:table-cell>
          <table:table-cell table:formula="of:=[.D31]" office:value-type="float" office:value="0.672494754465998" calcext:value-type="float">
            <text:p>0.672494754465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54" calcext:value-type="float">
            <text:p>54</text:p>
          </table:table-cell>
          <table:table-cell office:value-type="float" office:value="0.646234770948686" calcext:value-type="float">
            <text:p>0.646234770948686</text:p>
          </table:table-cell>
          <table:table-cell office:value-type="float" office:value="0.867235693646784" calcext:value-type="float">
            <text:p>0.867235693646784</text:p>
          </table:table-cell>
          <table:table-cell office:value-type="float" office:value="0.226229049137686" calcext:value-type="float">
            <text:p>0.226229049137686</text:p>
          </table:table-cell>
          <table:table-cell/>
          <table:table-cell table:formula="of:=[.C32]" office:value-type="float" office:value="54" calcext:value-type="float">
            <text:p>54</text:p>
          </table:table-cell>
          <table:table-cell table:formula="of:=[.E32]" office:value-type="float" office:value="0.867235693646784" calcext:value-type="float">
            <text:p>0.867235693646784</text:p>
          </table:table-cell>
          <table:table-cell table:formula="of:=[.D32]" office:value-type="float" office:value="0.646234770948686" calcext:value-type="float">
            <text:p>0.6462347709486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56" calcext:value-type="float">
            <text:p>56</text:p>
          </table:table-cell>
          <table:table-cell office:value-type="float" office:value="0.618347410198375" calcext:value-type="float">
            <text:p>0.618347410198375</text:p>
          </table:table-cell>
          <table:table-cell office:value-type="float" office:value="0.902016106915234" calcext:value-type="float">
            <text:p>0.902016106915234</text:p>
          </table:table-cell>
          <table:table-cell office:value-type="float" office:value="0.227422627887611" calcext:value-type="float">
            <text:p>0.227422627887611</text:p>
          </table:table-cell>
          <table:table-cell/>
          <table:table-cell table:formula="of:=[.C33]" office:value-type="float" office:value="56" calcext:value-type="float">
            <text:p>56</text:p>
          </table:table-cell>
          <table:table-cell table:formula="of:=[.E33]" office:value-type="float" office:value="0.902016106915234" calcext:value-type="float">
            <text:p>0.902016106915234</text:p>
          </table:table-cell>
          <table:table-cell table:formula="of:=[.D33]" office:value-type="float" office:value="0.618347410198375" calcext:value-type="float">
            <text:p>0.618347410198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58" calcext:value-type="float">
            <text:p>58</text:p>
          </table:table-cell>
          <table:table-cell office:value-type="float" office:value="0.590460032965376" calcext:value-type="float">
            <text:p>0.590460032965376</text:p>
          </table:table-cell>
          <table:table-cell office:value-type="float" office:value="0.934984346789123" calcext:value-type="float">
            <text:p>0.934984346789123</text:p>
          </table:table-cell>
          <table:table-cell office:value-type="float" office:value="0.228457471091691" calcext:value-type="float">
            <text:p>0.228457471091691</text:p>
          </table:table-cell>
          <table:table-cell/>
          <table:table-cell table:formula="of:=[.C34]" office:value-type="float" office:value="58" calcext:value-type="float">
            <text:p>58</text:p>
          </table:table-cell>
          <table:table-cell table:formula="of:=[.E34]" office:value-type="float" office:value="0.934984346789123" calcext:value-type="float">
            <text:p>0.934984346789123</text:p>
          </table:table-cell>
          <table:table-cell table:formula="of:=[.D34]" office:value-type="float" office:value="0.590460032965376" calcext:value-type="float">
            <text:p>0.5904600329653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60" calcext:value-type="float">
            <text:p>60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2295" calcext:value-type="float">
            <text:p>0.2295</text:p>
          </table:table-cell>
          <table:table-cell/>
          <table:table-cell table:formula="of:=[.C35]" office:value-type="float" office:value="60" calcext:value-type="float">
            <text:p>60</text:p>
          </table:table-cell>
          <table:table-cell table:formula="of:=[.E35]" office:value-type="float" office:value="0.9642" calcext:value-type="float">
            <text:p>0.9642</text:p>
          </table:table-cell>
          <table:table-cell table:formula="of:=[.D35]" office:value-type="float" office:value="0.5642" calcext:value-type="float">
            <text:p>0.5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62" calcext:value-type="float">
            <text:p>62</text:p>
          </table:table-cell>
          <table:table-cell office:value-type="float" office:value="0.540662131048972" calcext:value-type="float">
            <text:p>0.540662131048972</text:p>
          </table:table-cell>
          <table:table-cell office:value-type="float" office:value="0.988335653265708" calcext:value-type="float">
            <text:p>0.988335653265708</text:p>
          </table:table-cell>
          <table:table-cell office:value-type="float" office:value="0.230681814471753" calcext:value-type="float">
            <text:p>0.230681814471753</text:p>
          </table:table-cell>
          <table:table-cell/>
          <table:table-cell table:formula="of:=[.C36]" office:value-type="float" office:value="62" calcext:value-type="float">
            <text:p>62</text:p>
          </table:table-cell>
          <table:table-cell table:formula="of:=[.E36]" office:value-type="float" office:value="0.988335653265708" calcext:value-type="float">
            <text:p>0.988335653265708</text:p>
          </table:table-cell>
          <table:table-cell table:formula="of:=[.D36]" office:value-type="float" office:value="0.540662131048972" calcext:value-type="float">
            <text:p>0.540662131048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64" calcext:value-type="float">
            <text:p>64</text:p>
          </table:table-cell>
          <table:table-cell office:value-type="float" office:value="0.518811081844667" calcext:value-type="float">
            <text:p>0.518811081844667</text:p>
          </table:table-cell>
          <table:table-cell office:value-type="float" office:value="1.00851589324926" calcext:value-type="float">
            <text:p>1.00851589324926</text:p>
          </table:table-cell>
          <table:table-cell office:value-type="float" office:value="0.23199522880272" calcext:value-type="float">
            <text:p>0.23199522880272</text:p>
          </table:table-cell>
          <table:table-cell/>
          <table:table-cell table:formula="of:=[.C37]" office:value-type="float" office:value="64" calcext:value-type="float">
            <text:p>64</text:p>
          </table:table-cell>
          <table:table-cell table:formula="of:=[.E37]" office:value-type="float" office:value="1.00851589324926" calcext:value-type="float">
            <text:p>1.00851589324926</text:p>
          </table:table-cell>
          <table:table-cell table:formula="of:=[.D37]" office:value-type="float" office:value="0.518811081844667" calcext:value-type="float">
            <text:p>0.518811081844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66" calcext:value-type="float">
            <text:p>66</text:p>
          </table:table-cell>
          <table:table-cell office:value-type="float" office:value="0.497078967115877" calcext:value-type="float">
            <text:p>0.497078967115877</text:p>
          </table:table-cell>
          <table:table-cell office:value-type="float" office:value="1.02647830659996" calcext:value-type="float">
            <text:p>1.02647830659996</text:p>
          </table:table-cell>
          <table:table-cell office:value-type="float" office:value="0.23339773589781" calcext:value-type="float">
            <text:p>0.23339773589781</text:p>
          </table:table-cell>
          <table:table-cell/>
          <table:table-cell table:formula="of:=[.C38]" office:value-type="float" office:value="66" calcext:value-type="float">
            <text:p>66</text:p>
          </table:table-cell>
          <table:table-cell table:formula="of:=[.E38]" office:value-type="float" office:value="1.02647830659996" calcext:value-type="float">
            <text:p>1.02647830659996</text:p>
          </table:table-cell>
          <table:table-cell table:formula="of:=[.D38]" office:value-type="float" office:value="0.497078967115877" calcext:value-type="float">
            <text:p>0.497078967115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68" calcext:value-type="float">
            <text:p>68</text:p>
          </table:table-cell>
          <table:table-cell office:value-type="float" office:value="0.473897901591392" calcext:value-type="float">
            <text:p>0.473897901591392</text:p>
          </table:table-cell>
          <table:table-cell office:value-type="float" office:value="1.0439604799671" calcext:value-type="float">
            <text:p>1.0439604799671</text:p>
          </table:table-cell>
          <table:table-cell office:value-type="float" office:value="0.234846828661934" calcext:value-type="float">
            <text:p>0.234846828661934</text:p>
          </table:table-cell>
          <table:table-cell/>
          <table:table-cell table:formula="of:=[.C39]" office:value-type="float" office:value="68" calcext:value-type="float">
            <text:p>68</text:p>
          </table:table-cell>
          <table:table-cell table:formula="of:=[.E39]" office:value-type="float" office:value="1.0439604799671" calcext:value-type="float">
            <text:p>1.0439604799671</text:p>
          </table:table-cell>
          <table:table-cell table:formula="of:=[.D39]" office:value-type="float" office:value="0.473897901591392" calcext:value-type="float">
            <text:p>0.473897901591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70" calcext:value-type="float">
            <text:p>70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0627" calcext:value-type="float">
            <text:p>1.0627</text:p>
          </table:table-cell>
          <table:table-cell office:value-type="float" office:value="0.2363" calcext:value-type="float">
            <text:p>0.2363</text:p>
          </table:table-cell>
          <table:table-cell/>
          <table:table-cell table:formula="of:=[.C40]" office:value-type="float" office:value="70" calcext:value-type="float">
            <text:p>70</text:p>
          </table:table-cell>
          <table:table-cell table:formula="of:=[.E40]" office:value-type="float" office:value="1.0627" calcext:value-type="float">
            <text:p>1.0627</text:p>
          </table:table-cell>
          <table:table-cell table:formula="of:=[.D40]" office:value-type="float" office:value="0.4477" calcext:value-type="float">
            <text:p>0.44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72" calcext:value-type="float">
            <text:p>72</text:p>
          </table:table-cell>
          <table:table-cell office:value-type="float" office:value="0.417238321338116" calcext:value-type="float">
            <text:p>0.417238321338116</text:p>
          </table:table-cell>
          <table:table-cell office:value-type="float" office:value="1.08393066668494" calcext:value-type="float">
            <text:p>1.08393066668494</text:p>
          </table:table-cell>
          <table:table-cell office:value-type="float" office:value="0.237723228521148" calcext:value-type="float">
            <text:p>0.237723228521148</text:p>
          </table:table-cell>
          <table:table-cell/>
          <table:table-cell table:formula="of:=[.C41]" office:value-type="float" office:value="72" calcext:value-type="float">
            <text:p>72</text:p>
          </table:table-cell>
          <table:table-cell table:formula="of:=[.E41]" office:value-type="float" office:value="1.08393066668494" calcext:value-type="float">
            <text:p>1.08393066668494</text:p>
          </table:table-cell>
          <table:table-cell table:formula="of:=[.D41]" office:value-type="float" office:value="0.417238321338116" calcext:value-type="float">
            <text:p>0.417238321338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74" calcext:value-type="float">
            <text:p>74</text:p>
          </table:table-cell>
          <table:table-cell office:value-type="float" office:value="0.382549701672645" calcext:value-type="float">
            <text:p>0.382549701672645</text:p>
          </table:table-cell>
          <table:table-cell office:value-type="float" office:value="1.10687113335618" calcext:value-type="float">
            <text:p>1.10687113335618</text:p>
          </table:table-cell>
          <table:table-cell office:value-type="float" office:value="0.239116435651435" calcext:value-type="float">
            <text:p>0.239116435651435</text:p>
          </table:table-cell>
          <table:table-cell/>
          <table:table-cell table:formula="of:=[.C42]" office:value-type="float" office:value="74" calcext:value-type="float">
            <text:p>74</text:p>
          </table:table-cell>
          <table:table-cell table:formula="of:=[.E42]" office:value-type="float" office:value="1.10687113335618" calcext:value-type="float">
            <text:p>1.10687113335618</text:p>
          </table:table-cell>
          <table:table-cell table:formula="of:=[.D42]" office:value-type="float" office:value="0.382549701672645" calcext:value-type="float">
            <text:p>0.382549701672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76" calcext:value-type="float">
            <text:p>76</text:p>
          </table:table-cell>
          <table:table-cell office:value-type="float" office:value="0.343991921338116" calcext:value-type="float">
            <text:p>0.343991921338116</text:p>
          </table:table-cell>
          <table:table-cell office:value-type="float" office:value="1.13023626668494" calcext:value-type="float">
            <text:p>1.13023626668494</text:p>
          </table:table-cell>
          <table:table-cell office:value-type="float" office:value="0.240488028521148" calcext:value-type="float">
            <text:p>0.240488028521148</text:p>
          </table:table-cell>
          <table:table-cell/>
          <table:table-cell table:formula="of:=[.C43]" office:value-type="float" office:value="76" calcext:value-type="float">
            <text:p>76</text:p>
          </table:table-cell>
          <table:table-cell table:formula="of:=[.E43]" office:value-type="float" office:value="1.13023626668494" calcext:value-type="float">
            <text:p>1.13023626668494</text:p>
          </table:table-cell>
          <table:table-cell table:formula="of:=[.D43]" office:value-type="float" office:value="0.343991921338116" calcext:value-type="float">
            <text:p>0.343991921338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78" calcext:value-type="float">
            <text:p>78</text:p>
          </table:table-cell>
          <table:table-cell office:value-type="float" office:value="0.301922760669058" calcext:value-type="float">
            <text:p>0.301922760669058</text:p>
          </table:table-cell>
          <table:table-cell office:value-type="float" office:value="1.15274093334247" calcext:value-type="float">
            <text:p>1.15274093334247</text:p>
          </table:table-cell>
          <table:table-cell office:value-type="float" office:value="0.241846414260574" calcext:value-type="float">
            <text:p>0.241846414260574</text:p>
          </table:table-cell>
          <table:table-cell/>
          <table:table-cell table:formula="of:=[.C44]" office:value-type="float" office:value="78" calcext:value-type="float">
            <text:p>78</text:p>
          </table:table-cell>
          <table:table-cell table:formula="of:=[.E44]" office:value-type="float" office:value="1.15274093334247" calcext:value-type="float">
            <text:p>1.15274093334247</text:p>
          </table:table-cell>
          <table:table-cell table:formula="of:=[.D44]" office:value-type="float" office:value="0.301922760669058" calcext:value-type="float">
            <text:p>0.301922760669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80" calcext:value-type="float">
            <text:p>80</text:p>
          </table:table-cell>
          <table:table-cell office:value-type="float" office:value="0.2567" calcext:value-type="float">
            <text:p>0.2567</text:p>
          </table:table-cell>
          <table:table-cell office:value-type="float" office:value="1.1731" calcext:value-type="float">
            <text:p>1.1731</text:p>
          </table:table-cell>
          <table:table-cell office:value-type="float" office:value="0.2432" calcext:value-type="float">
            <text:p>0.2432</text:p>
          </table:table-cell>
          <table:table-cell/>
          <table:table-cell table:formula="of:=[.C45]" office:value-type="float" office:value="80" calcext:value-type="float">
            <text:p>80</text:p>
          </table:table-cell>
          <table:table-cell table:formula="of:=[.E45]" office:value-type="float" office:value="1.1731" calcext:value-type="float">
            <text:p>1.1731</text:p>
          </table:table-cell>
          <table:table-cell table:formula="of:=[.D45]" office:value-type="float" office:value="0.2567" calcext:value-type="float">
            <text:p>0.2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82" calcext:value-type="float">
            <text:p>82</text:p>
          </table:table-cell>
          <table:table-cell office:value-type="float" office:value="0.208714983598565" calcext:value-type="float">
            <text:p>0.208714983598565</text:p>
          </table:table-cell>
          <table:table-cell office:value-type="float" office:value="1.19035687999452" calcext:value-type="float">
            <text:p>1.19035687999452</text:p>
          </table:table-cell>
          <table:table-cell office:value-type="float" office:value="0.244555671443656" calcext:value-type="float">
            <text:p>0.244555671443656</text:p>
          </table:table-cell>
          <table:table-cell/>
          <table:table-cell table:formula="of:=[.C46]" office:value-type="float" office:value="82" calcext:value-type="float">
            <text:p>82</text:p>
          </table:table-cell>
          <table:table-cell table:formula="of:=[.E46]" office:value-type="float" office:value="1.19035687999452" calcext:value-type="float">
            <text:p>1.19035687999452</text:p>
          </table:table-cell>
          <table:table-cell table:formula="of:=[.D46]" office:value-type="float" office:value="0.208714983598565" calcext:value-type="float">
            <text:p>0.208714983598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84" calcext:value-type="float">
            <text:p>84</text:p>
          </table:table-cell>
          <table:table-cell office:value-type="float" office:value="0.158493311464754" calcext:value-type="float">
            <text:p>0.158493311464754</text:p>
          </table:table-cell>
          <table:table-cell office:value-type="float" office:value="1.20486917332602" calcext:value-type="float">
            <text:p>1.20486917332602</text:p>
          </table:table-cell>
          <table:table-cell office:value-type="float" office:value="0.245914228591541" calcext:value-type="float">
            <text:p>0.245914228591541</text:p>
          </table:table-cell>
          <table:table-cell/>
          <table:table-cell table:formula="of:=[.C47]" office:value-type="float" office:value="84" calcext:value-type="float">
            <text:p>84</text:p>
          </table:table-cell>
          <table:table-cell table:formula="of:=[.E47]" office:value-type="float" office:value="1.20486917332602" calcext:value-type="float">
            <text:p>1.20486917332602</text:p>
          </table:table-cell>
          <table:table-cell table:formula="of:=[.D47]" office:value-type="float" office:value="0.158493311464754" calcext:value-type="float">
            <text:p>0.1584933114647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86" calcext:value-type="float">
            <text:p>86</text:p>
          </table:table-cell>
          <table:table-cell office:value-type="float" office:value="0.106594147531659" calcext:value-type="float">
            <text:p>0.106594147531659</text:p>
          </table:table-cell>
          <table:table-cell office:value-type="float" office:value="1.21732302666027" calcext:value-type="float">
            <text:p>1.21732302666027</text:p>
          </table:table-cell>
          <table:table-cell office:value-type="float" office:value="0.247274950017598" calcext:value-type="float">
            <text:p>0.247274950017598</text:p>
          </table:table-cell>
          <table:table-cell/>
          <table:table-cell table:formula="of:=[.C48]" office:value-type="float" office:value="86" calcext:value-type="float">
            <text:p>86</text:p>
          </table:table-cell>
          <table:table-cell table:formula="of:=[.E48]" office:value-type="float" office:value="1.21732302666027" calcext:value-type="float">
            <text:p>1.21732302666027</text:p>
          </table:table-cell>
          <table:table-cell table:formula="of:=[.D48]" office:value-type="float" office:value="0.106594147531659" calcext:value-type="float">
            <text:p>0.106594147531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88" calcext:value-type="float">
            <text:p>88</text:p>
          </table:table-cell>
          <table:table-cell office:value-type="float" office:value="0.0535766557323768" calcext:value-type="float">
            <text:p>0.053576655732377</text:p>
          </table:table-cell>
          <table:table-cell office:value-type="float" office:value="1.22840458666301" calcext:value-type="float">
            <text:p>1.22840458666301</text:p>
          </table:table-cell>
          <table:table-cell office:value-type="float" office:value="0.24863711429577" calcext:value-type="float">
            <text:p>0.24863711429577</text:p>
          </table:table-cell>
          <table:table-cell/>
          <table:table-cell table:formula="of:=[.C49]" office:value-type="float" office:value="88" calcext:value-type="float">
            <text:p>88</text:p>
          </table:table-cell>
          <table:table-cell table:formula="of:=[.E49]" office:value-type="float" office:value="1.22840458666301" calcext:value-type="float">
            <text:p>1.22840458666301</text:p>
          </table:table-cell>
          <table:table-cell table:formula="of:=[.D49]" office:value-type="float" office:value="0.0535766557323768" calcext:value-type="float">
            <text:p>0.0535766557323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1.2388" calcext:value-type="float">
            <text:p>1.238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50]" office:value-type="float" office:value="90" calcext:value-type="float">
            <text:p>90</text:p>
          </table:table-cell>
          <table:table-cell table:formula="of:=[.E50]" office:value-type="float" office:value="1.2388" calcext:value-type="float">
            <text:p>1.2388</text:p>
          </table:table-cell>
          <table:table-cell table:style-name="ce1" table:formula="of:=[.D50]" office:value-type="float" office:value="0" calcext:value-type="float">
            <text:p>0.00E+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92" calcext:value-type="float">
            <text:p>92</text:p>
          </table:table-cell>
          <table:table-cell office:value-type="float" office:value="-0.0535766557323768" calcext:value-type="float">
            <text:p>-0.053576655732377</text:p>
          </table:table-cell>
          <table:table-cell office:value-type="float" office:value="1.24919541333699" calcext:value-type="float">
            <text:p>1.24919541333699</text:p>
          </table:table-cell>
          <table:table-cell office:value-type="float" office:value="0.25136288570423" calcext:value-type="float">
            <text:p>0.25136288570423</text:p>
          </table:table-cell>
          <table:table-cell/>
          <table:table-cell table:formula="of:=[.C51]" office:value-type="float" office:value="92" calcext:value-type="float">
            <text:p>92</text:p>
          </table:table-cell>
          <table:table-cell table:formula="of:=[.E51]" office:value-type="float" office:value="1.24919541333699" calcext:value-type="float">
            <text:p>1.24919541333699</text:p>
          </table:table-cell>
          <table:table-cell table:formula="of:=[.D51]" office:value-type="float" office:value="-0.0535766557323768" calcext:value-type="float">
            <text:p>-0.0535766557323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94" calcext:value-type="float">
            <text:p>94</text:p>
          </table:table-cell>
          <table:table-cell office:value-type="float" office:value="-0.106594147531659" calcext:value-type="float">
            <text:p>-0.106594147531659</text:p>
          </table:table-cell>
          <table:table-cell office:value-type="float" office:value="1.26027697333973" calcext:value-type="float">
            <text:p>1.26027697333973</text:p>
          </table:table-cell>
          <table:table-cell office:value-type="float" office:value="0.252725049982402" calcext:value-type="float">
            <text:p>0.252725049982402</text:p>
          </table:table-cell>
          <table:table-cell/>
          <table:table-cell table:formula="of:=[.C52]" office:value-type="float" office:value="94" calcext:value-type="float">
            <text:p>94</text:p>
          </table:table-cell>
          <table:table-cell table:formula="of:=[.E52]" office:value-type="float" office:value="1.26027697333973" calcext:value-type="float">
            <text:p>1.26027697333973</text:p>
          </table:table-cell>
          <table:table-cell table:formula="of:=[.D52]" office:value-type="float" office:value="-0.106594147531659" calcext:value-type="float">
            <text:p>-0.106594147531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96" calcext:value-type="float">
            <text:p>96</text:p>
          </table:table-cell>
          <table:table-cell office:value-type="float" office:value="-0.158493311464754" calcext:value-type="float">
            <text:p>-0.158493311464754</text:p>
          </table:table-cell>
          <table:table-cell office:value-type="float" office:value="1.27273082667398" calcext:value-type="float">
            <text:p>1.27273082667398</text:p>
          </table:table-cell>
          <table:table-cell office:value-type="float" office:value="0.254085771408459" calcext:value-type="float">
            <text:p>0.254085771408459</text:p>
          </table:table-cell>
          <table:table-cell/>
          <table:table-cell table:formula="of:=[.C53]" office:value-type="float" office:value="96" calcext:value-type="float">
            <text:p>96</text:p>
          </table:table-cell>
          <table:table-cell table:formula="of:=[.E53]" office:value-type="float" office:value="1.27273082667398" calcext:value-type="float">
            <text:p>1.27273082667398</text:p>
          </table:table-cell>
          <table:table-cell table:formula="of:=[.D53]" office:value-type="float" office:value="-0.158493311464754" calcext:value-type="float">
            <text:p>-0.1584933114647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98" calcext:value-type="float">
            <text:p>98</text:p>
          </table:table-cell>
          <table:table-cell office:value-type="float" office:value="-0.208714983598565" calcext:value-type="float">
            <text:p>-0.208714983598565</text:p>
          </table:table-cell>
          <table:table-cell office:value-type="float" office:value="1.28724312000548" calcext:value-type="float">
            <text:p>1.28724312000548</text:p>
          </table:table-cell>
          <table:table-cell office:value-type="float" office:value="0.255444328556344" calcext:value-type="float">
            <text:p>0.255444328556344</text:p>
          </table:table-cell>
          <table:table-cell/>
          <table:table-cell table:formula="of:=[.C54]" office:value-type="float" office:value="98" calcext:value-type="float">
            <text:p>98</text:p>
          </table:table-cell>
          <table:table-cell table:formula="of:=[.E54]" office:value-type="float" office:value="1.28724312000548" calcext:value-type="float">
            <text:p>1.28724312000548</text:p>
          </table:table-cell>
          <table:table-cell table:formula="of:=[.D54]" office:value-type="float" office:value="-0.208714983598565" calcext:value-type="float">
            <text:p>-0.208714983598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00" calcext:value-type="float">
            <text:p>100</text:p>
          </table:table-cell>
          <table:table-cell office:value-type="float" office:value="-0.2567" calcext:value-type="float">
            <text:p>-0.2567</text:p>
          </table:table-cell>
          <table:table-cell office:value-type="float" office:value="1.3045" calcext:value-type="float">
            <text:p>1.3045</text:p>
          </table:table-cell>
          <table:table-cell office:value-type="float" office:value="0.2568" calcext:value-type="float">
            <text:p>0.2568</text:p>
          </table:table-cell>
          <table:table-cell/>
          <table:table-cell table:formula="of:=[.C55]" office:value-type="float" office:value="100" calcext:value-type="float">
            <text:p>100</text:p>
          </table:table-cell>
          <table:table-cell table:formula="of:=[.E55]" office:value-type="float" office:value="1.3045" calcext:value-type="float">
            <text:p>1.3045</text:p>
          </table:table-cell>
          <table:table-cell table:formula="of:=[.D55]" office:value-type="float" office:value="-0.2567" calcext:value-type="float">
            <text:p>-0.2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02" calcext:value-type="float">
            <text:p>102</text:p>
          </table:table-cell>
          <table:table-cell office:value-type="float" office:value="-0.301889196735964" calcext:value-type="float">
            <text:p>-0.301889196735964</text:p>
          </table:table-cell>
          <table:table-cell office:value-type="float" office:value="1.32518761332328" calcext:value-type="float">
            <text:p>1.32518761332328</text:p>
          </table:table-cell>
          <table:table-cell office:value-type="float" office:value="0.258152064313369" calcext:value-type="float">
            <text:p>0.258152064313369</text:p>
          </table:table-cell>
          <table:table-cell/>
          <table:table-cell table:formula="of:=[.C56]" office:value-type="float" office:value="102" calcext:value-type="float">
            <text:p>102</text:p>
          </table:table-cell>
          <table:table-cell table:formula="of:=[.E56]" office:value-type="float" office:value="1.32518761332328" calcext:value-type="float">
            <text:p>1.32518761332328</text:p>
          </table:table-cell>
          <table:table-cell table:formula="of:=[.D56]" office:value-type="float" office:value="-0.301889196735964" calcext:value-type="float">
            <text:p>-0.3018891967359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04" calcext:value-type="float">
            <text:p>104</text:p>
          </table:table-cell>
          <table:table-cell office:value-type="float" office:value="-0.343723409873362" calcext:value-type="float">
            <text:p>-0.343723409873362</text:p>
          </table:table-cell>
          <table:table-cell office:value-type="float" office:value="1.34999210664108" calcext:value-type="float">
            <text:p>1.34999210664108</text:p>
          </table:table-cell>
          <table:table-cell office:value-type="float" office:value="0.259499800070393" calcext:value-type="float">
            <text:p>0.259499800070393</text:p>
          </table:table-cell>
          <table:table-cell/>
          <table:table-cell table:formula="of:=[.C57]" office:value-type="float" office:value="104" calcext:value-type="float">
            <text:p>104</text:p>
          </table:table-cell>
          <table:table-cell table:formula="of:=[.E57]" office:value-type="float" office:value="1.34999210664108" calcext:value-type="float">
            <text:p>1.34999210664108</text:p>
          </table:table-cell>
          <table:table-cell table:formula="of:=[.D57]" office:value-type="float" office:value="-0.343723409873362" calcext:value-type="float">
            <text:p>-0.343723409873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06" calcext:value-type="float">
            <text:p>106</text:p>
          </table:table-cell>
          <table:table-cell office:value-type="float" office:value="-0.381643475479101" calcext:value-type="float">
            <text:p>-0.381643475479101</text:p>
          </table:table-cell>
          <table:table-cell office:value-type="float" office:value="1.37959962661915" calcext:value-type="float">
            <text:p>1.37959962661915</text:p>
          </table:table-cell>
          <table:table-cell office:value-type="float" office:value="0.260842485845016" calcext:value-type="float">
            <text:p>0.260842485845016</text:p>
          </table:table-cell>
          <table:table-cell/>
          <table:table-cell table:formula="of:=[.C58]" office:value-type="float" office:value="106" calcext:value-type="float">
            <text:p>106</text:p>
          </table:table-cell>
          <table:table-cell table:formula="of:=[.E58]" office:value-type="float" office:value="1.37959962661915" calcext:value-type="float">
            <text:p>1.37959962661915</text:p>
          </table:table-cell>
          <table:table-cell table:formula="of:=[.D58]" office:value-type="float" office:value="-0.381643475479101" calcext:value-type="float">
            <text:p>-0.381643475479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08" calcext:value-type="float">
            <text:p>108</text:p>
          </table:table-cell>
          <table:table-cell office:value-type="float" office:value="-0.415090229620086" calcext:value-type="float">
            <text:p>-0.415090229620086</text:p>
          </table:table-cell>
          <table:table-cell office:value-type="float" office:value="1.41469631992324" calcext:value-type="float">
            <text:p>1.41469631992324</text:p>
          </table:table-cell>
          <table:table-cell office:value-type="float" office:value="0.262179400211179" calcext:value-type="float">
            <text:p>0.262179400211179</text:p>
          </table:table-cell>
          <table:table-cell/>
          <table:table-cell table:formula="of:=[.C59]" office:value-type="float" office:value="108" calcext:value-type="float">
            <text:p>108</text:p>
          </table:table-cell>
          <table:table-cell table:formula="of:=[.E59]" office:value-type="float" office:value="1.41469631992324" calcext:value-type="float">
            <text:p>1.41469631992324</text:p>
          </table:table-cell>
          <table:table-cell table:formula="of:=[.D59]" office:value-type="float" office:value="-0.415090229620086" calcext:value-type="float">
            <text:p>-0.415090229620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10" calcext:value-type="float">
            <text:p>110</text:p>
          </table:table-cell>
          <table:table-cell office:value-type="float" office:value="-0.443504508363224" calcext:value-type="float">
            <text:p>-0.443504508363224</text:p>
          </table:table-cell>
          <table:table-cell office:value-type="float" office:value="1.4559683332191" calcext:value-type="float">
            <text:p>1.4559683332191</text:p>
          </table:table-cell>
          <table:table-cell office:value-type="float" office:value="0.263509821742826" calcext:value-type="float">
            <text:p>0.263509821742826</text:p>
          </table:table-cell>
          <table:table-cell/>
          <table:table-cell table:formula="of:=[.C60]" office:value-type="float" office:value="110" calcext:value-type="float">
            <text:p>110</text:p>
          </table:table-cell>
          <table:table-cell table:formula="of:=[.E60]" office:value-type="float" office:value="1.4559683332191" calcext:value-type="float">
            <text:p>1.4559683332191</text:p>
          </table:table-cell>
          <table:table-cell table:formula="of:=[.D60]" office:value-type="float" office:value="-0.443504508363224" calcext:value-type="float">
            <text:p>-0.443504508363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12" calcext:value-type="float">
            <text:p>112</text:p>
          </table:table-cell>
          <table:table-cell office:value-type="float" office:value="-0.466327147775419" calcext:value-type="float">
            <text:p>-0.466327147775419</text:p>
          </table:table-cell>
          <table:table-cell office:value-type="float" office:value="1.5041018131725" calcext:value-type="float">
            <text:p>1.5041018131725</text:p>
          </table:table-cell>
          <table:table-cell office:value-type="float" office:value="0.264833029013899" calcext:value-type="float">
            <text:p>0.264833029013899</text:p>
          </table:table-cell>
          <table:table-cell/>
          <table:table-cell table:formula="of:=[.C61]" office:value-type="float" office:value="112" calcext:value-type="float">
            <text:p>112</text:p>
          </table:table-cell>
          <table:table-cell table:formula="of:=[.E61]" office:value-type="float" office:value="1.5041018131725" calcext:value-type="float">
            <text:p>1.5041018131725</text:p>
          </table:table-cell>
          <table:table-cell table:formula="of:=[.D61]" office:value-type="float" office:value="-0.466327147775419" calcext:value-type="float">
            <text:p>-0.466327147775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14" calcext:value-type="float">
            <text:p>114</text:p>
          </table:table-cell>
          <table:table-cell office:value-type="float" office:value="-0.482998983923578" calcext:value-type="float">
            <text:p>-0.482998983923578</text:p>
          </table:table-cell>
          <table:table-cell office:value-type="float" office:value="1.55978290644917" calcext:value-type="float">
            <text:p>1.55978290644917</text:p>
          </table:table-cell>
          <table:table-cell office:value-type="float" office:value="0.26614830059834" calcext:value-type="float">
            <text:p>0.26614830059834</text:p>
          </table:table-cell>
          <table:table-cell/>
          <table:table-cell table:formula="of:=[.C62]" office:value-type="float" office:value="114" calcext:value-type="float">
            <text:p>114</text:p>
          </table:table-cell>
          <table:table-cell table:formula="of:=[.E62]" office:value-type="float" office:value="1.55978290644917" calcext:value-type="float">
            <text:p>1.55978290644917</text:p>
          </table:table-cell>
          <table:table-cell table:formula="of:=[.D62]" office:value-type="float" office:value="-0.482998983923578" calcext:value-type="float">
            <text:p>-0.482998983923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16" calcext:value-type="float">
            <text:p>116</text:p>
          </table:table-cell>
          <table:table-cell office:value-type="float" office:value="-0.492960852874607" calcext:value-type="float">
            <text:p>-0.492960852874607</text:p>
          </table:table-cell>
          <table:table-cell office:value-type="float" office:value="1.62369775971488" calcext:value-type="float">
            <text:p>1.62369775971488</text:p>
          </table:table-cell>
          <table:table-cell office:value-type="float" office:value="0.267454915070093" calcext:value-type="float">
            <text:p>0.267454915070093</text:p>
          </table:table-cell>
          <table:table-cell/>
          <table:table-cell table:formula="of:=[.C63]" office:value-type="float" office:value="116" calcext:value-type="float">
            <text:p>116</text:p>
          </table:table-cell>
          <table:table-cell table:formula="of:=[.E63]" office:value-type="float" office:value="1.62369775971488" calcext:value-type="float">
            <text:p>1.62369775971488</text:p>
          </table:table-cell>
          <table:table-cell table:formula="of:=[.D63]" office:value-type="float" office:value="-0.492960852874607" calcext:value-type="float">
            <text:p>-0.492960852874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18" calcext:value-type="float">
            <text:p>118</text:p>
          </table:table-cell>
          <table:table-cell office:value-type="float" office:value="-0.495653590695411" calcext:value-type="float">
            <text:p>-0.495653590695411</text:p>
          </table:table-cell>
          <table:table-cell office:value-type="float" office:value="1.69653251963537" calcext:value-type="float">
            <text:p>1.69653251963537</text:p>
          </table:table-cell>
          <table:table-cell office:value-type="float" office:value="0.2687521510031" calcext:value-type="float">
            <text:p>0.2687521510031</text:p>
          </table:table-cell>
          <table:table-cell/>
          <table:table-cell table:formula="of:=[.C64]" office:value-type="float" office:value="118" calcext:value-type="float">
            <text:p>118</text:p>
          </table:table-cell>
          <table:table-cell table:formula="of:=[.E64]" office:value-type="float" office:value="1.69653251963537" calcext:value-type="float">
            <text:p>1.69653251963537</text:p>
          </table:table-cell>
          <table:table-cell table:formula="of:=[.D64]" office:value-type="float" office:value="-0.495653590695411" calcext:value-type="float">
            <text:p>-0.4956535906954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20" calcext:value-type="float">
            <text:p>120</text:p>
          </table:table-cell>
          <table:table-cell office:value-type="float" office:value="-0.490518033452895" calcext:value-type="float">
            <text:p>-0.490518033452895</text:p>
          </table:table-cell>
          <table:table-cell office:value-type="float" office:value="1.77897333287641" calcext:value-type="float">
            <text:p>1.77897333287641</text:p>
          </table:table-cell>
          <table:table-cell office:value-type="float" office:value="0.270039286971303" calcext:value-type="float">
            <text:p>0.270039286971303</text:p>
          </table:table-cell>
          <table:table-cell/>
          <table:table-cell table:formula="of:=[.C65]" office:value-type="float" office:value="120" calcext:value-type="float">
            <text:p>120</text:p>
          </table:table-cell>
          <table:table-cell table:formula="of:=[.E65]" office:value-type="float" office:value="1.77897333287641" calcext:value-type="float">
            <text:p>1.77897333287641</text:p>
          </table:table-cell>
          <table:table-cell table:formula="of:=[.D65]" office:value-type="float" office:value="-0.490518033452895" calcext:value-type="float">
            <text:p>-0.490518033452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22" calcext:value-type="float">
            <text:p>122</text:p>
          </table:table-cell>
          <table:table-cell office:value-type="float" office:value="-0.476995017213967" calcext:value-type="float">
            <text:p>-0.476995017213967</text:p>
          </table:table-cell>
          <table:table-cell office:value-type="float" office:value="1.87170634610374" calcext:value-type="float">
            <text:p>1.87170634610374</text:p>
          </table:table-cell>
          <table:table-cell office:value-type="float" office:value="0.271315601548646" calcext:value-type="float">
            <text:p>0.271315601548646</text:p>
          </table:table-cell>
          <table:table-cell/>
          <table:table-cell table:formula="of:=[.C66]" office:value-type="float" office:value="122" calcext:value-type="float">
            <text:p>122</text:p>
          </table:table-cell>
          <table:table-cell table:formula="of:=[.E66]" office:value-type="float" office:value="1.87170634610374" calcext:value-type="float">
            <text:p>1.87170634610374</text:p>
          </table:table-cell>
          <table:table-cell table:formula="of:=[.D66]" office:value-type="float" office:value="-0.476995017213967" calcext:value-type="float">
            <text:p>-0.4769950172139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24" calcext:value-type="float">
            <text:p>124</text:p>
          </table:table-cell>
          <table:table-cell office:value-type="float" office:value="-0.454525378045531" calcext:value-type="float">
            <text:p>-0.454525378045531</text:p>
          </table:table-cell>
          <table:table-cell office:value-type="float" office:value="1.97541770598311" calcext:value-type="float">
            <text:p>1.97541770598311</text:p>
          </table:table-cell>
          <table:table-cell office:value-type="float" office:value="0.27258037330907" calcext:value-type="float">
            <text:p>0.27258037330907</text:p>
          </table:table-cell>
          <table:table-cell/>
          <table:table-cell table:formula="of:=[.C67]" office:value-type="float" office:value="124" calcext:value-type="float">
            <text:p>124</text:p>
          </table:table-cell>
          <table:table-cell table:formula="of:=[.E67]" office:value-type="float" office:value="1.97541770598311" calcext:value-type="float">
            <text:p>1.97541770598311</text:p>
          </table:table-cell>
          <table:table-cell table:formula="of:=[.D67]" office:value-type="float" office:value="-0.454525378045531" calcext:value-type="float">
            <text:p>-0.454525378045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26" calcext:value-type="float">
            <text:p>126</text:p>
          </table:table-cell>
          <table:table-cell office:value-type="float" office:value="-0.422549952014494" calcext:value-type="float">
            <text:p>-0.422549952014494</text:p>
          </table:table-cell>
          <table:table-cell office:value-type="float" office:value="2.09079355918028" calcext:value-type="float">
            <text:p>2.09079355918028</text:p>
          </table:table-cell>
          <table:table-cell office:value-type="float" office:value="0.273832880826518" calcext:value-type="float">
            <text:p>0.273832880826518</text:p>
          </table:table-cell>
          <table:table-cell/>
          <table:table-cell table:formula="of:=[.C68]" office:value-type="float" office:value="126" calcext:value-type="float">
            <text:p>126</text:p>
          </table:table-cell>
          <table:table-cell table:formula="of:=[.E68]" office:value-type="float" office:value="2.09079355918028" calcext:value-type="float">
            <text:p>2.09079355918028</text:p>
          </table:table-cell>
          <table:table-cell table:formula="of:=[.D68]" office:value-type="float" office:value="-0.422549952014494" calcext:value-type="float">
            <text:p>-0.422549952014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28" calcext:value-type="float">
            <text:p>128</text:p>
          </table:table-cell>
          <table:table-cell office:value-type="float" office:value="-0.380509575187761" calcext:value-type="float">
            <text:p>-0.380509575187761</text:p>
          </table:table-cell>
          <table:table-cell office:value-type="float" office:value="2.218520052361" calcext:value-type="float">
            <text:p>2.218520052361</text:p>
          </table:table-cell>
          <table:table-cell office:value-type="float" office:value="0.275072402674933" calcext:value-type="float">
            <text:p>0.275072402674933</text:p>
          </table:table-cell>
          <table:table-cell/>
          <table:table-cell table:formula="of:=[.C69]" office:value-type="float" office:value="128" calcext:value-type="float">
            <text:p>128</text:p>
          </table:table-cell>
          <table:table-cell table:formula="of:=[.E69]" office:value-type="float" office:value="2.218520052361" calcext:value-type="float">
            <text:p>2.218520052361</text:p>
          </table:table-cell>
          <table:table-cell table:formula="of:=[.D69]" office:value-type="float" office:value="-0.380509575187761" calcext:value-type="float">
            <text:p>-0.3805095751877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30" calcext:value-type="float">
            <text:p>130</text:p>
          </table:table-cell>
          <table:table-cell office:value-type="float" office:value="-0.327845083632238" calcext:value-type="float">
            <text:p>-0.327845083632238</text:p>
          </table:table-cell>
          <table:table-cell office:value-type="float" office:value="2.35928333219102" calcext:value-type="float">
            <text:p>2.35928333219102</text:p>
          </table:table-cell>
          <table:table-cell office:value-type="float" office:value="0.276298217428258" calcext:value-type="float">
            <text:p>0.276298217428258</text:p>
          </table:table-cell>
          <table:table-cell/>
          <table:table-cell table:formula="of:=[.C70]" office:value-type="float" office:value="130" calcext:value-type="float">
            <text:p>130</text:p>
          </table:table-cell>
          <table:table-cell table:formula="of:=[.E70]" office:value-type="float" office:value="2.35928333219102" calcext:value-type="float">
            <text:p>2.35928333219102</text:p>
          </table:table-cell>
          <table:table-cell table:formula="of:=[.D70]" office:value-type="float" office:value="-0.327845083632238" calcext:value-type="float">
            <text:p>-0.327845083632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32" calcext:value-type="float">
            <text:p>132</text:p>
          </table:table-cell>
          <table:table-cell office:value-type="float" office:value="-0.263997313414831" calcext:value-type="float">
            <text:p>-0.263997313414831</text:p>
          </table:table-cell>
          <table:table-cell office:value-type="float" office:value="2.5137695453361" calcext:value-type="float">
            <text:p>2.5137695453361</text:p>
          </table:table-cell>
          <table:table-cell office:value-type="float" office:value="0.277509603660435" calcext:value-type="float">
            <text:p>0.277509603660435</text:p>
          </table:table-cell>
          <table:table-cell/>
          <table:table-cell table:formula="of:=[.C71]" office:value-type="float" office:value="132" calcext:value-type="float">
            <text:p>132</text:p>
          </table:table-cell>
          <table:table-cell table:formula="of:=[.E71]" office:value-type="float" office:value="2.5137695453361" calcext:value-type="float">
            <text:p>2.5137695453361</text:p>
          </table:table-cell>
          <table:table-cell table:formula="of:=[.D71]" office:value-type="float" office:value="-0.263997313414831" calcext:value-type="float">
            <text:p>-0.2639973134148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34" calcext:value-type="float">
            <text:p>134</text:p>
          </table:table-cell>
          <table:table-cell office:value-type="float" office:value="-0.188407100602446" calcext:value-type="float">
            <text:p>-0.188407100602446</text:p>
          </table:table-cell>
          <table:table-cell office:value-type="float" office:value="2.68266483846199" calcext:value-type="float">
            <text:p>2.68266483846199</text:p>
          </table:table-cell>
          <table:table-cell office:value-type="float" office:value="0.278705839945407" calcext:value-type="float">
            <text:p>0.278705839945407</text:p>
          </table:table-cell>
          <table:table-cell/>
          <table:table-cell table:formula="of:=[.C72]" office:value-type="float" office:value="134" calcext:value-type="float">
            <text:p>134</text:p>
          </table:table-cell>
          <table:table-cell table:formula="of:=[.E72]" office:value-type="float" office:value="2.68266483846199" calcext:value-type="float">
            <text:p>2.68266483846199</text:p>
          </table:table-cell>
          <table:table-cell table:formula="of:=[.D72]" office:value-type="float" office:value="-0.188407100602446" calcext:value-type="float">
            <text:p>-0.188407100602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36" calcext:value-type="float">
            <text:p>136</text:p>
          </table:table-cell>
          <table:table-cell office:value-type="float" office:value="-0.100515281261988" calcext:value-type="float">
            <text:p>-0.100515281261988</text:p>
          </table:table-cell>
          <table:table-cell office:value-type="float" office:value="2.86665535823444" calcext:value-type="float">
            <text:p>2.86665535823444</text:p>
          </table:table-cell>
          <table:table-cell office:value-type="float" office:value="0.279886204857116" calcext:value-type="float">
            <text:p>0.279886204857116</text:p>
          </table:table-cell>
          <table:table-cell/>
          <table:table-cell table:formula="of:=[.C73]" office:value-type="float" office:value="136" calcext:value-type="float">
            <text:p>136</text:p>
          </table:table-cell>
          <table:table-cell table:formula="of:=[.E73]" office:value-type="float" office:value="2.86665535823444" calcext:value-type="float">
            <text:p>2.86665535823444</text:p>
          </table:table-cell>
          <table:table-cell table:formula="of:=[.D73]" office:value-type="float" office:value="-0.100515281261988" calcext:value-type="float">
            <text:p>-0.100515281261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38" calcext:value-type="float">
            <text:p>138</text:p>
          </table:table-cell>
          <table:table-cell office:value-type="float" office:value="0.000237308539636993" calcext:value-type="float">
            <text:p>0.000237308539637</text:p>
          </table:table-cell>
          <table:table-cell office:value-type="float" office:value="3.06642725131921" calcext:value-type="float">
            <text:p>3.06642725131921</text:p>
          </table:table-cell>
          <table:table-cell office:value-type="float" office:value="0.281049976969505" calcext:value-type="float">
            <text:p>0.281049976969505</text:p>
          </table:table-cell>
          <table:table-cell/>
          <table:table-cell table:formula="of:=[.C74]" office:value-type="float" office:value="138" calcext:value-type="float">
            <text:p>138</text:p>
          </table:table-cell>
          <table:table-cell table:formula="of:=[.E74]" office:value-type="float" office:value="3.06642725131921" calcext:value-type="float">
            <text:p>3.06642725131921</text:p>
          </table:table-cell>
          <table:table-cell table:formula="of:=[.D74]" office:value-type="float" office:value="0.000237308539636993" calcext:value-type="float">
            <text:p>0.000237308539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40" calcext:value-type="float">
            <text:p>140</text:p>
          </table:table-cell>
          <table:table-cell office:value-type="float" office:value="0.114409832735523" calcext:value-type="float">
            <text:p>0.114409832735523</text:p>
          </table:table-cell>
          <table:table-cell office:value-type="float" office:value="3.28266666438204" calcext:value-type="float">
            <text:p>3.28266666438204</text:p>
          </table:table-cell>
          <table:table-cell office:value-type="float" office:value="0.282196434856517" calcext:value-type="float">
            <text:p>0.282196434856517</text:p>
          </table:table-cell>
          <table:table-cell/>
          <table:table-cell table:formula="of:=[.C75]" office:value-type="float" office:value="140" calcext:value-type="float">
            <text:p>140</text:p>
          </table:table-cell>
          <table:table-cell table:formula="of:=[.E75]" office:value-type="float" office:value="3.28266666438204" calcext:value-type="float">
            <text:p>3.28266666438204</text:p>
          </table:table-cell>
          <table:table-cell table:formula="of:=[.D75]" office:value-type="float" office:value="0.114409832735523" calcext:value-type="float">
            <text:p>0.114409832735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42" calcext:value-type="float">
            <text:p>142</text:p>
          </table:table-cell>
          <table:table-cell office:value-type="float" office:value="0.242561455258765" calcext:value-type="float">
            <text:p>0.242561455258765</text:p>
          </table:table-cell>
          <table:table-cell office:value-type="float" office:value="3.5160597440887" calcext:value-type="float">
            <text:p>3.5160597440887</text:p>
          </table:table-cell>
          <table:table-cell office:value-type="float" office:value="0.283324857092093" calcext:value-type="float">
            <text:p>0.283324857092093</text:p>
          </table:table-cell>
          <table:table-cell/>
          <table:table-cell table:formula="of:=[.C76]" office:value-type="float" office:value="142" calcext:value-type="float">
            <text:p>142</text:p>
          </table:table-cell>
          <table:table-cell table:formula="of:=[.E76]" office:value-type="float" office:value="3.5160597440887" calcext:value-type="float">
            <text:p>3.5160597440887</text:p>
          </table:table-cell>
          <table:table-cell table:formula="of:=[.D76]" office:value-type="float" office:value="0.242561455258765" calcext:value-type="float">
            <text:p>0.2425614552587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44" calcext:value-type="float">
            <text:p>144</text:p>
          </table:table-cell>
          <table:table-cell office:value-type="float" office:value="0.385251340042455" calcext:value-type="float">
            <text:p>0.385251340042455</text:p>
          </table:table-cell>
          <table:table-cell office:value-type="float" office:value="3.76729263710493" calcext:value-type="float">
            <text:p>3.76729263710493</text:p>
          </table:table-cell>
          <table:table-cell office:value-type="float" office:value="0.284434522250178" calcext:value-type="float">
            <text:p>0.284434522250178</text:p>
          </table:table-cell>
          <table:table-cell/>
          <table:table-cell table:formula="of:=[.C77]" office:value-type="float" office:value="144" calcext:value-type="float">
            <text:p>144</text:p>
          </table:table-cell>
          <table:table-cell table:formula="of:=[.E77]" office:value-type="float" office:value="3.76729263710493" calcext:value-type="float">
            <text:p>3.76729263710493</text:p>
          </table:table-cell>
          <table:table-cell table:formula="of:=[.D77]" office:value-type="float" office:value="0.385251340042455" calcext:value-type="float">
            <text:p>0.385251340042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46" calcext:value-type="float">
            <text:p>146</text:p>
          </table:table-cell>
          <table:table-cell office:value-type="float" office:value="0.543038651019688" calcext:value-type="float">
            <text:p>0.543038651019688</text:p>
          </table:table-cell>
          <table:table-cell office:value-type="float" office:value="4.03705149009648" calcext:value-type="float">
            <text:p>4.03705149009648</text:p>
          </table:table-cell>
          <table:table-cell office:value-type="float" office:value="0.285524708904713" calcext:value-type="float">
            <text:p>0.285524708904713</text:p>
          </table:table-cell>
          <table:table-cell/>
          <table:table-cell table:formula="of:=[.C78]" office:value-type="float" office:value="146" calcext:value-type="float">
            <text:p>146</text:p>
          </table:table-cell>
          <table:table-cell table:formula="of:=[.E78]" office:value-type="float" office:value="4.03705149009648" calcext:value-type="float">
            <text:p>4.03705149009648</text:p>
          </table:table-cell>
          <table:table-cell table:formula="of:=[.D78]" office:value-type="float" office:value="0.543038651019688" calcext:value-type="float">
            <text:p>0.543038651019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48" calcext:value-type="float">
            <text:p>148</text:p>
          </table:table-cell>
          <table:table-cell office:value-type="float" office:value="0.716482552123561" calcext:value-type="float">
            <text:p>0.716482552123561</text:p>
          </table:table-cell>
          <table:table-cell office:value-type="float" office:value="4.32602244972911" calcext:value-type="float">
            <text:p>4.32602244972911</text:p>
          </table:table-cell>
          <table:table-cell office:value-type="float" office:value="0.286594695629641" calcext:value-type="float">
            <text:p>0.286594695629641</text:p>
          </table:table-cell>
          <table:table-cell/>
          <table:table-cell table:formula="of:=[.C79]" office:value-type="float" office:value="148" calcext:value-type="float">
            <text:p>148</text:p>
          </table:table-cell>
          <table:table-cell table:formula="of:=[.E79]" office:value-type="float" office:value="4.32602244972911" calcext:value-type="float">
            <text:p>4.32602244972911</text:p>
          </table:table-cell>
          <table:table-cell table:formula="of:=[.D79]" office:value-type="float" office:value="0.716482552123561" calcext:value-type="float">
            <text:p>0.7164825521235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50" calcext:value-type="float">
            <text:p>150</text:p>
          </table:table-cell>
          <table:table-cell office:value-type="float" office:value="0.906142207287165" calcext:value-type="float">
            <text:p>0.906142207287165</text:p>
          </table:table-cell>
          <table:table-cell office:value-type="float" office:value="4.63489166266858" calcext:value-type="float">
            <text:p>4.63489166266858</text:p>
          </table:table-cell>
          <table:table-cell office:value-type="float" office:value="0.287643760998904" calcext:value-type="float">
            <text:p>0.287643760998904</text:p>
          </table:table-cell>
          <table:table-cell/>
          <table:table-cell table:formula="of:=[.C80]" office:value-type="float" office:value="150" calcext:value-type="float">
            <text:p>150</text:p>
          </table:table-cell>
          <table:table-cell table:formula="of:=[.E80]" office:value-type="float" office:value="4.63489166266858" calcext:value-type="float">
            <text:p>4.63489166266858</text:p>
          </table:table-cell>
          <table:table-cell table:formula="of:=[.D80]" office:value-type="float" office:value="0.906142207287165" calcext:value-type="float">
            <text:p>0.906142207287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52" calcext:value-type="float">
            <text:p>152</text:p>
          </table:table-cell>
          <table:table-cell office:value-type="float" office:value="1.1125767804436" calcext:value-type="float">
            <text:p>1.1125767804436</text:p>
          </table:table-cell>
          <table:table-cell office:value-type="float" office:value="4.96434527558063" calcext:value-type="float">
            <text:p>4.96434527558063</text:p>
          </table:table-cell>
          <table:table-cell office:value-type="float" office:value="0.288671183586446" calcext:value-type="float">
            <text:p>0.288671183586446</text:p>
          </table:table-cell>
          <table:table-cell/>
          <table:table-cell table:formula="of:=[.C81]" office:value-type="float" office:value="152" calcext:value-type="float">
            <text:p>152</text:p>
          </table:table-cell>
          <table:table-cell table:formula="of:=[.E81]" office:value-type="float" office:value="4.96434527558063" calcext:value-type="float">
            <text:p>4.96434527558063</text:p>
          </table:table-cell>
          <table:table-cell table:formula="of:=[.D81]" office:value-type="float" office:value="1.1125767804436" calcext:value-type="float">
            <text:p>1.11257678044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54" calcext:value-type="float">
            <text:p>154</text:p>
          </table:table-cell>
          <table:table-cell office:value-type="float" office:value="1.33634543552595" calcext:value-type="float">
            <text:p>1.33634543552595</text:p>
          </table:table-cell>
          <table:table-cell office:value-type="float" office:value="5.31506943513101" calcext:value-type="float">
            <text:p>5.31506943513101</text:p>
          </table:table-cell>
          <table:table-cell office:value-type="float" office:value="0.289676241966208" calcext:value-type="float">
            <text:p>0.289676241966208</text:p>
          </table:table-cell>
          <table:table-cell/>
          <table:table-cell table:formula="of:=[.C82]" office:value-type="float" office:value="154" calcext:value-type="float">
            <text:p>154</text:p>
          </table:table-cell>
          <table:table-cell table:formula="of:=[.E82]" office:value-type="float" office:value="5.31506943513101" calcext:value-type="float">
            <text:p>5.31506943513101</text:p>
          </table:table-cell>
          <table:table-cell table:formula="of:=[.D82]" office:value-type="float" office:value="1.33634543552595" calcext:value-type="float">
            <text:p>1.33634543552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56" calcext:value-type="float">
            <text:p>156</text:p>
          </table:table-cell>
          <table:table-cell office:value-type="float" office:value="1.57800733646731" calcext:value-type="float">
            <text:p>1.57800733646731</text:p>
          </table:table-cell>
          <table:table-cell office:value-type="float" office:value="5.68775028798549" calcext:value-type="float">
            <text:p>5.68775028798549</text:p>
          </table:table-cell>
          <table:table-cell office:value-type="float" office:value="0.290658214712134" calcext:value-type="float">
            <text:p>0.290658214712134</text:p>
          </table:table-cell>
          <table:table-cell/>
          <table:table-cell table:formula="of:=[.C83]" office:value-type="float" office:value="156" calcext:value-type="float">
            <text:p>156</text:p>
          </table:table-cell>
          <table:table-cell table:formula="of:=[.E83]" office:value-type="float" office:value="5.68775028798549" calcext:value-type="float">
            <text:p>5.68775028798549</text:p>
          </table:table-cell>
          <table:table-cell table:formula="of:=[.D83]" office:value-type="float" office:value="1.57800733646731" calcext:value-type="float">
            <text:p>1.57800733646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58" calcext:value-type="float">
            <text:p>158</text:p>
          </table:table-cell>
          <table:table-cell office:value-type="float" office:value="1.83812164720079" calcext:value-type="float">
            <text:p>1.83812164720079</text:p>
          </table:table-cell>
          <table:table-cell office:value-type="float" office:value="6.08307398080981" calcext:value-type="float">
            <text:p>6.08307398080981</text:p>
          </table:table-cell>
          <table:table-cell office:value-type="float" office:value="0.291616380398166" calcext:value-type="float">
            <text:p>0.291616380398166</text:p>
          </table:table-cell>
          <table:table-cell/>
          <table:table-cell table:formula="of:=[.C84]" office:value-type="float" office:value="158" calcext:value-type="float">
            <text:p>158</text:p>
          </table:table-cell>
          <table:table-cell table:formula="of:=[.E84]" office:value-type="float" office:value="6.08307398080981" calcext:value-type="float">
            <text:p>6.08307398080981</text:p>
          </table:table-cell>
          <table:table-cell table:formula="of:=[.D84]" office:value-type="float" office:value="1.83812164720079" calcext:value-type="float">
            <text:p>1.838121647200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60" calcext:value-type="float">
            <text:p>160</text:p>
          </table:table-cell>
          <table:table-cell office:value-type="float" office:value="2.11724753165946" calcext:value-type="float">
            <text:p>2.11724753165946</text:p>
          </table:table-cell>
          <table:table-cell office:value-type="float" office:value="6.50172666026973" calcext:value-type="float">
            <text:p>6.50172666026973</text:p>
          </table:table-cell>
          <table:table-cell office:value-type="float" office:value="0.292550017598247" calcext:value-type="float">
            <text:p>0.292550017598247</text:p>
          </table:table-cell>
          <table:table-cell/>
          <table:table-cell table:formula="of:=[.C85]" office:value-type="float" office:value="160" calcext:value-type="float">
            <text:p>160</text:p>
          </table:table-cell>
          <table:table-cell table:formula="of:=[.E85]" office:value-type="float" office:value="6.50172666026973" calcext:value-type="float">
            <text:p>6.50172666026973</text:p>
          </table:table-cell>
          <table:table-cell table:formula="of:=[.D85]" office:value-type="float" office:value="2.11724753165946" calcext:value-type="float">
            <text:p>2.117247531659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62" calcext:value-type="float">
            <text:p>162</text:p>
          </table:table-cell>
          <table:table-cell office:value-type="float" office:value="2.41594415377644" calcext:value-type="float">
            <text:p>2.41594415377644</text:p>
          </table:table-cell>
          <table:table-cell office:value-type="float" office:value="6.94439447303099" calcext:value-type="float">
            <text:p>6.94439447303099</text:p>
          </table:table-cell>
          <table:table-cell office:value-type="float" office:value="0.293458404886318" calcext:value-type="float">
            <text:p>0.293458404886318</text:p>
          </table:table-cell>
          <table:table-cell/>
          <table:table-cell table:formula="of:=[.C86]" office:value-type="float" office:value="162" calcext:value-type="float">
            <text:p>162</text:p>
          </table:table-cell>
          <table:table-cell table:formula="of:=[.E86]" office:value-type="float" office:value="6.94439447303099" calcext:value-type="float">
            <text:p>6.94439447303099</text:p>
          </table:table-cell>
          <table:table-cell table:formula="of:=[.D86]" office:value-type="float" office:value="2.41594415377644" calcext:value-type="float">
            <text:p>2.41594415377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64" calcext:value-type="float">
            <text:p>164</text:p>
          </table:table-cell>
          <table:table-cell office:value-type="float" office:value="2.73477067748481" calcext:value-type="float">
            <text:p>2.73477067748481</text:p>
          </table:table-cell>
          <table:table-cell office:value-type="float" office:value="7.41176356575936" calcext:value-type="float">
            <text:p>7.41176356575936</text:p>
          </table:table-cell>
          <table:table-cell office:value-type="float" office:value="0.294340820836324" calcext:value-type="float">
            <text:p>0.294340820836324</text:p>
          </table:table-cell>
          <table:table-cell/>
          <table:table-cell table:formula="of:=[.C87]" office:value-type="float" office:value="164" calcext:value-type="float">
            <text:p>164</text:p>
          </table:table-cell>
          <table:table-cell table:formula="of:=[.E87]" office:value-type="float" office:value="7.41176356575936" calcext:value-type="float">
            <text:p>7.41176356575936</text:p>
          </table:table-cell>
          <table:table-cell table:formula="of:=[.D87]" office:value-type="float" office:value="2.73477067748481" calcext:value-type="float">
            <text:p>2.734770677484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66" calcext:value-type="float">
            <text:p>166</text:p>
          </table:table-cell>
          <table:table-cell office:value-type="float" office:value="3.07428626671766" calcext:value-type="float">
            <text:p>3.07428626671766</text:p>
          </table:table-cell>
          <table:table-cell office:value-type="float" office:value="7.90452008512058" calcext:value-type="float">
            <text:p>7.90452008512058</text:p>
          </table:table-cell>
          <table:table-cell office:value-type="float" office:value="0.295196544022206" calcext:value-type="float">
            <text:p>0.295196544022206</text:p>
          </table:table-cell>
          <table:table-cell/>
          <table:table-cell table:formula="of:=[.C88]" office:value-type="float" office:value="166" calcext:value-type="float">
            <text:p>166</text:p>
          </table:table-cell>
          <table:table-cell table:formula="of:=[.E88]" office:value-type="float" office:value="7.90452008512058" calcext:value-type="float">
            <text:p>7.90452008512058</text:p>
          </table:table-cell>
          <table:table-cell table:formula="of:=[.D88]" office:value-type="float" office:value="3.07428626671766" calcext:value-type="float">
            <text:p>3.074286266717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68" calcext:value-type="float">
            <text:p>168</text:p>
          </table:table-cell>
          <table:table-cell office:value-type="float" office:value="3.43505008540809" calcext:value-type="float">
            <text:p>3.43505008540809</text:p>
          </table:table-cell>
          <table:table-cell office:value-type="float" office:value="8.4233501777804" calcext:value-type="float">
            <text:p>8.4233501777804</text:p>
          </table:table-cell>
          <table:table-cell office:value-type="float" office:value="0.296024853017908" calcext:value-type="float">
            <text:p>0.296024853017908</text:p>
          </table:table-cell>
          <table:table-cell/>
          <table:table-cell table:formula="of:=[.C89]" office:value-type="float" office:value="168" calcext:value-type="float">
            <text:p>168</text:p>
          </table:table-cell>
          <table:table-cell table:formula="of:=[.E89]" office:value-type="float" office:value="8.4233501777804" calcext:value-type="float">
            <text:p>8.4233501777804</text:p>
          </table:table-cell>
          <table:table-cell table:formula="of:=[.D89]" office:value-type="float" office:value="3.43505008540809" calcext:value-type="float">
            <text:p>3.435050085408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70" calcext:value-type="float">
            <text:p>170</text:p>
          </table:table-cell>
          <table:table-cell office:value-type="float" office:value="3.8176212974892" calcext:value-type="float">
            <text:p>3.8176212974892</text:p>
          </table:table-cell>
          <table:table-cell office:value-type="float" office:value="8.96893999040459" calcext:value-type="float">
            <text:p>8.96893999040459</text:p>
          </table:table-cell>
          <table:table-cell office:value-type="float" office:value="0.29682502639737" calcext:value-type="float">
            <text:p>0.29682502639737</text:p>
          </table:table-cell>
          <table:table-cell/>
          <table:table-cell table:formula="of:=[.C90]" office:value-type="float" office:value="170" calcext:value-type="float">
            <text:p>170</text:p>
          </table:table-cell>
          <table:table-cell table:formula="of:=[.E90]" office:value-type="float" office:value="8.96893999040459" calcext:value-type="float">
            <text:p>8.96893999040459</text:p>
          </table:table-cell>
          <table:table-cell table:formula="of:=[.D90]" office:value-type="float" office:value="3.8176212974892" calcext:value-type="float">
            <text:p>3.8176212974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72" calcext:value-type="float">
            <text:p>172</text:p>
          </table:table-cell>
          <table:table-cell office:value-type="float" office:value="4.22255906689407" calcext:value-type="float">
            <text:p>4.22255906689407</text:p>
          </table:table-cell>
          <table:table-cell office:value-type="float" office:value="9.54197566965889" calcext:value-type="float">
            <text:p>9.54197566965889</text:p>
          </table:table-cell>
          <table:table-cell office:value-type="float" office:value="0.297596342734537" calcext:value-type="float">
            <text:p>0.297596342734537</text:p>
          </table:table-cell>
          <table:table-cell/>
          <table:table-cell table:formula="of:=[.C91]" office:value-type="float" office:value="172" calcext:value-type="float">
            <text:p>172</text:p>
          </table:table-cell>
          <table:table-cell table:formula="of:=[.E91]" office:value-type="float" office:value="9.54197566965889" calcext:value-type="float">
            <text:p>9.54197566965889</text:p>
          </table:table-cell>
          <table:table-cell table:formula="of:=[.D91]" office:value-type="float" office:value="4.22255906689407" calcext:value-type="float">
            <text:p>4.222559066894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74" calcext:value-type="float">
            <text:p>174</text:p>
          </table:table-cell>
          <table:table-cell office:value-type="float" office:value="4.65042255755581" calcext:value-type="float">
            <text:p>4.65042255755581</text:p>
          </table:table-cell>
          <table:table-cell office:value-type="float" office:value="10.1431433622091" calcext:value-type="float">
            <text:p>10.1431433622091</text:p>
          </table:table-cell>
          <table:table-cell office:value-type="float" office:value="0.298338080603351" calcext:value-type="float">
            <text:p>0.298338080603351</text:p>
          </table:table-cell>
          <table:table-cell/>
          <table:table-cell table:formula="of:=[.C92]" office:value-type="float" office:value="174" calcext:value-type="float">
            <text:p>174</text:p>
          </table:table-cell>
          <table:table-cell table:formula="of:=[.E92]" office:value-type="float" office:value="10.1431433622091" calcext:value-type="float">
            <text:p>10.1431433622091</text:p>
          </table:table-cell>
          <table:table-cell table:formula="of:=[.D92]" office:value-type="float" office:value="4.65042255755581" calcext:value-type="float">
            <text:p>4.650422557555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76" calcext:value-type="float">
            <text:p>176</text:p>
          </table:table-cell>
          <table:table-cell office:value-type="float" office:value="5.1017709334075" calcext:value-type="float">
            <text:p>5.1017709334075</text:p>
          </table:table-cell>
          <table:table-cell office:value-type="float" office:value="10.7731292147208" calcext:value-type="float">
            <text:p>10.7731292147208</text:p>
          </table:table-cell>
          <table:table-cell office:value-type="float" office:value="0.299049518577754" calcext:value-type="float">
            <text:p>0.299049518577754</text:p>
          </table:table-cell>
          <table:table-cell/>
          <table:table-cell table:formula="of:=[.C93]" office:value-type="float" office:value="176" calcext:value-type="float">
            <text:p>176</text:p>
          </table:table-cell>
          <table:table-cell table:formula="of:=[.E93]" office:value-type="float" office:value="10.7731292147208" calcext:value-type="float">
            <text:p>10.7731292147208</text:p>
          </table:table-cell>
          <table:table-cell table:formula="of:=[.D93]" office:value-type="float" office:value="5.1017709334075" calcext:value-type="float">
            <text:p>5.10177093340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n.js:628</text:p>
          </table:table-cell>
          <table:table-cell office:value-type="float" office:value="178" calcext:value-type="float">
            <text:p>178</text:p>
          </table:table-cell>
          <table:table-cell office:value-type="float" office:value="5.57716335838225" calcext:value-type="float">
            <text:p>5.57716335838225</text:p>
          </table:table-cell>
          <table:table-cell office:value-type="float" office:value="11.43261937386" calcext:value-type="float">
            <text:p>11.43261937386</text:p>
          </table:table-cell>
          <table:table-cell office:value-type="float" office:value="0.29972993523169" calcext:value-type="float">
            <text:p>0.29972993523169</text:p>
          </table:table-cell>
          <table:table-cell/>
          <table:table-cell table:formula="of:=[.C94]" office:value-type="float" office:value="178" calcext:value-type="float">
            <text:p>178</text:p>
          </table:table-cell>
          <table:table-cell table:formula="of:=[.E94]" office:value-type="float" office:value="11.43261937386" calcext:value-type="float">
            <text:p>11.43261937386</text:p>
          </table:table-cell>
          <table:table-cell table:formula="of:=[.D94]" office:value-type="float" office:value="5.57716335838225" calcext:value-type="float">
            <text:p>5.57716335838225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53.51pt" svg:height="255.09pt" svg:x="183.6pt" svg:y="54.03pt">
            <loext:p draw:notify-on-update-of-ranges="Sheet2.K5:Sheet2.K30 Sheet2.L5:Sheet2.L30 Sheet2.K5:Sheet2.K30 Sheet2.M5:Sheet2.M30 Sheet2.K5:Sheet2.K30 Sheet2.N5:Sheet2.N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]*2*PI()*PI()/180" office:value-type="float" office:value="0" calcext:value-type="float">
            <text:p>0</text:p>
          </table:table-cell>
          <table:table-cell table:formula="of:=1.2*COS(([.B5]-45)*PI()/180)" office:value-type="float" office:value="0.848528137423857" calcext:value-type="float">
            <text:p>0.848528137423857</text:p>
          </table:table-cell>
          <table:table-cell/>
          <table:table-cell table:formula="of:=[.F6]-0.1" office:value-type="float" office:value="-0.5" calcext:value-type="float">
            <text:p>-0.5</text:p>
          </table:table-cell>
          <table:table-cell table:formula="of:=IF([.F5]&lt;0;0;IF([.F5]&gt;1;1;-2*[.F5]^3+3*[.F5]^2))" office:value-type="float" office:value="0" calcext:value-type="float">
            <text:p>0</text:p>
          </table:table-cell>
          <table:table-cell table:formula="of:=IF([.F5]&lt;0;0;IF([.F5]&gt;1;1;6*[.F5]^5-15*[.F5]^4+10*[.F5]^3))" office:value-type="float" office:value="0" calcext:value-type="float">
            <text:p>0</text:p>
          </table:table-cell>
          <table:table-cell table:formula="of:=IF([.F5]&lt;0;0;IF([.F5]&gt;1;1;-20*[.F5]^7+70*[.F5]^6-84*[.F5]^5+35*[.F5]^4))" office:value-type="float" office:value="0" calcext:value-type="float">
            <text:p>0</text:p>
          </table:table-cell>
          <table:table-cell/>
          <table:table-cell table:formula="of:=[.B5]" office:value-type="float" office:value="0" calcext:value-type="float">
            <text:p>0</text:p>
          </table:table-cell>
          <table:table-cell table:formula="of:=[.C5]*(1-[.G5])+[.D5]*[.G5]" office:value-type="float" office:value="0" calcext:value-type="float">
            <text:p>0</text:p>
          </table:table-cell>
          <table:table-cell table:formula="of:=[.C5]*(1-[.H5])+[.D5]*[.H5]" office:value-type="float" office:value="0" calcext:value-type="float">
            <text:p>0</text:p>
          </table:table-cell>
          <table:table-cell table:formula="of:=[.C5]*(1-[.I5])+[.D5]*[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" office:value-type="float" office:value="1" calcext:value-type="float">
            <text:p>1</text:p>
          </table:table-cell>
          <table:table-cell table:formula="of:=[.B6]*2*PI()*PI()/180" office:value-type="float" office:value="0.109662271123215" calcext:value-type="float">
            <text:p>0.109662271123215</text:p>
          </table:table-cell>
          <table:table-cell table:formula="of:=1.2*COS(([.B6]-45)*PI()/180)" office:value-type="float" office:value="0.863207760406381" calcext:value-type="float">
            <text:p>0.863207760406381</text:p>
          </table:table-cell>
          <table:table-cell/>
          <table:table-cell table:formula="of:=[.F7]-0.1" office:value-type="float" office:value="-0.4" calcext:value-type="float">
            <text:p>-0.4</text:p>
          </table:table-cell>
          <table:table-cell table:formula="of:=IF([.F6]&lt;0;0;IF([.F6]&gt;1;1;-2*[.F6]^3+3*[.F6]^2))" office:value-type="float" office:value="0" calcext:value-type="float">
            <text:p>0</text:p>
          </table:table-cell>
          <table:table-cell table:formula="of:=IF([.F6]&lt;0;0;IF([.F6]&gt;1;1;6*[.F6]^5-15*[.F6]^4+10*[.F6]^3))" office:value-type="float" office:value="0" calcext:value-type="float">
            <text:p>0</text:p>
          </table:table-cell>
          <table:table-cell table:formula="of:=IF([.F6]&lt;0;0;IF([.F6]&gt;1;1;-20*[.F6]^7+70*[.F6]^6-84*[.F6]^5+35*[.F6]^4))" office:value-type="float" office:value="0" calcext:value-type="float">
            <text:p>0</text:p>
          </table:table-cell>
          <table:table-cell/>
          <table:table-cell table:formula="of:=[.B6]" office:value-type="float" office:value="1" calcext:value-type="float">
            <text:p>1</text:p>
          </table:table-cell>
          <table:table-cell table:formula="of:=[.C6]*(1-[.G6])+[.D6]*[.G6]" office:value-type="float" office:value="0.109662271123215" calcext:value-type="float">
            <text:p>0.109662271123215</text:p>
          </table:table-cell>
          <table:table-cell table:formula="of:=[.C6]*(1-[.H6])+[.D6]*[.H6]" office:value-type="float" office:value="0.109662271123215" calcext:value-type="float">
            <text:p>0.109662271123215</text:p>
          </table:table-cell>
          <table:table-cell table:formula="of:=[.C6]*(1-[.I6])+[.D6]*[.I6]" office:value-type="float" office:value="0.109662271123215" calcext:value-type="float">
            <text:p>0.109662271123215</text:p>
          </table:table-cell>
        </table:table-row>
        <table:table-row table:style-name="ro1">
          <table:table-cell/>
          <table:table-cell table:formula="of:=[.B6]+1" office:value-type="float" office:value="2" calcext:value-type="float">
            <text:p>2</text:p>
          </table:table-cell>
          <table:table-cell table:formula="of:=[.B7]*2*PI()*PI()/180" office:value-type="float" office:value="0.21932454224643" calcext:value-type="float">
            <text:p>0.21932454224643</text:p>
          </table:table-cell>
          <table:table-cell table:formula="of:=1.2*COS(([.B7]-45)*PI()/180)" office:value-type="float" office:value="0.877624441943005" calcext:value-type="float">
            <text:p>0.877624441943005</text:p>
          </table:table-cell>
          <table:table-cell/>
          <table:table-cell table:formula="of:=[.F8]-0.1" office:value-type="float" office:value="-0.3" calcext:value-type="float">
            <text:p>-0.3</text:p>
          </table:table-cell>
          <table:table-cell table:formula="of:=IF([.F7]&lt;0;0;IF([.F7]&gt;1;1;-2*[.F7]^3+3*[.F7]^2))" office:value-type="float" office:value="0" calcext:value-type="float">
            <text:p>0</text:p>
          </table:table-cell>
          <table:table-cell table:formula="of:=IF([.F7]&lt;0;0;IF([.F7]&gt;1;1;6*[.F7]^5-15*[.F7]^4+10*[.F7]^3))" office:value-type="float" office:value="0" calcext:value-type="float">
            <text:p>0</text:p>
          </table:table-cell>
          <table:table-cell table:formula="of:=IF([.F7]&lt;0;0;IF([.F7]&gt;1;1;-20*[.F7]^7+70*[.F7]^6-84*[.F7]^5+35*[.F7]^4))" office:value-type="float" office:value="0" calcext:value-type="float">
            <text:p>0</text:p>
          </table:table-cell>
          <table:table-cell/>
          <table:table-cell table:formula="of:=[.B7]" office:value-type="float" office:value="2" calcext:value-type="float">
            <text:p>2</text:p>
          </table:table-cell>
          <table:table-cell table:formula="of:=[.C7]*(1-[.G7])+[.D7]*[.G7]" office:value-type="float" office:value="0.21932454224643" calcext:value-type="float">
            <text:p>0.21932454224643</text:p>
          </table:table-cell>
          <table:table-cell table:formula="of:=[.C7]*(1-[.H7])+[.D7]*[.H7]" office:value-type="float" office:value="0.21932454224643" calcext:value-type="float">
            <text:p>0.21932454224643</text:p>
          </table:table-cell>
          <table:table-cell table:formula="of:=[.C7]*(1-[.I7])+[.D7]*[.I7]" office:value-type="float" office:value="0.21932454224643" calcext:value-type="float">
            <text:p>0.21932454224643</text:p>
          </table:table-cell>
        </table:table-row>
        <table:table-row table:style-name="ro1">
          <table:table-cell/>
          <table:table-cell table:formula="of:=[.B7]+1" office:value-type="float" office:value="3" calcext:value-type="float">
            <text:p>3</text:p>
          </table:table-cell>
          <table:table-cell table:formula="of:=[.B8]*2*PI()*PI()/180" office:value-type="float" office:value="0.328986813369645" calcext:value-type="float">
            <text:p>0.328986813369645</text:p>
          </table:table-cell>
          <table:table-cell table:formula="of:=1.2*COS(([.B8]-45)*PI()/180)" office:value-type="float" office:value="0.891773790572873" calcext:value-type="float">
            <text:p>0.891773790572873</text:p>
          </table:table-cell>
          <table:table-cell/>
          <table:table-cell table:formula="of:=[.F9]-0.1" office:value-type="float" office:value="-0.2" calcext:value-type="float">
            <text:p>-0.2</text:p>
          </table:table-cell>
          <table:table-cell table:formula="of:=IF([.F8]&lt;0;0;IF([.F8]&gt;1;1;-2*[.F8]^3+3*[.F8]^2))" office:value-type="float" office:value="0" calcext:value-type="float">
            <text:p>0</text:p>
          </table:table-cell>
          <table:table-cell table:formula="of:=IF([.F8]&lt;0;0;IF([.F8]&gt;1;1;6*[.F8]^5-15*[.F8]^4+10*[.F8]^3))" office:value-type="float" office:value="0" calcext:value-type="float">
            <text:p>0</text:p>
          </table:table-cell>
          <table:table-cell table:formula="of:=IF([.F8]&lt;0;0;IF([.F8]&gt;1;1;-20*[.F8]^7+70*[.F8]^6-84*[.F8]^5+35*[.F8]^4))" office:value-type="float" office:value="0" calcext:value-type="float">
            <text:p>0</text:p>
          </table:table-cell>
          <table:table-cell/>
          <table:table-cell table:formula="of:=[.B8]" office:value-type="float" office:value="3" calcext:value-type="float">
            <text:p>3</text:p>
          </table:table-cell>
          <table:table-cell table:formula="of:=[.C8]*(1-[.G8])+[.D8]*[.G8]" office:value-type="float" office:value="0.328986813369645" calcext:value-type="float">
            <text:p>0.328986813369645</text:p>
          </table:table-cell>
          <table:table-cell table:formula="of:=[.C8]*(1-[.H8])+[.D8]*[.H8]" office:value-type="float" office:value="0.328986813369645" calcext:value-type="float">
            <text:p>0.328986813369645</text:p>
          </table:table-cell>
          <table:table-cell table:formula="of:=[.C8]*(1-[.I8])+[.D8]*[.I8]" office:value-type="float" office:value="0.328986813369645" calcext:value-type="float">
            <text:p>0.328986813369645</text:p>
          </table:table-cell>
        </table:table-row>
        <table:table-row table:style-name="ro1">
          <table:table-cell/>
          <table:table-cell table:formula="of:=[.B8]+1" office:value-type="float" office:value="4" calcext:value-type="float">
            <text:p>4</text:p>
          </table:table-cell>
          <table:table-cell table:formula="of:=[.B9]*2*PI()*PI()/180" office:value-type="float" office:value="0.43864908449286" calcext:value-type="float">
            <text:p>0.43864908449286</text:p>
          </table:table-cell>
          <table:table-cell table:formula="of:=1.2*COS(([.B9]-45)*PI()/180)" office:value-type="float" office:value="0.905651496267326" calcext:value-type="float">
            <text:p>0.905651496267326</text:p>
          </table:table-cell>
          <table:table-cell/>
          <table:table-cell table:formula="of:=[.F10]-0.1" office:value-type="float" office:value="-0.1" calcext:value-type="float">
            <text:p>-0.1</text:p>
          </table:table-cell>
          <table:table-cell table:formula="of:=IF([.F9]&lt;0;0;IF([.F9]&gt;1;1;-2*[.F9]^3+3*[.F9]^2))" office:value-type="float" office:value="0" calcext:value-type="float">
            <text:p>0</text:p>
          </table:table-cell>
          <table:table-cell table:formula="of:=IF([.F9]&lt;0;0;IF([.F9]&gt;1;1;6*[.F9]^5-15*[.F9]^4+10*[.F9]^3))" office:value-type="float" office:value="0" calcext:value-type="float">
            <text:p>0</text:p>
          </table:table-cell>
          <table:table-cell table:formula="of:=IF([.F9]&lt;0;0;IF([.F9]&gt;1;1;-20*[.F9]^7+70*[.F9]^6-84*[.F9]^5+35*[.F9]^4))" office:value-type="float" office:value="0" calcext:value-type="float">
            <text:p>0</text:p>
          </table:table-cell>
          <table:table-cell/>
          <table:table-cell table:formula="of:=[.B9]" office:value-type="float" office:value="4" calcext:value-type="float">
            <text:p>4</text:p>
          </table:table-cell>
          <table:table-cell table:formula="of:=[.C9]*(1-[.G9])+[.D9]*[.G9]" office:value-type="float" office:value="0.43864908449286" calcext:value-type="float">
            <text:p>0.43864908449286</text:p>
          </table:table-cell>
          <table:table-cell table:formula="of:=[.C9]*(1-[.H9])+[.D9]*[.H9]" office:value-type="float" office:value="0.43864908449286" calcext:value-type="float">
            <text:p>0.43864908449286</text:p>
          </table:table-cell>
          <table:table-cell table:formula="of:=[.C9]*(1-[.I9])+[.D9]*[.I9]" office:value-type="float" office:value="0.43864908449286" calcext:value-type="float">
            <text:p>0.43864908449286</text:p>
          </table:table-cell>
        </table:table-row>
        <table:table-row table:style-name="ro1">
          <table:table-cell/>
          <table:table-cell table:formula="of:=[.B9]+1" office:value-type="float" office:value="5" calcext:value-type="float">
            <text:p>5</text:p>
          </table:table-cell>
          <table:table-cell table:formula="of:=[.B10]*2*PI()*PI()/180" office:value-type="float" office:value="0.548311355616075" calcext:value-type="float">
            <text:p>0.548311355616075</text:p>
          </table:table-cell>
          <table:table-cell table:formula="of:=1.2*COS(([.B10]-45)*PI()/180)" office:value-type="float" office:value="0.919253331742774" calcext:value-type="float">
            <text:p>0.919253331742774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F10]&lt;0;0;IF([.F10]&gt;1;1;-2*[.F10]^3+3*[.F10]^2))" office:value-type="float" office:value="0" calcext:value-type="float">
            <text:p>0</text:p>
          </table:table-cell>
          <table:table-cell table:formula="of:=IF([.F10]&lt;0;0;IF([.F10]&gt;1;1;6*[.F10]^5-15*[.F10]^4+10*[.F10]^3))" office:value-type="float" office:value="0" calcext:value-type="float">
            <text:p>0</text:p>
          </table:table-cell>
          <table:table-cell table:formula="of:=IF([.F10]&lt;0;0;IF([.F10]&gt;1;1;-20*[.F10]^7+70*[.F10]^6-84*[.F10]^5+35*[.F10]^4))" office:value-type="float" office:value="0" calcext:value-type="float">
            <text:p>0</text:p>
          </table:table-cell>
          <table:table-cell/>
          <table:table-cell table:formula="of:=[.B10]" office:value-type="float" office:value="5" calcext:value-type="float">
            <text:p>5</text:p>
          </table:table-cell>
          <table:table-cell table:formula="of:=[.C10]*(1-[.G10])+[.D10]*[.G10]" office:value-type="float" office:value="0.548311355616075" calcext:value-type="float">
            <text:p>0.548311355616075</text:p>
          </table:table-cell>
          <table:table-cell table:formula="of:=[.C10]*(1-[.H10])+[.D10]*[.H10]" office:value-type="float" office:value="0.548311355616075" calcext:value-type="float">
            <text:p>0.548311355616075</text:p>
          </table:table-cell>
          <table:table-cell table:formula="of:=[.C10]*(1-[.I10])+[.D10]*[.I10]" office:value-type="float" office:value="0.548311355616075" calcext:value-type="float">
            <text:p>0.548311355616075</text:p>
          </table:table-cell>
        </table:table-row>
        <table:table-row table:style-name="ro1">
          <table:table-cell/>
          <table:table-cell table:formula="of:=[.B10]+1" office:value-type="float" office:value="6" calcext:value-type="float">
            <text:p>6</text:p>
          </table:table-cell>
          <table:table-cell table:formula="of:=[.B11]*2*PI()*PI()/180" office:value-type="float" office:value="0.657973626739291" calcext:value-type="float">
            <text:p>0.657973626739291</text:p>
          </table:table-cell>
          <table:table-cell table:formula="of:=1.2*COS(([.B11]-45)*PI()/180)" office:value-type="float" office:value="0.932575153748365" calcext:value-type="float">
            <text:p>0.932575153748365</text:p>
          </table:table-cell>
          <table:table-cell/>
          <table:table-cell table:formula="of:=[.F10]+0.1" office:value-type="float" office:value="0.1" calcext:value-type="float">
            <text:p>0.1</text:p>
          </table:table-cell>
          <table:table-cell table:formula="of:=IF([.F11]&lt;0;0;IF([.F11]&gt;1;1;-2*[.F11]^3+3*[.F11]^2))" office:value-type="float" office:value="0.028" calcext:value-type="float">
            <text:p>0.028</text:p>
          </table:table-cell>
          <table:table-cell table:formula="of:=IF([.F11]&lt;0;0;IF([.F11]&gt;1;1;6*[.F11]^5-15*[.F11]^4+10*[.F11]^3))" office:value-type="float" office:value="0.00856" calcext:value-type="float">
            <text:p>0.00856</text:p>
          </table:table-cell>
          <table:table-cell table:formula="of:=IF([.F11]&lt;0;0;IF([.F11]&gt;1;1;-20*[.F11]^7+70*[.F11]^6-84*[.F11]^5+35*[.F11]^4))" office:value-type="float" office:value="0.002728" calcext:value-type="float">
            <text:p>0.002728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C11]*(1-[.G11])+[.D11]*[.G11]" office:value-type="float" office:value="0.665662469495545" calcext:value-type="float">
            <text:p>0.665662469495545</text:p>
          </table:table-cell>
          <table:table-cell table:formula="of:=[.C11]*(1-[.H11])+[.D11]*[.H11]" office:value-type="float" office:value="0.660324215810488" calcext:value-type="float">
            <text:p>0.660324215810488</text:p>
          </table:table-cell>
          <table:table-cell table:formula="of:=[.C11]*(1-[.I11])+[.D11]*[.I11]" office:value-type="float" office:value="0.658722739704971" calcext:value-type="float">
            <text:p>0.658722739704971</text:p>
          </table:table-cell>
        </table:table-row>
        <table:table-row table:style-name="ro1">
          <table:table-cell/>
          <table:table-cell table:formula="of:=[.B11]+1" office:value-type="float" office:value="7" calcext:value-type="float">
            <text:p>7</text:p>
          </table:table-cell>
          <table:table-cell table:formula="of:=[.B12]*2*PI()*PI()/180" office:value-type="float" office:value="0.767635897862506" calcext:value-type="float">
            <text:p>0.767635897862506</text:p>
          </table:table-cell>
          <table:table-cell table:formula="of:=1.2*COS(([.B12]-45)*PI()/180)" office:value-type="float" office:value="0.945612904328066" calcext:value-type="float">
            <text:p>0.945612904328066</text:p>
          </table:table-cell>
          <table:table-cell/>
          <table:table-cell table:formula="of:=[.F11]+0.1" office:value-type="float" office:value="0.2" calcext:value-type="float">
            <text:p>0.2</text:p>
          </table:table-cell>
          <table:table-cell table:formula="of:=IF([.F12]&lt;0;0;IF([.F12]&gt;1;1;-2*[.F12]^3+3*[.F12]^2))" office:value-type="float" office:value="0.104" calcext:value-type="float">
            <text:p>0.104</text:p>
          </table:table-cell>
          <table:table-cell table:formula="of:=IF([.F12]&lt;0;0;IF([.F12]&gt;1;1;6*[.F12]^5-15*[.F12]^4+10*[.F12]^3))" office:value-type="float" office:value="0.05792" calcext:value-type="float">
            <text:p>0.05792</text:p>
          </table:table-cell>
          <table:table-cell table:formula="of:=IF([.F12]&lt;0;0;IF([.F12]&gt;1;1;-20*[.F12]^7+70*[.F12]^6-84*[.F12]^5+35*[.F12]^4))" office:value-type="float" office:value="0.033344" calcext:value-type="float">
            <text:p>0.033344</text:p>
          </table:table-cell>
          <table:table-cell/>
          <table:table-cell table:formula="of:=[.B12]" office:value-type="float" office:value="7" calcext:value-type="float">
            <text:p>7</text:p>
          </table:table-cell>
          <table:table-cell table:formula="of:=[.C12]*(1-[.G12])+[.D12]*[.G12]" office:value-type="float" office:value="0.786145506534924" calcext:value-type="float">
            <text:p>0.786145506534924</text:p>
          </table:table-cell>
          <table:table-cell table:formula="of:=[.C12]*(1-[.H12])+[.D12]*[.H12]" office:value-type="float" office:value="0.777944326076991" calcext:value-type="float">
            <text:p>0.777944326076991</text:p>
          </table:table-cell>
          <table:table-cell table:formula="of:=[.C12]*(1-[.I12])+[.D12]*[.I12]" office:value-type="float" office:value="0.773570363166093" calcext:value-type="float">
            <text:p>0.773570363166093</text:p>
          </table:table-cell>
        </table:table-row>
        <table:table-row table:style-name="ro1">
          <table:table-cell/>
          <table:table-cell table:formula="of:=[.B12]+1" office:value-type="float" office:value="8" calcext:value-type="float">
            <text:p>8</text:p>
          </table:table-cell>
          <table:table-cell table:formula="of:=[.B13]*2*PI()*PI()/180" office:value-type="float" office:value="0.877298168985721" calcext:value-type="float">
            <text:p>0.877298168985721</text:p>
          </table:table-cell>
          <table:table-cell table:formula="of:=1.2*COS(([.B13]-45)*PI()/180)" office:value-type="float" office:value="0.958362612056751" calcext:value-type="float">
            <text:p>0.958362612056751</text:p>
          </table:table-cell>
          <table:table-cell/>
          <table:table-cell table:formula="of:=[.F12]+0.1" office:value-type="float" office:value="0.3" calcext:value-type="float">
            <text:p>0.3</text:p>
          </table:table-cell>
          <table:table-cell table:formula="of:=IF([.F13]&lt;0;0;IF([.F13]&gt;1;1;-2*[.F13]^3+3*[.F13]^2))" office:value-type="float" office:value="0.216" calcext:value-type="float">
            <text:p>0.216</text:p>
          </table:table-cell>
          <table:table-cell table:formula="of:=IF([.F13]&lt;0;0;IF([.F13]&gt;1;1;6*[.F13]^5-15*[.F13]^4+10*[.F13]^3))" office:value-type="float" office:value="0.16308" calcext:value-type="float">
            <text:p>0.16308</text:p>
          </table:table-cell>
          <table:table-cell table:formula="of:=IF([.F13]&lt;0;0;IF([.F13]&gt;1;1;-20*[.F13]^7+70*[.F13]^6-84*[.F13]^5+35*[.F13]^4))" office:value-type="float" office:value="0.126036" calcext:value-type="float">
            <text:p>0.126036</text:p>
          </table:table-cell>
          <table:table-cell/>
          <table:table-cell table:formula="of:=[.B13]" office:value-type="float" office:value="8" calcext:value-type="float">
            <text:p>8</text:p>
          </table:table-cell>
          <table:table-cell table:formula="of:=[.C13]*(1-[.G13])+[.D13]*[.G13]" office:value-type="float" office:value="0.894808088689063" calcext:value-type="float">
            <text:p>0.894808088689063</text:p>
          </table:table-cell>
          <table:table-cell table:formula="of:=[.C13]*(1-[.H13])+[.D13]*[.H13]" office:value-type="float" office:value="0.890518158361744" calcext:value-type="float">
            <text:p>0.890518158361744</text:p>
          </table:table-cell>
          <table:table-cell table:formula="of:=[.C13]*(1-[.I13])+[.D13]*[.I13]" office:value-type="float" office:value="0.887515207132621" calcext:value-type="float">
            <text:p>0.887515207132621</text:p>
          </table:table-cell>
        </table:table-row>
        <table:table-row table:style-name="ro1">
          <table:table-cell/>
          <table:table-cell table:formula="of:=[.B13]+1" office:value-type="float" office:value="9" calcext:value-type="float">
            <text:p>9</text:p>
          </table:table-cell>
          <table:table-cell table:formula="of:=[.B14]*2*PI()*PI()/180" office:value-type="float" office:value="0.986960440108936" calcext:value-type="float">
            <text:p>0.986960440108936</text:p>
          </table:table-cell>
          <table:table-cell table:formula="of:=1.2*COS(([.B14]-45)*PI()/180)" office:value-type="float" office:value="0.970820393249937" calcext:value-type="float">
            <text:p>0.970820393249937</text:p>
          </table:table-cell>
          <table:table-cell/>
          <table:table-cell table:formula="of:=[.F13]+0.1" office:value-type="float" office:value="0.4" calcext:value-type="float">
            <text:p>0.4</text:p>
          </table:table-cell>
          <table:table-cell table:formula="of:=IF([.F14]&lt;0;0;IF([.F14]&gt;1;1;-2*[.F14]^3+3*[.F14]^2))" office:value-type="float" office:value="0.352" calcext:value-type="float">
            <text:p>0.352</text:p>
          </table:table-cell>
          <table:table-cell table:formula="of:=IF([.F14]&lt;0;0;IF([.F14]&gt;1;1;6*[.F14]^5-15*[.F14]^4+10*[.F14]^3))" office:value-type="float" office:value="0.31744" calcext:value-type="float">
            <text:p>0.31744</text:p>
          </table:table-cell>
          <table:table-cell table:formula="of:=IF([.F14]&lt;0;0;IF([.F14]&gt;1;1;-20*[.F14]^7+70*[.F14]^6-84*[.F14]^5+35*[.F14]^4))" office:value-type="float" office:value="0.289792" calcext:value-type="float">
            <text:p>0.289792</text:p>
          </table:table-cell>
          <table:table-cell/>
          <table:table-cell table:formula="of:=[.B14]" office:value-type="float" office:value="9" calcext:value-type="float">
            <text:p>9</text:p>
          </table:table-cell>
          <table:table-cell table:formula="of:=[.C14]*(1-[.G14])+[.D14]*[.G14]" office:value-type="float" office:value="0.981279143614568" calcext:value-type="float">
            <text:p>0.981279143614568</text:p>
          </table:table-cell>
          <table:table-cell table:formula="of:=[.C14]*(1-[.H14])+[.D14]*[.H14]" office:value-type="float" office:value="0.981836943634015" calcext:value-type="float">
            <text:p>0.981836943634015</text:p>
          </table:table-cell>
          <table:table-cell table:formula="of:=[.C14]*(1-[.I14])+[.D14]*[.I14]" office:value-type="float" office:value="0.982283183649573" calcext:value-type="float">
            <text:p>0.982283183649573</text:p>
          </table:table-cell>
        </table:table-row>
        <table:table-row table:style-name="ro1">
          <table:table-cell/>
          <table:table-cell table:formula="of:=[.B14]+1" office:value-type="float" office:value="10" calcext:value-type="float">
            <text:p>10</text:p>
          </table:table-cell>
          <table:table-cell table:formula="of:=[.B15]*2*PI()*PI()/180" office:value-type="float" office:value="1.09662271123215" calcext:value-type="float">
            <text:p>1.09662271123215</text:p>
          </table:table-cell>
          <table:table-cell table:formula="of:=1.2*COS(([.B15]-45)*PI()/180)" office:value-type="float" office:value="0.98298245314679" calcext:value-type="float">
            <text:p>0.98298245314679</text:p>
          </table:table-cell>
          <table:table-cell/>
          <table:table-cell table:formula="of:=[.F14]+0.1" office:value-type="float" office:value="0.5" calcext:value-type="float">
            <text:p>0.5</text:p>
          </table:table-cell>
          <table:table-cell table:formula="of:=IF([.F15]&lt;0;0;IF([.F15]&gt;1;1;-2*[.F15]^3+3*[.F15]^2))" office:value-type="float" office:value="0.5" calcext:value-type="float">
            <text:p>0.5</text:p>
          </table:table-cell>
          <table:table-cell table:formula="of:=IF([.F15]&lt;0;0;IF([.F15]&gt;1;1;6*[.F15]^5-15*[.F15]^4+10*[.F15]^3))" office:value-type="float" office:value="0.5" calcext:value-type="float">
            <text:p>0.5</text:p>
          </table:table-cell>
          <table:table-cell table:formula="of:=IF([.F15]&lt;0;0;IF([.F15]&gt;1;1;-20*[.F15]^7+70*[.F15]^6-84*[.F15]^5+35*[.F15]^4))" office:value-type="float" office:value="0.5" calcext:value-type="float">
            <text:p>0.5</text:p>
          </table:table-cell>
          <table:table-cell/>
          <table:table-cell table:formula="of:=[.B15]" office:value-type="float" office:value="10" calcext:value-type="float">
            <text:p>10</text:p>
          </table:table-cell>
          <table:table-cell table:formula="of:=[.C15]*(1-[.G15])+[.D15]*[.G15]" office:value-type="float" office:value="1.03980258218947" calcext:value-type="float">
            <text:p>1.03980258218947</text:p>
          </table:table-cell>
          <table:table-cell table:formula="of:=[.C15]*(1-[.H15])+[.D15]*[.H15]" office:value-type="float" office:value="1.03980258218947" calcext:value-type="float">
            <text:p>1.03980258218947</text:p>
          </table:table-cell>
          <table:table-cell table:formula="of:=[.C15]*(1-[.I15])+[.D15]*[.I15]" office:value-type="float" office:value="1.03980258218947" calcext:value-type="float">
            <text:p>1.03980258218947</text:p>
          </table:table-cell>
        </table:table-row>
        <table:table-row table:style-name="ro1">
          <table:table-cell/>
          <table:table-cell table:formula="of:=[.B15]+1" office:value-type="float" office:value="11" calcext:value-type="float">
            <text:p>11</text:p>
          </table:table-cell>
          <table:table-cell table:formula="of:=[.B16]*2*PI()*PI()/180" office:value-type="float" office:value="1.20628498235537" calcext:value-type="float">
            <text:p>1.20628498235537</text:p>
          </table:table-cell>
          <table:table-cell table:formula="of:=1.2*COS(([.B16]-45)*PI()/180)" office:value-type="float" office:value="0.99484508706605" calcext:value-type="float">
            <text:p>0.99484508706605</text:p>
          </table:table-cell>
          <table:table-cell/>
          <table:table-cell table:formula="of:=[.F15]+0.1" office:value-type="float" office:value="0.6" calcext:value-type="float">
            <text:p>0.6</text:p>
          </table:table-cell>
          <table:table-cell table:formula="of:=IF([.F16]&lt;0;0;IF([.F16]&gt;1;1;-2*[.F16]^3+3*[.F16]^2))" office:value-type="float" office:value="0.648" calcext:value-type="float">
            <text:p>0.648</text:p>
          </table:table-cell>
          <table:table-cell table:formula="of:=IF([.F16]&lt;0;0;IF([.F16]&gt;1;1;6*[.F16]^5-15*[.F16]^4+10*[.F16]^3))" office:value-type="float" office:value="0.68256" calcext:value-type="float">
            <text:p>0.68256</text:p>
          </table:table-cell>
          <table:table-cell table:formula="of:=IF([.F16]&lt;0;0;IF([.F16]&gt;1;1;-20*[.F16]^7+70*[.F16]^6-84*[.F16]^5+35*[.F16]^4))" office:value-type="float" office:value="0.710208000000001" calcext:value-type="float">
            <text:p>0.710208000000001</text:p>
          </table:table-cell>
          <table:table-cell/>
          <table:table-cell table:formula="of:=[.B16]" office:value-type="float" office:value="11" calcext:value-type="float">
            <text:p>11</text:p>
          </table:table-cell>
          <table:table-cell table:formula="of:=[.C16]*(1-[.G16])+[.D16]*[.G16]" office:value-type="float" office:value="1.06927193020789" calcext:value-type="float">
            <text:p>1.06927193020789</text:p>
          </table:table-cell>
          <table:table-cell table:formula="of:=[.C16]*(1-[.H16])+[.D16]*[.H16]" office:value-type="float" office:value="1.06196456742669" calcext:value-type="float">
            <text:p>1.06196456742669</text:p>
          </table:table-cell>
          <table:table-cell table:formula="of:=[.C16]*(1-[.I16])+[.D16]*[.I16]" office:value-type="float" office:value="1.05611867720173" calcext:value-type="float">
            <text:p>1.05611867720173</text:p>
          </table:table-cell>
        </table:table-row>
        <table:table-row table:style-name="ro1">
          <table:table-cell/>
          <table:table-cell table:formula="of:=[.B16]+1" office:value-type="float" office:value="12" calcext:value-type="float">
            <text:p>12</text:p>
          </table:table-cell>
          <table:table-cell table:formula="of:=[.B17]*2*PI()*PI()/180" office:value-type="float" office:value="1.31594725347858" calcext:value-type="float">
            <text:p>1.31594725347858</text:p>
          </table:table-cell>
          <table:table-cell table:formula="of:=1.2*COS(([.B17]-45)*PI()/180)" office:value-type="float" office:value="1.00640468153451" calcext:value-type="float">
            <text:p>1.00640468153451</text:p>
          </table:table-cell>
          <table:table-cell/>
          <table:table-cell table:formula="of:=[.F16]+0.1" office:value-type="float" office:value="0.7" calcext:value-type="float">
            <text:p>0.7</text:p>
          </table:table-cell>
          <table:table-cell table:formula="of:=IF([.F17]&lt;0;0;IF([.F17]&gt;1;1;-2*[.F17]^3+3*[.F17]^2))" office:value-type="float" office:value="0.784" calcext:value-type="float">
            <text:p>0.784</text:p>
          </table:table-cell>
          <table:table-cell table:formula="of:=IF([.F17]&lt;0;0;IF([.F17]&gt;1;1;6*[.F17]^5-15*[.F17]^4+10*[.F17]^3))" office:value-type="float" office:value="0.83692" calcext:value-type="float">
            <text:p>0.83692</text:p>
          </table:table-cell>
          <table:table-cell table:formula="of:=IF([.F17]&lt;0;0;IF([.F17]&gt;1;1;-20*[.F17]^7+70*[.F17]^6-84*[.F17]^5+35*[.F17]^4))" office:value-type="float" office:value="0.873963999999999" calcext:value-type="float">
            <text:p>0.873963999999999</text:p>
          </table:table-cell>
          <table:table-cell/>
          <table:table-cell table:formula="of:=[.B17]" office:value-type="float" office:value="12" calcext:value-type="float">
            <text:p>12</text:p>
          </table:table-cell>
          <table:table-cell table:formula="of:=[.C17]*(1-[.G17])+[.D17]*[.G17]" office:value-type="float" office:value="1.07326587707443" calcext:value-type="float">
            <text:p>1.07326587707443</text:p>
          </table:table-cell>
          <table:table-cell table:formula="of:=[.C17]*(1-[.H17])+[.D17]*[.H17]" office:value-type="float" office:value="1.05688488416715" calcext:value-type="float">
            <text:p>1.05688488416715</text:p>
          </table:table-cell>
          <table:table-cell table:formula="of:=[.C17]*(1-[.I17])+[.D17]*[.I17]" office:value-type="float" office:value="1.04541818913205" calcext:value-type="float">
            <text:p>1.04541818913205</text:p>
          </table:table-cell>
        </table:table-row>
        <table:table-row table:style-name="ro1">
          <table:table-cell/>
          <table:table-cell table:formula="of:=[.B17]+1" office:value-type="float" office:value="13" calcext:value-type="float">
            <text:p>13</text:p>
          </table:table-cell>
          <table:table-cell table:formula="of:=[.B18]*2*PI()*PI()/180" office:value-type="float" office:value="1.4256095246018" calcext:value-type="float">
            <text:p>1.4256095246018</text:p>
          </table:table-cell>
          <table:table-cell table:formula="of:=1.2*COS(([.B18]-45)*PI()/180)" office:value-type="float" office:value="1.01765771538771" calcext:value-type="float">
            <text:p>1.01765771538771</text:p>
          </table:table-cell>
          <table:table-cell/>
          <table:table-cell table:formula="of:=[.F17]+0.1" office:value-type="float" office:value="0.8" calcext:value-type="float">
            <text:p>0.8</text:p>
          </table:table-cell>
          <table:table-cell table:formula="of:=IF([.F18]&lt;0;0;IF([.F18]&gt;1;1;-2*[.F18]^3+3*[.F18]^2))" office:value-type="float" office:value="0.896" calcext:value-type="float">
            <text:p>0.896</text:p>
          </table:table-cell>
          <table:table-cell table:formula="of:=IF([.F18]&lt;0;0;IF([.F18]&gt;1;1;6*[.F18]^5-15*[.F18]^4+10*[.F18]^3))" office:value-type="float" office:value="0.942080000000001" calcext:value-type="float">
            <text:p>0.942080000000001</text:p>
          </table:table-cell>
          <table:table-cell table:formula="of:=IF([.F18]&lt;0;0;IF([.F18]&gt;1;1;-20*[.F18]^7+70*[.F18]^6-84*[.F18]^5+35*[.F18]^4))" office:value-type="float" office:value="0.966656000000002" calcext:value-type="float">
            <text:p>0.966656000000002</text:p>
          </table:table-cell>
          <table:table-cell/>
          <table:table-cell table:formula="of:=[.B18]" office:value-type="float" office:value="13" calcext:value-type="float">
            <text:p>13</text:p>
          </table:table-cell>
          <table:table-cell table:formula="of:=[.C18]*(1-[.G18])+[.D18]*[.G18]" office:value-type="float" office:value="1.06008470354598" calcext:value-type="float">
            <text:p>1.06008470354598</text:p>
          </table:table-cell>
          <table:table-cell table:formula="of:=[.C18]*(1-[.H18])+[.D18]*[.H18]" office:value-type="float" office:value="1.04128628417739" calcext:value-type="float">
            <text:p>1.04128628417739</text:p>
          </table:table-cell>
          <table:table-cell table:formula="of:=[.C18]*(1-[.I18])+[.D18]*[.I18]" office:value-type="float" office:value="1.03126046051414" calcext:value-type="float">
            <text:p>1.03126046051414</text:p>
          </table:table-cell>
        </table:table-row>
        <table:table-row table:style-name="ro1">
          <table:table-cell/>
          <table:table-cell table:formula="of:=[.B18]+1" office:value-type="float" office:value="14" calcext:value-type="float">
            <text:p>14</text:p>
          </table:table-cell>
          <table:table-cell table:formula="of:=[.B19]*2*PI()*PI()/180" office:value-type="float" office:value="1.53527179572501" calcext:value-type="float">
            <text:p>1.53527179572501</text:p>
          </table:table-cell>
          <table:table-cell table:formula="of:=1.2*COS(([.B19]-45)*PI()/180)" office:value-type="float" office:value="1.02860076084253" calcext:value-type="float">
            <text:p>1.02860076084253</text:p>
          </table:table-cell>
          <table:table-cell/>
          <table:table-cell table:formula="of:=[.F18]+0.1" office:value-type="float" office:value="0.9" calcext:value-type="float">
            <text:p>0.9</text:p>
          </table:table-cell>
          <table:table-cell table:formula="of:=IF([.F19]&lt;0;0;IF([.F19]&gt;1;1;-2*[.F19]^3+3*[.F19]^2))" office:value-type="float" office:value="0.972" calcext:value-type="float">
            <text:p>0.972</text:p>
          </table:table-cell>
          <table:table-cell table:formula="of:=IF([.F19]&lt;0;0;IF([.F19]&gt;1;1;6*[.F19]^5-15*[.F19]^4+10*[.F19]^3))" office:value-type="float" office:value="0.991439999999999" calcext:value-type="float">
            <text:p>0.991439999999999</text:p>
          </table:table-cell>
          <table:table-cell table:formula="of:=IF([.F19]&lt;0;0;IF([.F19]&gt;1;1;-20*[.F19]^7+70*[.F19]^6-84*[.F19]^5+35*[.F19]^4))" office:value-type="float" office:value="0.997271999999999" calcext:value-type="float">
            <text:p>0.997271999999999</text:p>
          </table:table-cell>
          <table:table-cell/>
          <table:table-cell table:formula="of:=[.B19]" office:value-type="float" office:value="14" calcext:value-type="float">
            <text:p>14</text:p>
          </table:table-cell>
          <table:table-cell table:formula="of:=[.C19]*(1-[.G19])+[.D19]*[.G19]" office:value-type="float" office:value="1.04278754981924" calcext:value-type="float">
            <text:p>1.04278754981924</text:p>
          </table:table-cell>
          <table:table-cell table:formula="of:=[.C19]*(1-[.H19])+[.D19]*[.H19]" office:value-type="float" office:value="1.03293786490113" calcext:value-type="float">
            <text:p>1.03293786490113</text:p>
          </table:table-cell>
          <table:table-cell table:formula="of:=[.C19]*(1-[.I19])+[.D19]*[.I19]" office:value-type="float" office:value="1.02998295942569" calcext:value-type="float">
            <text:p>1.02998295942569</text:p>
          </table:table-cell>
        </table:table-row>
        <table:table-row table:style-name="ro1">
          <table:table-cell/>
          <table:table-cell table:formula="of:=[.B19]+1" office:value-type="float" office:value="15" calcext:value-type="float">
            <text:p>15</text:p>
          </table:table-cell>
          <table:table-cell table:formula="of:=[.B20]*2*PI()*PI()/180" office:value-type="float" office:value="1.64493406684823" calcext:value-type="float">
            <text:p>1.64493406684823</text:p>
          </table:table-cell>
          <table:table-cell table:formula="of:=1.2*COS(([.B20]-45)*PI()/180)" office:value-type="float" office:value="1.03923048454133" calcext:value-type="float">
            <text:p>1.03923048454133</text:p>
          </table:table-cell>
          <table:table-cell/>
          <table:table-cell table:formula="of:=[.F19]+0.1" office:value-type="float" office:value="1" calcext:value-type="float">
            <text:p>1</text:p>
          </table:table-cell>
          <table:table-cell table:formula="of:=IF([.F20]&lt;0;0;IF([.F20]&gt;1;1;-2*[.F20]^3+3*[.F20]^2))" office:value-type="float" office:value="1" calcext:value-type="float">
            <text:p>1</text:p>
          </table:table-cell>
          <table:table-cell table:formula="of:=IF([.F20]&lt;0;0;IF([.F20]&gt;1;1;6*[.F20]^5-15*[.F20]^4+10*[.F20]^3))" office:value-type="float" office:value="1" calcext:value-type="float">
            <text:p>1</text:p>
          </table:table-cell>
          <table:table-cell table:formula="of:=IF([.F20]&lt;0;0;IF([.F20]&gt;1;1;-20*[.F20]^7+70*[.F20]^6-84*[.F20]^5+35*[.F20]^4))" office:value-type="float" office:value="1" calcext:value-type="float">
            <text:p>1</text:p>
          </table:table-cell>
          <table:table-cell/>
          <table:table-cell table:formula="of:=[.B20]" office:value-type="float" office:value="15" calcext:value-type="float">
            <text:p>15</text:p>
          </table:table-cell>
          <table:table-cell table:formula="of:=[.C20]*(1-[.G20])+[.D20]*[.G20]" office:value-type="float" office:value="1.03923048454133" calcext:value-type="float">
            <text:p>1.03923048454133</text:p>
          </table:table-cell>
          <table:table-cell table:formula="of:=[.C20]*(1-[.H20])+[.D20]*[.H20]" office:value-type="float" office:value="1.03923048454133" calcext:value-type="float">
            <text:p>1.03923048454133</text:p>
          </table:table-cell>
          <table:table-cell table:formula="of:=[.C20]*(1-[.I20])+[.D20]*[.I20]" office:value-type="float" office:value="1.03923048454133" calcext:value-type="float">
            <text:p>1.03923048454133</text:p>
          </table:table-cell>
        </table:table-row>
        <table:table-row table:style-name="ro1">
          <table:table-cell/>
          <table:table-cell table:formula="of:=[.B20]+1" office:value-type="float" office:value="16" calcext:value-type="float">
            <text:p>16</text:p>
          </table:table-cell>
          <table:table-cell table:formula="of:=[.B21]*2*PI()*PI()/180" office:value-type="float" office:value="1.75459633797144" calcext:value-type="float">
            <text:p>1.75459633797144</text:p>
          </table:table-cell>
          <table:table-cell table:formula="of:=1.2*COS(([.B21]-45)*PI()/180)" office:value-type="float" office:value="1.04954364856727" calcext:value-type="float">
            <text:p>1.04954364856727</text:p>
          </table:table-cell>
          <table:table-cell/>
          <table:table-cell table:formula="of:=[.F20]+0.1" office:value-type="float" office:value="1.1" calcext:value-type="float">
            <text:p>1.1</text:p>
          </table:table-cell>
          <table:table-cell table:formula="of:=IF([.F21]&lt;0;0;IF([.F21]&gt;1;1;-2*[.F21]^3+3*[.F21]^2))" office:value-type="float" office:value="1" calcext:value-type="float">
            <text:p>1</text:p>
          </table:table-cell>
          <table:table-cell table:formula="of:=IF([.F21]&lt;0;0;IF([.F21]&gt;1;1;6*[.F21]^5-15*[.F21]^4+10*[.F21]^3))" office:value-type="float" office:value="1" calcext:value-type="float">
            <text:p>1</text:p>
          </table:table-cell>
          <table:table-cell table:formula="of:=IF([.F21]&lt;0;0;IF([.F21]&gt;1;1;-20*[.F21]^7+70*[.F21]^6-84*[.F21]^5+35*[.F21]^4))" office:value-type="float" office:value="1" calcext:value-type="float">
            <text:p>1</text:p>
          </table:table-cell>
          <table:table-cell/>
          <table:table-cell table:formula="of:=[.B21]" office:value-type="float" office:value="16" calcext:value-type="float">
            <text:p>16</text:p>
          </table:table-cell>
          <table:table-cell table:formula="of:=[.C21]*(1-[.G21])+[.D21]*[.G21]" office:value-type="float" office:value="1.04954364856727" calcext:value-type="float">
            <text:p>1.04954364856727</text:p>
          </table:table-cell>
          <table:table-cell table:formula="of:=[.C21]*(1-[.H21])+[.D21]*[.H21]" office:value-type="float" office:value="1.04954364856727" calcext:value-type="float">
            <text:p>1.04954364856727</text:p>
          </table:table-cell>
          <table:table-cell table:formula="of:=[.C21]*(1-[.I21])+[.D21]*[.I21]" office:value-type="float" office:value="1.04954364856727" calcext:value-type="float">
            <text:p>1.04954364856727</text:p>
          </table:table-cell>
        </table:table-row>
        <table:table-row table:style-name="ro1">
          <table:table-cell/>
          <table:table-cell table:formula="of:=[.B21]+1" office:value-type="float" office:value="17" calcext:value-type="float">
            <text:p>17</text:p>
          </table:table-cell>
          <table:table-cell table:formula="of:=[.B22]*2*PI()*PI()/180" office:value-type="float" office:value="1.86425860909466" calcext:value-type="float">
            <text:p>1.86425860909466</text:p>
          </table:table-cell>
          <table:table-cell table:formula="of:=1.2*COS(([.B22]-45)*PI()/180)" office:value-type="float" office:value="1.05953711143071" calcext:value-type="float">
            <text:p>1.05953711143071</text:p>
          </table:table-cell>
          <table:table-cell/>
          <table:table-cell table:formula="of:=[.F21]+0.1" office:value-type="float" office:value="1.2" calcext:value-type="float">
            <text:p>1.2</text:p>
          </table:table-cell>
          <table:table-cell table:formula="of:=IF([.F22]&lt;0;0;IF([.F22]&gt;1;1;-2*[.F22]^3+3*[.F22]^2))" office:value-type="float" office:value="1" calcext:value-type="float">
            <text:p>1</text:p>
          </table:table-cell>
          <table:table-cell table:formula="of:=IF([.F22]&lt;0;0;IF([.F22]&gt;1;1;6*[.F22]^5-15*[.F22]^4+10*[.F22]^3))" office:value-type="float" office:value="1" calcext:value-type="float">
            <text:p>1</text:p>
          </table:table-cell>
          <table:table-cell table:formula="of:=IF([.F22]&lt;0;0;IF([.F22]&gt;1;1;-20*[.F22]^7+70*[.F22]^6-84*[.F22]^5+35*[.F22]^4))" office:value-type="float" office:value="1" calcext:value-type="float">
            <text:p>1</text:p>
          </table:table-cell>
          <table:table-cell/>
          <table:table-cell table:formula="of:=[.B22]" office:value-type="float" office:value="17" calcext:value-type="float">
            <text:p>17</text:p>
          </table:table-cell>
          <table:table-cell table:formula="of:=[.C22]*(1-[.G22])+[.D22]*[.G22]" office:value-type="float" office:value="1.05953711143071" calcext:value-type="float">
            <text:p>1.05953711143071</text:p>
          </table:table-cell>
          <table:table-cell table:formula="of:=[.C22]*(1-[.H22])+[.D22]*[.H22]" office:value-type="float" office:value="1.05953711143071" calcext:value-type="float">
            <text:p>1.05953711143071</text:p>
          </table:table-cell>
          <table:table-cell table:formula="of:=[.C22]*(1-[.I22])+[.D22]*[.I22]" office:value-type="float" office:value="1.05953711143071" calcext:value-type="float">
            <text:p>1.05953711143071</text:p>
          </table:table-cell>
        </table:table-row>
        <table:table-row table:style-name="ro1">
          <table:table-cell/>
          <table:table-cell table:formula="of:=[.B22]+1" office:value-type="float" office:value="18" calcext:value-type="float">
            <text:p>18</text:p>
          </table:table-cell>
          <table:table-cell table:formula="of:=[.B23]*2*PI()*PI()/180" office:value-type="float" office:value="1.97392088021787" calcext:value-type="float">
            <text:p>1.97392088021787</text:p>
          </table:table-cell>
          <table:table-cell table:formula="of:=1.2*COS(([.B23]-45)*PI()/180)" office:value-type="float" office:value="1.06920782902604" calcext:value-type="float">
            <text:p>1.06920782902604</text:p>
          </table:table-cell>
          <table:table-cell/>
          <table:table-cell table:formula="of:=[.F22]+0.1" office:value-type="float" office:value="1.3" calcext:value-type="float">
            <text:p>1.3</text:p>
          </table:table-cell>
          <table:table-cell table:formula="of:=IF([.F23]&lt;0;0;IF([.F23]&gt;1;1;-2*[.F23]^3+3*[.F23]^2))" office:value-type="float" office:value="1" calcext:value-type="float">
            <text:p>1</text:p>
          </table:table-cell>
          <table:table-cell table:formula="of:=IF([.F23]&lt;0;0;IF([.F23]&gt;1;1;6*[.F23]^5-15*[.F23]^4+10*[.F23]^3))" office:value-type="float" office:value="1" calcext:value-type="float">
            <text:p>1</text:p>
          </table:table-cell>
          <table:table-cell table:formula="of:=IF([.F23]&lt;0;0;IF([.F23]&gt;1;1;-20*[.F23]^7+70*[.F23]^6-84*[.F23]^5+35*[.F23]^4))" office:value-type="float" office:value="1" calcext:value-type="float">
            <text:p>1</text:p>
          </table:table-cell>
          <table:table-cell/>
          <table:table-cell table:formula="of:=[.B23]" office:value-type="float" office:value="18" calcext:value-type="float">
            <text:p>18</text:p>
          </table:table-cell>
          <table:table-cell table:formula="of:=[.C23]*(1-[.G23])+[.D23]*[.G23]" office:value-type="float" office:value="1.06920782902604" calcext:value-type="float">
            <text:p>1.06920782902604</text:p>
          </table:table-cell>
          <table:table-cell table:formula="of:=[.C23]*(1-[.H23])+[.D23]*[.H23]" office:value-type="float" office:value="1.06920782902604" calcext:value-type="float">
            <text:p>1.06920782902604</text:p>
          </table:table-cell>
          <table:table-cell table:formula="of:=[.C23]*(1-[.I23])+[.D23]*[.I23]" office:value-type="float" office:value="1.06920782902604" calcext:value-type="float">
            <text:p>1.06920782902604</text:p>
          </table:table-cell>
        </table:table-row>
        <table:table-row table:style-name="ro1">
          <table:table-cell/>
          <table:table-cell table:formula="of:=[.B23]+1" office:value-type="float" office:value="19" calcext:value-type="float">
            <text:p>19</text:p>
          </table:table-cell>
          <table:table-cell table:formula="of:=[.B24]*2*PI()*PI()/180" office:value-type="float" office:value="2.08358315134109" calcext:value-type="float">
            <text:p>2.08358315134109</text:p>
          </table:table-cell>
          <table:table-cell table:formula="of:=1.2*COS(([.B24]-45)*PI()/180)" office:value-type="float" office:value="1.078552855559" calcext:value-type="float">
            <text:p>1.078552855559</text:p>
          </table:table-cell>
          <table:table-cell/>
          <table:table-cell table:formula="of:=[.F23]+0.1" office:value-type="float" office:value="1.4" calcext:value-type="float">
            <text:p>1.4</text:p>
          </table:table-cell>
          <table:table-cell table:formula="of:=IF([.F24]&lt;0;0;IF([.F24]&gt;1;1;-2*[.F24]^3+3*[.F24]^2))" office:value-type="float" office:value="1" calcext:value-type="float">
            <text:p>1</text:p>
          </table:table-cell>
          <table:table-cell table:formula="of:=IF([.F24]&lt;0;0;IF([.F24]&gt;1;1;6*[.F24]^5-15*[.F24]^4+10*[.F24]^3))" office:value-type="float" office:value="1" calcext:value-type="float">
            <text:p>1</text:p>
          </table:table-cell>
          <table:table-cell table:formula="of:=IF([.F24]&lt;0;0;IF([.F24]&gt;1;1;-20*[.F24]^7+70*[.F24]^6-84*[.F24]^5+35*[.F24]^4))" office:value-type="float" office:value="1" calcext:value-type="float">
            <text:p>1</text:p>
          </table:table-cell>
          <table:table-cell/>
          <table:table-cell table:formula="of:=[.B24]" office:value-type="float" office:value="19" calcext:value-type="float">
            <text:p>19</text:p>
          </table:table-cell>
          <table:table-cell table:formula="of:=[.C24]*(1-[.G24])+[.D24]*[.G24]" office:value-type="float" office:value="1.078552855559" calcext:value-type="float">
            <text:p>1.078552855559</text:p>
          </table:table-cell>
          <table:table-cell table:formula="of:=[.C24]*(1-[.H24])+[.D24]*[.H24]" office:value-type="float" office:value="1.078552855559" calcext:value-type="float">
            <text:p>1.078552855559</text:p>
          </table:table-cell>
          <table:table-cell table:formula="of:=[.C24]*(1-[.I24])+[.D24]*[.I24]" office:value-type="float" office:value="1.078552855559" calcext:value-type="float">
            <text:p>1.078552855559</text:p>
          </table:table-cell>
        </table:table-row>
        <table:table-row table:style-name="ro1">
          <table:table-cell/>
          <table:table-cell table:formula="of:=[.B24]+1" office:value-type="float" office:value="20" calcext:value-type="float">
            <text:p>20</text:p>
          </table:table-cell>
          <table:table-cell table:formula="of:=[.B25]*2*PI()*PI()/180" office:value-type="float" office:value="2.1932454224643" calcext:value-type="float">
            <text:p>2.1932454224643</text:p>
          </table:table-cell>
          <table:table-cell table:formula="of:=1.2*COS(([.B25]-45)*PI()/180)" office:value-type="float" office:value="1.08756934444398" calcext:value-type="float">
            <text:p>1.08756934444398</text:p>
          </table:table-cell>
          <table:table-cell/>
          <table:table-cell table:formula="of:=[.F24]+0.1" office:value-type="float" office:value="1.5" calcext:value-type="float">
            <text:p>1.5</text:p>
          </table:table-cell>
          <table:table-cell table:formula="of:=IF([.F25]&lt;0;0;IF([.F25]&gt;1;1;-2*[.F25]^3+3*[.F25]^2))" office:value-type="float" office:value="1" calcext:value-type="float">
            <text:p>1</text:p>
          </table:table-cell>
          <table:table-cell table:formula="of:=IF([.F25]&lt;0;0;IF([.F25]&gt;1;1;6*[.F25]^5-15*[.F25]^4+10*[.F25]^3))" office:value-type="float" office:value="1" calcext:value-type="float">
            <text:p>1</text:p>
          </table:table-cell>
          <table:table-cell table:formula="of:=IF([.F25]&lt;0;0;IF([.F25]&gt;1;1;-20*[.F25]^7+70*[.F25]^6-84*[.F25]^5+35*[.F25]^4))" office:value-type="float" office:value="1" calcext:value-type="float">
            <text:p>1</text:p>
          </table:table-cell>
          <table:table-cell/>
          <table:table-cell table:formula="of:=[.B25]" office:value-type="float" office:value="20" calcext:value-type="float">
            <text:p>20</text:p>
          </table:table-cell>
          <table:table-cell table:formula="of:=[.C25]*(1-[.G25])+[.D25]*[.G25]" office:value-type="float" office:value="1.08756934444398" calcext:value-type="float">
            <text:p>1.08756934444398</text:p>
          </table:table-cell>
          <table:table-cell table:formula="of:=[.C25]*(1-[.H25])+[.D25]*[.H25]" office:value-type="float" office:value="1.08756934444398" calcext:value-type="float">
            <text:p>1.08756934444398</text:p>
          </table:table-cell>
          <table:table-cell table:formula="of:=[.C25]*(1-[.I25])+[.D25]*[.I25]" office:value-type="float" office:value="1.08756934444398" calcext:value-type="float">
            <text:p>1.08756934444398</text:p>
          </table:table-cell>
        </table:table-row>
        <table:table-row table:style-name="ro1">
          <table:table-cell/>
          <table:table-cell table:formula="of:=[.B25]+1" office:value-type="float" office:value="21" calcext:value-type="float">
            <text:p>21</text:p>
          </table:table-cell>
          <table:table-cell table:formula="of:=[.B26]*2*PI()*PI()/180" office:value-type="float" office:value="2.30290769358752" calcext:value-type="float">
            <text:p>2.30290769358752</text:p>
          </table:table-cell>
          <table:table-cell table:formula="of:=1.2*COS(([.B26]-45)*PI()/180)" office:value-type="float" office:value="1.09625454917112" calcext:value-type="float">
            <text:p>1.09625454917112</text:p>
          </table:table-cell>
          <table:table-cell/>
          <table:table-cell table:formula="of:=[.F25]+0.1" office:value-type="float" office:value="1.6" calcext:value-type="float">
            <text:p>1.6</text:p>
          </table:table-cell>
          <table:table-cell table:formula="of:=IF([.F26]&lt;0;0;IF([.F26]&gt;1;1;-2*[.F26]^3+3*[.F26]^2))" office:value-type="float" office:value="1" calcext:value-type="float">
            <text:p>1</text:p>
          </table:table-cell>
          <table:table-cell table:formula="of:=IF([.F26]&lt;0;0;IF([.F26]&gt;1;1;6*[.F26]^5-15*[.F26]^4+10*[.F26]^3))" office:value-type="float" office:value="1" calcext:value-type="float">
            <text:p>1</text:p>
          </table:table-cell>
          <table:table-cell table:formula="of:=IF([.F26]&lt;0;0;IF([.F26]&gt;1;1;-20*[.F26]^7+70*[.F26]^6-84*[.F26]^5+35*[.F26]^4))" office:value-type="float" office:value="1" calcext:value-type="float">
            <text:p>1</text:p>
          </table:table-cell>
          <table:table-cell/>
          <table:table-cell table:formula="of:=[.B26]" office:value-type="float" office:value="21" calcext:value-type="float">
            <text:p>21</text:p>
          </table:table-cell>
          <table:table-cell table:formula="of:=[.C26]*(1-[.G26])+[.D26]*[.G26]" office:value-type="float" office:value="1.09625454917112" calcext:value-type="float">
            <text:p>1.09625454917112</text:p>
          </table:table-cell>
          <table:table-cell table:formula="of:=[.C26]*(1-[.H26])+[.D26]*[.H26]" office:value-type="float" office:value="1.09625454917112" calcext:value-type="float">
            <text:p>1.09625454917112</text:p>
          </table:table-cell>
          <table:table-cell table:formula="of:=[.C26]*(1-[.I26])+[.D26]*[.I26]" office:value-type="float" office:value="1.09625454917112" calcext:value-type="float">
            <text:p>1.09625454917112</text:p>
          </table:table-cell>
        </table:table-row>
        <table:table-row table:style-name="ro1">
          <table:table-cell/>
          <table:table-cell table:formula="of:=[.B26]+1" office:value-type="float" office:value="22" calcext:value-type="float">
            <text:p>22</text:p>
          </table:table-cell>
          <table:table-cell table:formula="of:=[.B27]*2*PI()*PI()/180" office:value-type="float" office:value="2.41256996471073" calcext:value-type="float">
            <text:p>2.41256996471073</text:p>
          </table:table-cell>
          <table:table-cell table:formula="of:=1.2*COS(([.B27]-45)*PI()/180)" office:value-type="float" office:value="1.10460582414293" calcext:value-type="float">
            <text:p>1.10460582414293</text:p>
          </table:table-cell>
          <table:table-cell/>
          <table:table-cell table:formula="of:=[.F26]+0.1" office:value-type="float" office:value="1.7" calcext:value-type="float">
            <text:p>1.7</text:p>
          </table:table-cell>
          <table:table-cell table:formula="of:=IF([.F27]&lt;0;0;IF([.F27]&gt;1;1;-2*[.F27]^3+3*[.F27]^2))" office:value-type="float" office:value="1" calcext:value-type="float">
            <text:p>1</text:p>
          </table:table-cell>
          <table:table-cell table:formula="of:=IF([.F27]&lt;0;0;IF([.F27]&gt;1;1;6*[.F27]^5-15*[.F27]^4+10*[.F27]^3))" office:value-type="float" office:value="1" calcext:value-type="float">
            <text:p>1</text:p>
          </table:table-cell>
          <table:table-cell table:formula="of:=IF([.F27]&lt;0;0;IF([.F27]&gt;1;1;-20*[.F27]^7+70*[.F27]^6-84*[.F27]^5+35*[.F27]^4))" office:value-type="float" office:value="1" calcext:value-type="float">
            <text:p>1</text:p>
          </table:table-cell>
          <table:table-cell/>
          <table:table-cell table:formula="of:=[.B27]" office:value-type="float" office:value="22" calcext:value-type="float">
            <text:p>22</text:p>
          </table:table-cell>
          <table:table-cell table:formula="of:=[.C27]*(1-[.G27])+[.D27]*[.G27]" office:value-type="float" office:value="1.10460582414293" calcext:value-type="float">
            <text:p>1.10460582414293</text:p>
          </table:table-cell>
          <table:table-cell table:formula="of:=[.C27]*(1-[.H27])+[.D27]*[.H27]" office:value-type="float" office:value="1.10460582414293" calcext:value-type="float">
            <text:p>1.10460582414293</text:p>
          </table:table-cell>
          <table:table-cell table:formula="of:=[.C27]*(1-[.I27])+[.D27]*[.I27]" office:value-type="float" office:value="1.10460582414293" calcext:value-type="float">
            <text:p>1.10460582414293</text:p>
          </table:table-cell>
        </table:table-row>
        <table:table-row table:style-name="ro1">
          <table:table-cell/>
          <table:table-cell table:formula="of:=[.B27]+1" office:value-type="float" office:value="23" calcext:value-type="float">
            <text:p>23</text:p>
          </table:table-cell>
          <table:table-cell table:formula="of:=[.B28]*2*PI()*PI()/180" office:value-type="float" office:value="2.52223223583395" calcext:value-type="float">
            <text:p>2.52223223583395</text:p>
          </table:table-cell>
          <table:table-cell table:formula="of:=1.2*COS(([.B28]-45)*PI()/180)" office:value-type="float" office:value="1.11262062548015" calcext:value-type="float">
            <text:p>1.11262062548015</text:p>
          </table:table-cell>
          <table:table-cell/>
          <table:table-cell table:formula="of:=[.F27]+0.1" office:value-type="float" office:value="1.8" calcext:value-type="float">
            <text:p>1.8</text:p>
          </table:table-cell>
          <table:table-cell table:formula="of:=IF([.F28]&lt;0;0;IF([.F28]&gt;1;1;-2*[.F28]^3+3*[.F28]^2))" office:value-type="float" office:value="1" calcext:value-type="float">
            <text:p>1</text:p>
          </table:table-cell>
          <table:table-cell table:formula="of:=IF([.F28]&lt;0;0;IF([.F28]&gt;1;1;6*[.F28]^5-15*[.F28]^4+10*[.F28]^3))" office:value-type="float" office:value="1" calcext:value-type="float">
            <text:p>1</text:p>
          </table:table-cell>
          <table:table-cell table:formula="of:=IF([.F28]&lt;0;0;IF([.F28]&gt;1;1;-20*[.F28]^7+70*[.F28]^6-84*[.F28]^5+35*[.F28]^4))" office:value-type="float" office:value="1" calcext:value-type="float">
            <text:p>1</text:p>
          </table:table-cell>
          <table:table-cell/>
          <table:table-cell table:formula="of:=[.B28]" office:value-type="float" office:value="23" calcext:value-type="float">
            <text:p>23</text:p>
          </table:table-cell>
          <table:table-cell table:formula="of:=[.C28]*(1-[.G28])+[.D28]*[.G28]" office:value-type="float" office:value="1.11262062548015" calcext:value-type="float">
            <text:p>1.11262062548015</text:p>
          </table:table-cell>
          <table:table-cell table:formula="of:=[.C28]*(1-[.H28])+[.D28]*[.H28]" office:value-type="float" office:value="1.11262062548015" calcext:value-type="float">
            <text:p>1.11262062548015</text:p>
          </table:table-cell>
          <table:table-cell table:formula="of:=[.C28]*(1-[.I28])+[.D28]*[.I28]" office:value-type="float" office:value="1.11262062548015" calcext:value-type="float">
            <text:p>1.11262062548015</text:p>
          </table:table-cell>
        </table:table-row>
        <table:table-row table:style-name="ro1">
          <table:table-cell/>
          <table:table-cell table:formula="of:=[.B28]+1" office:value-type="float" office:value="24" calcext:value-type="float">
            <text:p>24</text:p>
          </table:table-cell>
          <table:table-cell table:formula="of:=[.B29]*2*PI()*PI()/180" office:value-type="float" office:value="2.63189450695716" calcext:value-type="float">
            <text:p>2.63189450695716</text:p>
          </table:table-cell>
          <table:table-cell table:formula="of:=1.2*COS(([.B29]-45)*PI()/180)" office:value-type="float" office:value="1.12029651179664" calcext:value-type="float">
            <text:p>1.12029651179664</text:p>
          </table:table-cell>
          <table:table-cell/>
          <table:table-cell table:formula="of:=[.F28]+0.1" office:value-type="float" office:value="1.9" calcext:value-type="float">
            <text:p>1.9</text:p>
          </table:table-cell>
          <table:table-cell table:formula="of:=IF([.F29]&lt;0;0;IF([.F29]&gt;1;1;-2*[.F29]^3+3*[.F29]^2))" office:value-type="float" office:value="1" calcext:value-type="float">
            <text:p>1</text:p>
          </table:table-cell>
          <table:table-cell table:formula="of:=IF([.F29]&lt;0;0;IF([.F29]&gt;1;1;6*[.F29]^5-15*[.F29]^4+10*[.F29]^3))" office:value-type="float" office:value="1" calcext:value-type="float">
            <text:p>1</text:p>
          </table:table-cell>
          <table:table-cell table:formula="of:=IF([.F29]&lt;0;0;IF([.F29]&gt;1;1;-20*[.F29]^7+70*[.F29]^6-84*[.F29]^5+35*[.F29]^4))" office:value-type="float" office:value="1" calcext:value-type="float">
            <text:p>1</text:p>
          </table:table-cell>
          <table:table-cell/>
          <table:table-cell table:formula="of:=[.B29]" office:value-type="float" office:value="24" calcext:value-type="float">
            <text:p>24</text:p>
          </table:table-cell>
          <table:table-cell table:formula="of:=[.C29]*(1-[.G29])+[.D29]*[.G29]" office:value-type="float" office:value="1.12029651179664" calcext:value-type="float">
            <text:p>1.12029651179664</text:p>
          </table:table-cell>
          <table:table-cell table:formula="of:=[.C29]*(1-[.H29])+[.D29]*[.H29]" office:value-type="float" office:value="1.12029651179664" calcext:value-type="float">
            <text:p>1.12029651179664</text:p>
          </table:table-cell>
          <table:table-cell table:formula="of:=[.C29]*(1-[.I29])+[.D29]*[.I29]" office:value-type="float" office:value="1.12029651179664" calcext:value-type="float">
            <text:p>1.12029651179664</text:p>
          </table:table-cell>
        </table:table-row>
        <table:table-row table:style-name="ro1">
          <table:table-cell/>
          <table:table-cell table:formula="of:=[.B29]+1" office:value-type="float" office:value="25" calcext:value-type="float">
            <text:p>25</text:p>
          </table:table-cell>
          <table:table-cell table:formula="of:=[.B30]*2*PI()*PI()/180" office:value-type="float" office:value="2.74155677808038" calcext:value-type="float">
            <text:p>2.74155677808038</text:p>
          </table:table-cell>
          <table:table-cell table:formula="of:=1.2*COS(([.B30]-45)*PI()/180)" office:value-type="float" office:value="1.12763114494309" calcext:value-type="float">
            <text:p>1.12763114494309</text:p>
          </table:table-cell>
          <table:table-cell/>
          <table:table-cell table:formula="of:=[.F29]+0.1" office:value-type="float" office:value="2" calcext:value-type="float">
            <text:p>2</text:p>
          </table:table-cell>
          <table:table-cell table:formula="of:=IF([.F30]&lt;0;0;IF([.F30]&gt;1;1;-2*[.F30]^3+3*[.F30]^2))" office:value-type="float" office:value="1" calcext:value-type="float">
            <text:p>1</text:p>
          </table:table-cell>
          <table:table-cell table:formula="of:=IF([.F30]&lt;0;0;IF([.F30]&gt;1;1;6*[.F30]^5-15*[.F30]^4+10*[.F30]^3))" office:value-type="float" office:value="1" calcext:value-type="float">
            <text:p>1</text:p>
          </table:table-cell>
          <table:table-cell table:formula="of:=IF([.F30]&lt;0;0;IF([.F30]&gt;1;1;-20*[.F30]^7+70*[.F30]^6-84*[.F30]^5+35*[.F30]^4))" office:value-type="float" office:value="1" calcext:value-type="float">
            <text:p>1</text:p>
          </table:table-cell>
          <table:table-cell/>
          <table:table-cell table:formula="of:=[.B30]" office:value-type="float" office:value="25" calcext:value-type="float">
            <text:p>25</text:p>
          </table:table-cell>
          <table:table-cell table:formula="of:=[.C30]*(1-[.G30])+[.D30]*[.G30]" office:value-type="float" office:value="1.12763114494309" calcext:value-type="float">
            <text:p>1.12763114494309</text:p>
          </table:table-cell>
          <table:table-cell table:formula="of:=[.C30]*(1-[.H30])+[.D30]*[.H30]" office:value-type="float" office:value="1.12763114494309" calcext:value-type="float">
            <text:p>1.12763114494309</text:p>
          </table:table-cell>
          <table:table-cell table:formula="of:=[.C30]*(1-[.I30])+[.D30]*[.I30]" office:value-type="float" office:value="1.12763114494309" calcext:value-type="float">
            <text:p>1.12763114494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2:51:32.609147000</meta:creation-date>
    <dc:date>2017-06-02T21:39:28.793551000</dc:date>
    <meta:editing-duration>PT19S</meta:editing-duration>
    <meta:editing-cycles>1</meta:editing-cycles>
    <meta:generator>LibreOffice/5.2.6.2$MacOSX_X86_64 LibreOffice_project/a3100ed2409ebf1c212f5048fbe377c281438fdc</meta:generator>
    <meta:document-statistic meta:table-count="3" meta:cell-count="16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877cm" svg:height="13.93cm" xlink:href=".." xlink:type="simple" chart:class="chart:scatter" chart:style-name="ch1">
        <chart:legend chart:legend-position="end" svg:x="18.056cm" svg:y="6.667cm" style:legend-expansion="high" chart:style-name="ch2"/>
        <chart:plot-area chart:style-name="ch3" table:cell-range-address="Sheet1.I5:Sheet1.J50" svg:x="0.417cm" svg:y="0.278cm" svg:width="17.222cm" svg:height="13.374cm">
          <chartooo:coordinate-region svg:x="1.141cm" svg:y="0.476cm" svg:width="16.408cm" svg:height="12.5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:Sheet1.J50" chart:class="chart:scatter">
            <chart:domain table:cell-range-address="Sheet1.I5:Sheet1.I50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8">
                <text:p>0.0128</text:p>
                <draw:g>
                  <svg:desc>Sheet1.I5:Sheet1.I50</svg:desc>
                </draw:g>
              </table:table-cell>
              <table:table-cell office:value-type="float" office:value="0">
                <text:p>0</text:p>
                <draw:g>
                  <svg:desc>Sheet1.J5:Sheet1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3508828954237">
                <text:p>0.0493508828954237</text:p>
              </table:table-cell>
              <table:table-cell office:value-type="float" office:value="0.228347276840091">
                <text:p>0.228347276840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3590450669915">
                <text:p>0.0923590450669915</text:p>
              </table:table-cell>
              <table:table-cell office:value-type="float" office:value="0.454607734470159">
                <text:p>0.454607734470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481765790847">
                <text:p>0.135481765790847</text:p>
              </table:table-cell>
              <table:table-cell office:value-type="float" office:value="0.676694553680181">
                <text:p>0.676694553680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776324343136">
                <text:p>0.178776324343136</text:p>
              </table:table-cell>
              <table:table-cell office:value-type="float" office:value="0.892520915260136">
                <text:p>0.89252091526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3">
                <text:p>0.22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6039594571081">
                <text:p>0.266039594571081</text:p>
              </table:table-cell>
              <table:table-cell office:value-type="float" office:value="1.27963635592483">
                <text:p>1.2796363559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7">
                <text:p>0.3097</text:p>
              </table:table-cell>
              <table:table-cell office:value-type="float" office:value="1.3423">
                <text:p>1.3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2961918682211">
                <text:p>0.352961918682211</text:p>
              </table:table-cell>
              <table:table-cell office:value-type="float" office:value="1.22072014964329">
                <text:p>1.22072014964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5691204686503">
                <text:p>0.395691204686503</text:p>
              </table:table-cell>
              <table:table-cell office:value-type="float" office:value="1.00469735514181">
                <text:p>1.00469735514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78">
                <text:p>0.4378</text:p>
              </table:table-cell>
              <table:table-cell office:value-type="float" office:value="0.8233">
                <text:p>0.8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9248820502622">
                <text:p>0.479248820502622</text:p>
              </table:table-cell>
              <table:table-cell office:value-type="float" office:value="0.776290126525641">
                <text:p>0.776290126525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019167764548">
                <text:p>0.52019167764548</text:p>
              </table:table-cell>
              <table:table-cell office:value-type="float" office:value="0.846204412239926">
                <text:p>0.84620441223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6448815908774">
                <text:p>0.556448815908774</text:p>
              </table:table-cell>
              <table:table-cell office:value-type="float" office:value="0.982486989239379">
                <text:p>0.982486989239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7354929890378">
                <text:p>0.577354929890378</text:p>
              </table:table-cell>
              <table:table-cell office:value-type="float" office:value="1.0947837012472">
                <text:p>1.0947837012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7670827843927">
                <text:p>0.607670827843927</text:p>
              </table:table-cell>
              <table:table-cell office:value-type="float" office:value="1.11255151192363">
                <text:p>1.11255151192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0056002919582">
                <text:p>0.660056002919582</text:p>
              </table:table-cell>
              <table:table-cell office:value-type="float" office:value="1.05472422755289">
                <text:p>1.0547242275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124">
                <text:p>0.73124</text:p>
              </table:table-cell>
              <table:table-cell office:value-type="float" office:value="1.01007612317003">
                <text:p>1.01007612317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064">
                <text:p>0.8064</text:p>
              </table:table-cell>
              <table:table-cell office:value-type="float" office:value="1.02714103759877">
                <text:p>1.0271410375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637037037037">
                <text:p>0.878637037037037</text:p>
              </table:table-cell>
              <table:table-cell office:value-type="float" office:value="1.04791938437808">
                <text:p>1.04791938437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8148148148148">
                <text:p>0.948148148148148</text:p>
              </table:table-cell>
              <table:table-cell office:value-type="float" office:value="1.06359237325318">
                <text:p>1.06359237325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493333333333">
                <text:p>1.01493333333333</text:p>
              </table:table-cell>
              <table:table-cell office:value-type="float" office:value="1.07408364699774">
                <text:p>1.07408364699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899259259259">
                <text:p>1.07899259259259</text:p>
              </table:table-cell>
              <table:table-cell office:value-type="float" office:value="1.07934209318062">
                <text:p>1.07934209318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032592592593">
                <text:p>1.14032592592593</text:p>
              </table:table-cell>
              <table:table-cell office:value-type="float" office:value="1.07934209318062">
                <text:p>1.07934209318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893333333333">
                <text:p>1.19893333333333</text:p>
              </table:table-cell>
              <table:table-cell office:value-type="float" office:value="1.07408364699774">
                <text:p>1.07408364699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481481481481">
                <text:p>1.25481481481481</text:p>
              </table:table-cell>
              <table:table-cell office:value-type="float" office:value="1.06359237325318">
                <text:p>1.06359237325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0797037037037">
                <text:p>1.30797037037037</text:p>
              </table:table-cell>
              <table:table-cell office:value-type="float" office:value="1.04791938437808">
                <text:p>1.04791938437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84">
                <text:p>1.3584</text:p>
              </table:table-cell>
              <table:table-cell office:value-type="float" office:value="1.02714103759877">
                <text:p>1.02714103759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061037037037">
                <text:p>1.4061037037037</text:p>
              </table:table-cell>
              <table:table-cell office:value-type="float" office:value="1.00135856293213">
                <text:p>1.00135856293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108148148148">
                <text:p>1.45108148148148</text:p>
              </table:table-cell>
              <table:table-cell office:value-type="float" office:value="0.9706975700031">
                <text:p>0.9706975700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35307436087194">
                <text:p>0.935307436087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3285925925926">
                <text:p>1.53285925925926</text:p>
              </table:table-cell>
              <table:table-cell office:value-type="float" office:value="0.895360578359445">
                <text:p>0.895360578359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965925925926">
                <text:p>1.56965925925926</text:p>
              </table:table-cell>
              <table:table-cell office:value-type="float" office:value="0.85105161389526">
                <text:p>0.85105161389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373333333333">
                <text:p>1.60373333333333</text:p>
              </table:table-cell>
              <table:table-cell office:value-type="float" office:value="0.802596411515586">
                <text:p>0.802596411515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3508148148148">
                <text:p>1.63508148148148</text:p>
              </table:table-cell>
              <table:table-cell office:value-type="float" office:value="0.750231040095717">
                <text:p>0.750231040095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637037037037">
                <text:p>1.6637037037037</text:p>
              </table:table-cell>
              <table:table-cell office:value-type="float" office:value="0.694210618461463">
                <text:p>0.694210618461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96">
                <text:p>1.6896</text:p>
              </table:table-cell>
              <table:table-cell office:value-type="float" office:value="0.634808072475871">
                <text:p>0.6348080724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1277037037037">
                <text:p>1.71277037037037</text:p>
              </table:table-cell>
              <table:table-cell office:value-type="float" office:value="0.572312805371861">
                <text:p>0.572312805371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3321481481482">
                <text:p>1.73321481481482</text:p>
              </table:table-cell>
              <table:table-cell office:value-type="float" office:value="0.507029287808762">
                <text:p>0.5070292878087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093333333333">
                <text:p>1.75093333333333</text:p>
              </table:table-cell>
              <table:table-cell office:value-type="float" office:value="0.439275574521864">
                <text:p>0.439275574521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6592592592593">
                <text:p>1.76592592592593</text:p>
              </table:table-cell>
              <table:table-cell office:value-type="float" office:value="0.369381754791722">
                <text:p>0.369381754791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7819259259259">
                <text:p>1.77819259259259</text:p>
              </table:table-cell>
              <table:table-cell office:value-type="float" office:value="0.297688344282359">
                <text:p>0.297688344282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8773333333333">
                <text:p>1.78773333333333</text:p>
              </table:table-cell>
              <table:table-cell office:value-type="float" office:value="0.22454462608318">
                <text:p>0.22454462608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454814814815">
                <text:p>1.79454814814815</text:p>
              </table:table-cell>
              <table:table-cell office:value-type="float" office:value="0.150306949036871">
                <text:p>0.150306949036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9863703703704">
                <text:p>1.79863703703704</text:p>
              </table:table-cell>
              <table:table-cell office:value-type="float" office:value="0.0753369916436553">
                <text:p>0.0753369916436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6.61309271539571E-017">
                <text:p>6.61309271539571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1cm" svg:y="3.707cm" style:legend-expansion="high" chart:style-name="ch2"/>
        <chart:plot-area chart:style-name="ch3" table:cell-range-address="Sheet2.K5:Sheet2.N30" svg:x="0.32cm" svg:y="0.18cm" svg:width="12.421cm" svg:height="8.64cm">
          <chartooo:coordinate-region svg:x="1.044cm" svg:y="0.379cm" svg:width="11.508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5:Sheet2.L30" chart:class="chart:scatter">
            <chart:domain table:cell-range-address="Sheet2.K5:Sheet2.K30"/>
            <chart:data-point chart:repeated="26"/>
          </chart:series>
          <chart:series chart:style-name="ch7" chart:values-cell-range-address="Sheet2.M5:Sheet2.M30" chart:class="chart:scatter">
            <chart:data-point chart:repeated="26"/>
          </chart:series>
          <chart:series chart:style-name="ch8" chart:values-cell-range-address="Sheet2.N5:Sheet2.N30" chart:class="chart:scatte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5:Sheet2.K30</svg:desc>
                </draw:g>
              </table:table-cell>
              <table:table-cell office:value-type="float" office:value="0">
                <text:p>0</text:p>
                <draw:g>
                  <svg:desc>Sheet2.L5:Sheet2.L30</svg:desc>
                </draw:g>
              </table:table-cell>
              <table:table-cell office:value-type="float" office:value="0">
                <text:p>0</text:p>
                <draw:g>
                  <svg:desc>Sheet2.M5:Sheet2.M30</svg:desc>
                </draw:g>
              </table:table-cell>
              <table:table-cell office:value-type="float" office:value="0">
                <text:p>0</text:p>
                <draw:g>
                  <svg:desc>Sheet2.N5:Sheet2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9662271123215">
                <text:p>0.109662271123215</text:p>
              </table:table-cell>
              <table:table-cell office:value-type="float" office:value="0.109662271123215">
                <text:p>0.109662271123215</text:p>
              </table:table-cell>
              <table:table-cell office:value-type="float" office:value="0.109662271123215">
                <text:p>0.109662271123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1932454224643">
                <text:p>0.21932454224643</text:p>
              </table:table-cell>
              <table:table-cell office:value-type="float" office:value="0.21932454224643">
                <text:p>0.21932454224643</text:p>
              </table:table-cell>
              <table:table-cell office:value-type="float" office:value="0.21932454224643">
                <text:p>0.21932454224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328986813369645">
                <text:p>0.328986813369645</text:p>
              </table:table-cell>
              <table:table-cell office:value-type="float" office:value="0.328986813369645">
                <text:p>0.328986813369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3864908449286">
                <text:p>0.43864908449286</text:p>
              </table:table-cell>
              <table:table-cell office:value-type="float" office:value="0.43864908449286">
                <text:p>0.43864908449286</text:p>
              </table:table-cell>
              <table:table-cell office:value-type="float" office:value="0.43864908449286">
                <text:p>0.43864908449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8311355616075">
                <text:p>0.548311355616075</text:p>
              </table:table-cell>
              <table:table-cell office:value-type="float" office:value="0.548311355616075">
                <text:p>0.548311355616075</text:p>
              </table:table-cell>
              <table:table-cell office:value-type="float" office:value="0.548311355616075">
                <text:p>0.548311355616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65662469495545">
                <text:p>0.665662469495545</text:p>
              </table:table-cell>
              <table:table-cell office:value-type="float" office:value="0.660324215810488">
                <text:p>0.660324215810488</text:p>
              </table:table-cell>
              <table:table-cell office:value-type="float" office:value="0.658722739704971">
                <text:p>0.658722739704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86145506534924">
                <text:p>0.786145506534924</text:p>
              </table:table-cell>
              <table:table-cell office:value-type="float" office:value="0.777944326076991">
                <text:p>0.777944326076991</text:p>
              </table:table-cell>
              <table:table-cell office:value-type="float" office:value="0.773570363166093">
                <text:p>0.773570363166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94808088689063">
                <text:p>0.894808088689063</text:p>
              </table:table-cell>
              <table:table-cell office:value-type="float" office:value="0.890518158361744">
                <text:p>0.890518158361744</text:p>
              </table:table-cell>
              <table:table-cell office:value-type="float" office:value="0.887515207132621">
                <text:p>0.887515207132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81279143614568">
                <text:p>0.981279143614568</text:p>
              </table:table-cell>
              <table:table-cell office:value-type="float" office:value="0.981836943634015">
                <text:p>0.981836943634015</text:p>
              </table:table-cell>
              <table:table-cell office:value-type="float" office:value="0.982283183649573">
                <text:p>0.982283183649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03980258218947">
                <text:p>1.03980258218947</text:p>
              </table:table-cell>
              <table:table-cell office:value-type="float" office:value="1.03980258218947">
                <text:p>1.03980258218947</text:p>
              </table:table-cell>
              <table:table-cell office:value-type="float" office:value="1.03980258218947">
                <text:p>1.03980258218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06927193020789">
                <text:p>1.06927193020789</text:p>
              </table:table-cell>
              <table:table-cell office:value-type="float" office:value="1.06196456742669">
                <text:p>1.06196456742669</text:p>
              </table:table-cell>
              <table:table-cell office:value-type="float" office:value="1.05611867720173">
                <text:p>1.05611867720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07326587707443">
                <text:p>1.07326587707443</text:p>
              </table:table-cell>
              <table:table-cell office:value-type="float" office:value="1.05688488416715">
                <text:p>1.05688488416715</text:p>
              </table:table-cell>
              <table:table-cell office:value-type="float" office:value="1.04541818913205">
                <text:p>1.04541818913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6008470354598">
                <text:p>1.06008470354598</text:p>
              </table:table-cell>
              <table:table-cell office:value-type="float" office:value="1.04128628417739">
                <text:p>1.04128628417739</text:p>
              </table:table-cell>
              <table:table-cell office:value-type="float" office:value="1.03126046051414">
                <text:p>1.03126046051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04278754981924">
                <text:p>1.04278754981924</text:p>
              </table:table-cell>
              <table:table-cell office:value-type="float" office:value="1.03293786490113">
                <text:p>1.03293786490113</text:p>
              </table:table-cell>
              <table:table-cell office:value-type="float" office:value="1.02998295942569">
                <text:p>1.02998295942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03923048454133">
                <text:p>1.03923048454133</text:p>
              </table:table-cell>
              <table:table-cell office:value-type="float" office:value="1.03923048454133">
                <text:p>1.03923048454133</text:p>
              </table:table-cell>
              <table:table-cell office:value-type="float" office:value="1.03923048454133">
                <text:p>1.03923048454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4954364856727">
                <text:p>1.04954364856727</text:p>
              </table:table-cell>
              <table:table-cell office:value-type="float" office:value="1.04954364856727">
                <text:p>1.04954364856727</text:p>
              </table:table-cell>
              <table:table-cell office:value-type="float" office:value="1.04954364856727">
                <text:p>1.04954364856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05953711143071">
                <text:p>1.05953711143071</text:p>
              </table:table-cell>
              <table:table-cell office:value-type="float" office:value="1.05953711143071">
                <text:p>1.05953711143071</text:p>
              </table:table-cell>
              <table:table-cell office:value-type="float" office:value="1.05953711143071">
                <text:p>1.05953711143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06920782902604">
                <text:p>1.06920782902604</text:p>
              </table:table-cell>
              <table:table-cell office:value-type="float" office:value="1.06920782902604">
                <text:p>1.06920782902604</text:p>
              </table:table-cell>
              <table:table-cell office:value-type="float" office:value="1.06920782902604">
                <text:p>1.06920782902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78552855559">
                <text:p>1.078552855559</text:p>
              </table:table-cell>
              <table:table-cell office:value-type="float" office:value="1.078552855559">
                <text:p>1.078552855559</text:p>
              </table:table-cell>
              <table:table-cell office:value-type="float" office:value="1.078552855559">
                <text:p>1.078552855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08756934444398">
                <text:p>1.08756934444398</text:p>
              </table:table-cell>
              <table:table-cell office:value-type="float" office:value="1.08756934444398">
                <text:p>1.08756934444398</text:p>
              </table:table-cell>
              <table:table-cell office:value-type="float" office:value="1.08756934444398">
                <text:p>1.08756934444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09625454917112">
                <text:p>1.09625454917112</text:p>
              </table:table-cell>
              <table:table-cell office:value-type="float" office:value="1.09625454917112">
                <text:p>1.09625454917112</text:p>
              </table:table-cell>
              <table:table-cell office:value-type="float" office:value="1.09625454917112">
                <text:p>1.09625454917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10460582414293">
                <text:p>1.10460582414293</text:p>
              </table:table-cell>
              <table:table-cell office:value-type="float" office:value="1.10460582414293">
                <text:p>1.10460582414293</text:p>
              </table:table-cell>
              <table:table-cell office:value-type="float" office:value="1.10460582414293">
                <text:p>1.10460582414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11262062548015">
                <text:p>1.11262062548015</text:p>
              </table:table-cell>
              <table:table-cell office:value-type="float" office:value="1.11262062548015">
                <text:p>1.11262062548015</text:p>
              </table:table-cell>
              <table:table-cell office:value-type="float" office:value="1.11262062548015">
                <text:p>1.11262062548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12029651179664">
                <text:p>1.12029651179664</text:p>
              </table:table-cell>
              <table:table-cell office:value-type="float" office:value="1.12029651179664">
                <text:p>1.12029651179664</text:p>
              </table:table-cell>
              <table:table-cell office:value-type="float" office:value="1.12029651179664">
                <text:p>1.12029651179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12763114494309">
                <text:p>1.12763114494309</text:p>
              </table:table-cell>
              <table:table-cell office:value-type="float" office:value="1.12763114494309">
                <text:p>1.12763114494309</text:p>
              </table:table-cell>
              <table:table-cell office:value-type="float" office:value="1.12763114494309">
                <text:p>1.12763114494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877cm" svg:height="13.93cm" xlink:href=".." xlink:type="simple" chart:class="chart:scatter" chart:style-name="ch1">
        <chart:legend chart:legend-position="end" svg:x="18.056cm" svg:y="6.667cm" style:legend-expansion="high" chart:style-name="ch2"/>
        <chart:plot-area chart:style-name="ch3" table:cell-range-address="Sheet1_2.I5:Sheet1_2.J50" svg:x="0.417cm" svg:y="0.278cm" svg:width="17.222cm" svg:height="13.374cm">
          <chartooo:coordinate-region svg:x="1.141cm" svg:y="0.476cm" svg:width="16.26cm" svg:height="12.5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J5:Sheet1_2.J50" chart:class="chart:scatter">
            <chart:domain table:cell-range-address="Sheet1_2.I5:Sheet1_2.I50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88">
                <text:p>0.2388</text:p>
                <draw:g>
                  <svg:desc>Sheet1_2.I5:Sheet1_2.I50</svg:desc>
                </draw:g>
              </table:table-cell>
              <table:table-cell office:value-type="float" office:value="0">
                <text:p>0</text:p>
                <draw:g>
                  <svg:desc>Sheet1_2.J5:Sheet1_2.J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345529406755">
                <text:p>0.123345529406755</text:p>
              </table:table-cell>
              <table:table-cell office:value-type="float" office:value="0.182305447305879">
                <text:p>0.182305447305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8094676461822">
                <text:p>0.128094676461822</text:p>
              </table:table-cell>
              <table:table-cell office:value-type="float" office:value="0.355004532785288">
                <text:p>0.355004532785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451058813511">
                <text:p>0.134451058813511</text:p>
              </table:table-cell>
              <table:table-cell office:value-type="float" office:value="0.508490894611758">
                <text:p>0.508490894611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218294110133">
                <text:p>0.143218294110133</text:p>
              </table:table-cell>
              <table:table-cell office:value-type="float" office:value="0.633158170958818">
                <text:p>0.633158170958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2">
                <text:p>0.1552</text:p>
              </table:table-cell>
              <table:table-cell office:value-type="float" office:value="0.7194">
                <text:p>0.7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2249950010645">
                <text:p>0.172249950010645</text:p>
              </table:table-cell>
              <table:table-cell office:value-type="float" office:value="0.763001924475008">
                <text:p>0.763001924475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0422541186489">
                <text:p>0.200422541186489</text:p>
              </table:table-cell>
              <table:table-cell office:value-type="float" office:value="0.781317105388243">
                <text:p>0.781317105388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6306152923643">
                <text:p>0.246306152923643</text:p>
              </table:table-cell>
              <table:table-cell office:value-type="float" office:value="0.796505065570576">
                <text:p>0.796505065570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617173484953">
                <text:p>0.304617173484953</text:p>
              </table:table-cell>
              <table:table-cell office:value-type="float" office:value="0.817257844839674">
                <text:p>0.817257844839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82">
                <text:p>0.3582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4144444248518">
                <text:p>0.394144444248518</text:p>
              </table:table-cell>
              <table:table-cell office:value-type="float" office:value="0.857029589133918">
                <text:p>0.857029589133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8586670720985">
                <text:p>0.418586670720985</text:p>
              </table:table-cell>
              <table:table-cell office:value-type="float" office:value="0.872880846394213">
                <text:p>0.872880846394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2205411524253">
                <text:p>0.442205411524253</text:p>
              </table:table-cell>
              <table:table-cell office:value-type="float" office:value="0.88831027068218">
                <text:p>0.88831027068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0641925855055">
                <text:p>0.470641925855055</text:p>
              </table:table-cell>
              <table:table-cell office:value-type="float" office:value="0.89982843770985">
                <text:p>0.89982843770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45">
                <text:p>0.5045</text:p>
              </table:table-cell>
              <table:table-cell office:value-type="float" office:value="0.8985">
                <text:p>0.8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2987469468612">
                <text:p>0.542987469468612</text:p>
              </table:table-cell>
              <table:table-cell office:value-type="float" office:value="0.878424323399842">
                <text:p>0.878424323399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0604448907303">
                <text:p>0.580604448907303</text:p>
              </table:table-cell>
              <table:table-cell office:value-type="float" office:value="0.846786744130744">
                <text:p>0.846786744130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0956008415903">
                <text:p>0.610956008415903</text:p>
              </table:table-cell>
              <table:table-cell office:value-type="float" office:value="0.813861123979939">
                <text:p>0.813861123979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4130588485812">
                <text:p>0.634130588485812</text:p>
              </table:table-cell>
              <table:table-cell office:value-type="float" office:value="0.785713083098232">
                <text:p>0.785713083098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67">
                <text:p>0.6567</text:p>
              </table:table-cell>
              <table:table-cell office:value-type="float" office:value="0.7642">
                <text:p>0.7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3786528312055">
                <text:p>0.683786528312055</text:p>
              </table:table-cell>
              <table:table-cell office:value-type="float" office:value="0.749963738463877">
                <text:p>0.749963738463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3586813981253">
                <text:p>0.713586813981253</text:p>
              </table:table-cell>
              <table:table-cell office:value-type="float" office:value="0.739515971436206">
                <text:p>0.739515971436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2694706298385">
                <text:p>0.742694706298385</text:p>
              </table:table-cell>
              <table:table-cell office:value-type="float" office:value="0.728414265036966">
                <text:p>0.728414265036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0662312946318">
                <text:p>0.770662312946318</text:p>
              </table:table-cell>
              <table:table-cell office:value-type="float" office:value="0.714020325665398">
                <text:p>0.714020325665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0.6955">
                <text:p>0.6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2583520252223">
                <text:p>0.832583520252223</text:p>
              </table:table-cell>
              <table:table-cell office:value-type="float" office:value="0.672494754465998">
                <text:p>0.672494754465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7235693646784">
                <text:p>0.867235693646784</text:p>
              </table:table-cell>
              <table:table-cell office:value-type="float" office:value="0.646234770948686">
                <text:p>0.646234770948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2016106915234">
                <text:p>0.902016106915234</text:p>
              </table:table-cell>
              <table:table-cell office:value-type="float" office:value="0.618347410198375">
                <text:p>0.618347410198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4984346789123">
                <text:p>0.934984346789123</text:p>
              </table:table-cell>
              <table:table-cell office:value-type="float" office:value="0.590460032965376">
                <text:p>0.590460032965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42">
                <text:p>0.9642</text:p>
              </table:table-cell>
              <table:table-cell office:value-type="float" office:value="0.5642">
                <text:p>0.5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8335653265708">
                <text:p>0.988335653265708</text:p>
              </table:table-cell>
              <table:table-cell office:value-type="float" office:value="0.540662131048972">
                <text:p>0.540662131048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851589324926">
                <text:p>1.00851589324926</text:p>
              </table:table-cell>
              <table:table-cell office:value-type="float" office:value="0.518811081844667">
                <text:p>0.518811081844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647830659996">
                <text:p>1.02647830659996</text:p>
              </table:table-cell>
              <table:table-cell office:value-type="float" office:value="0.497078967115877">
                <text:p>0.497078967115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439604799671">
                <text:p>1.0439604799671</text:p>
              </table:table-cell>
              <table:table-cell office:value-type="float" office:value="0.473897901591392">
                <text:p>0.473897901591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27">
                <text:p>1.0627</text:p>
              </table:table-cell>
              <table:table-cell office:value-type="float" office:value="0.4477">
                <text:p>0.4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393066668494">
                <text:p>1.08393066668494</text:p>
              </table:table-cell>
              <table:table-cell office:value-type="float" office:value="0.417238321338116">
                <text:p>0.417238321338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687113335618">
                <text:p>1.10687113335618</text:p>
              </table:table-cell>
              <table:table-cell office:value-type="float" office:value="0.382549701672645">
                <text:p>0.382549701672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3023626668494">
                <text:p>1.13023626668494</text:p>
              </table:table-cell>
              <table:table-cell office:value-type="float" office:value="0.343991921338116">
                <text:p>0.343991921338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5274093334247">
                <text:p>1.15274093334247</text:p>
              </table:table-cell>
              <table:table-cell office:value-type="float" office:value="0.301922760669058">
                <text:p>0.301922760669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731">
                <text:p>1.1731</text:p>
              </table:table-cell>
              <table:table-cell office:value-type="float" office:value="0.2567">
                <text:p>0.2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9035687999452">
                <text:p>1.19035687999452</text:p>
              </table:table-cell>
              <table:table-cell office:value-type="float" office:value="0.208714983598565">
                <text:p>0.208714983598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0486917332602">
                <text:p>1.20486917332602</text:p>
              </table:table-cell>
              <table:table-cell office:value-type="float" office:value="0.158493311464754">
                <text:p>0.1584933114647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1732302666027">
                <text:p>1.21732302666027</text:p>
              </table:table-cell>
              <table:table-cell office:value-type="float" office:value="0.106594147531659">
                <text:p>0.106594147531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2840458666301">
                <text:p>1.22840458666301</text:p>
              </table:table-cell>
              <table:table-cell office:value-type="float" office:value="0.0535766557323768">
                <text:p>0.0535766557323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388">
                <text:p>1.23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cm" svg:y="4.202cm" style:legend-expansion="high" chart:style-name="ch2"/>
        <chart:plot-area chart:style-name="ch3" table:cell-range-address="Sheet1_2.C5:Sheet1_2.C94 Sheet1_2.F5:Sheet1_2.F94" svg:x="0.32cm" svg:y="0.18cm" svg:width="12.5cm" svg:height="8.64cm">
          <chartooo:coordinate-region svg:x="1.24cm" svg:y="0.379cm" svg:width="11.293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F5:Sheet1_2.F94" chart:class="chart:scatter">
            <chart:domain table:cell-range-address="Sheet1_2.C5:Sheet1_2.C94"/>
            <chart:data-point chart:repeated="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C5:Sheet1_2.C94</svg:desc>
                </draw:g>
              </table:table-cell>
              <table:table-cell office:value-type="float" office:value="0">
                <text:p>0</text:p>
                <draw:g>
                  <svg:desc>Sheet1_2.F5:Sheet1_2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40554088352807">
                <text:p>0.0140554088352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276719654617413">
                <text:p>0.0276719654617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404108176705615">
                <text:p>0.040410817670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518331132529211">
                <text:p>0.0518331132529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704569562250284">
                <text:p>0.0704569562250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856867823294386">
                <text:p>0.0856867823294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15102330923483">
                <text:p>0.115102330923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53868053413116">
                <text:p>0.153868053413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844">
                <text:p>0.1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193860744178291">
                <text:p>0.193860744178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190616065865061">
                <text:p>0.190616065865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187965224093475">
                <text:p>0.187965224093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19075906063512">
                <text:p>0.19075906063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1954">
                <text:p>0.1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198763862271045">
                <text:p>0.198763862271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201089339781411">
                <text:p>0.201089339781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203426806385168">
                <text:p>0.203426806385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206158795478558">
                <text:p>0.206158795478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211718127616336">
                <text:p>0.2117181276163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214409091074692">
                <text:p>0.214409091074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217239665298871">
                <text:p>0.217239665298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220119276064694">
                <text:p>0.220119276064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2227">
                <text:p>0.2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2471031359184">
                <text:p>0.22471031359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226229049137686">
                <text:p>0.226229049137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227422627887611">
                <text:p>0.227422627887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28457471091691">
                <text:p>0.228457471091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295">
                <text:p>0.2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230681814471753">
                <text:p>0.230681814471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.23199522880272">
                <text:p>0.23199522880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23339773589781">
                <text:p>0.23339773589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234846828661934">
                <text:p>0.2348468286619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.2363">
                <text:p>0.2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237723228521148">
                <text:p>0.237723228521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.239116435651435">
                <text:p>0.239116435651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240488028521148">
                <text:p>0.240488028521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241846414260574">
                <text:p>0.241846414260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.2432">
                <text:p>0.2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244555671443656">
                <text:p>0.244555671443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245914228591541">
                <text:p>0.245914228591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247274950017598">
                <text:p>0.247274950017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24863711429577">
                <text:p>0.24863711429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25136288570423">
                <text:p>0.2513628857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252725049982402">
                <text:p>0.252725049982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254085771408459">
                <text:p>0.254085771408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255444328556344">
                <text:p>0.255444328556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.2568">
                <text:p>0.2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  <table:table-cell office:value-type="float" office:value="0.258152064313369">
                <text:p>0.258152064313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0.259499800070393">
                <text:p>0.2594998000703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0.260842485845016">
                <text:p>0.260842485845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0.262179400211179">
                <text:p>0.262179400211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0.263509821742826">
                <text:p>0.263509821742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">
                <text:p>112</text:p>
              </table:table-cell>
              <table:table-cell office:value-type="float" office:value="0.264833029013899">
                <text:p>0.264833029013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0.26614830059834">
                <text:p>0.26614830059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0.267454915070093">
                <text:p>0.267454915070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0.2687521510031">
                <text:p>0.2687521510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0.270039286971303">
                <text:p>0.270039286971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  <table:table-cell office:value-type="float" office:value="0.271315601548646">
                <text:p>0.271315601548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">
                <text:p>124</text:p>
              </table:table-cell>
              <table:table-cell office:value-type="float" office:value="0.27258037330907">
                <text:p>0.27258037330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0.273832880826518">
                <text:p>0.273832880826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0.275072402674933">
                <text:p>0.275072402674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">
                <text:p>130</text:p>
              </table:table-cell>
              <table:table-cell office:value-type="float" office:value="0.276298217428258">
                <text:p>0.276298217428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0.277509603660435">
                <text:p>0.277509603660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">
                <text:p>134</text:p>
              </table:table-cell>
              <table:table-cell office:value-type="float" office:value="0.278705839945407">
                <text:p>0.278705839945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  <table:table-cell office:value-type="float" office:value="0.279886204857116">
                <text:p>0.279886204857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0.281049976969505">
                <text:p>0.281049976969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0.282196434856517">
                <text:p>0.282196434856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">
                <text:p>142</text:p>
              </table:table-cell>
              <table:table-cell office:value-type="float" office:value="0.283324857092093">
                <text:p>0.28332485709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0.284434522250178">
                <text:p>0.284434522250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0.285524708904713">
                <text:p>0.2855247089047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0.286594695629641">
                <text:p>0.286594695629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">
                <text:p>150</text:p>
              </table:table-cell>
              <table:table-cell office:value-type="float" office:value="0.287643760998904">
                <text:p>0.287643760998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">
                <text:p>152</text:p>
              </table:table-cell>
              <table:table-cell office:value-type="float" office:value="0.288671183586446">
                <text:p>0.288671183586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  <table:table-cell office:value-type="float" office:value="0.289676241966208">
                <text:p>0.289676241966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">
                <text:p>156</text:p>
              </table:table-cell>
              <table:table-cell office:value-type="float" office:value="0.290658214712134">
                <text:p>0.290658214712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0.291616380398166">
                <text:p>0.291616380398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0.292550017598247">
                <text:p>0.292550017598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">
                <text:p>162</text:p>
              </table:table-cell>
              <table:table-cell office:value-type="float" office:value="0.293458404886318">
                <text:p>0.293458404886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0.294340820836324">
                <text:p>0.294340820836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0.295196544022206">
                <text:p>0.295196544022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">
                <text:p>168</text:p>
              </table:table-cell>
              <table:table-cell office:value-type="float" office:value="0.296024853017908">
                <text:p>0.296024853017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0.29682502639737">
                <text:p>0.29682502639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0.297596342734537">
                <text:p>0.2975963427345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">
                <text:p>174</text:p>
              </table:table-cell>
              <table:table-cell office:value-type="float" office:value="0.298338080603351">
                <text:p>0.2983380806033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">
                <text:p>176</text:p>
              </table:table-cell>
              <table:table-cell office:value-type="float" office:value="0.299049518577754">
                <text:p>0.299049518577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">
                <text:p>178</text:p>
              </table:table-cell>
              <table:table-cell office:value-type="float" office:value="0.29972993523169">
                <text:p>0.299729935231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MacOSX_X86_64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